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884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1.944cm" fo:break-before="auto" style:use-optimal-row-height="true"/>
    </style:style>
    <style:style style:name="ro4" style:family="table-row">
      <style:table-row-properties style:row-height="1.182cm" fo:break-before="auto" style:use-optimal-row-height="true"/>
    </style:style>
    <style:style style:name="ro5" style:family="table-row">
      <style:table-row-properties style:row-height="0.801cm" fo:break-before="auto" style:use-optimal-row-height="true"/>
    </style:style>
    <style:style style:name="ro6" style:family="table-row">
      <style:table-row-properties style:row-height="2.3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3.466cm" fo:break-before="auto" style:use-optimal-row-height="true"/>
    </style:style>
    <style:style style:name="ro9" style:family="table-row">
      <style:table-row-properties style:row-height="4.609cm" fo:break-before="auto" style:use-optimal-row-height="true"/>
    </style:style>
    <style:style style:name="ro10" style:family="table-row">
      <style:table-row-properties style:row-height="2.706cm" fo:break-before="auto" style:use-optimal-row-height="true"/>
    </style:style>
    <style:style style:name="ro11" style:family="table-row">
      <style:table-row-properties style:row-height="3.087cm" fo:break-before="auto" style:use-optimal-row-height="true"/>
    </style:style>
    <style:style style:name="ro12" style:family="table-row">
      <style:table-row-properties style:row-height="1.242cm" fo:break-before="auto" style:use-optimal-row-height="true"/>
    </style:style>
    <style:style style:name="ro13" style:family="table-row">
      <style:table-row-properties style:row-height="1.642cm" fo:break-before="auto" style:use-optimal-row-height="true"/>
    </style:style>
    <style:style style:name="ro14" style:family="table-row">
      <style:table-row-properties style:row-height="2.044cm" fo:break-before="auto" style:use-optimal-row-height="true"/>
    </style:style>
    <style:style style:name="ro15" style:family="table-row">
      <style:table-row-properties style:row-height="2.445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2.845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/>
    <style:style style:name="ce2" style:family="table-cell" style:parent-style-name="Excel_20_Built-in_20_Accent2" style:data-style-name="N0">
      <style:table-cell-properties fo:border-bottom="0.74pt solid #000000" fo:background-color="#c55a11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Excel_20_Built-in_20_Output" style:data-style-name="N0">
      <style:table-cell-properties fo:border-bottom="none" fo:background-color="#80808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Output" style:data-style-name="N0">
      <style:table-cell-properties fo:border-bottom="none" fo:background-color="#80808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5" style:family="table-cell" style:parent-style-name="Excel_20_Built-in_20_Accent2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Outpu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Accent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Output" style:data-style-name="N1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Output" style:data-style-name="N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Outpu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Outpu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Output" style:data-style-name="N1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Output" style:data-style-name="N1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Output" style:data-style-name="N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Accent2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Excel_20_Built-in_20_Outpu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Accent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Output" style:data-style-name="N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Accent2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Output" style:data-style-name="N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Outpu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Accent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Excel_20_Built-in_20_Outpu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Output" style:data-style-name="N1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Output" style:data-style-name="N1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Output" style:data-style-name="N1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Accent2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3" style:family="table-cell" style:parent-style-name="Excel_20_Built-in_20_Outpu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Output" style:data-style-name="N0">
      <style:table-cell-properties fo:background-color="#afabab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Output" style:data-style-name="N0">
      <style:table-cell-properties fo:background-color="#ffff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Output" style:data-style-name="N0">
      <style:table-cell-properties fo:background-color="#afaba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Accent2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Excel_20_Built-in_20_Output" style:data-style-name="N0">
      <style:table-cell-properties fo:border-bottom="0.74pt solid #000000" fo:background-color="#ffff00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Accent2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Outpu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0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0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6" style:family="table-cell" style:parent-style-name="Excel_20_Built-in_20_Output" style:data-style-name="N0">
      <style:table-cell-properties fo:border-bottom="0.74pt solid #000000" fo:background-color="#ffff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Output" style:data-style-name="N0">
      <style:table-cell-properties fo:border-bottom="0.74pt solid #000000" fo:background-color="#ffff00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Outpu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Excel_20_Built-in_20_Outpu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Output" style:data-style-name="N0">
      <style:table-cell-properties fo:background-color="#afaba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Excel_20_Built-in_20_Outpu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Excel_20_Built-in_20_Outpu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Output" style:data-style-name="N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Excel_20_Built-in_20_Output" style:data-style-name="N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Excel_20_Built-in_20_Accent2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Excel_20_Built-in_20_Outpu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Excel_20_Built-in_20_Output" style:data-style-name="N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Excel_20_Built-in_20_Outpu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Excel_20_Built-in_20_Outpu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Output" style:data-style-name="N1">
      <style:table-cell-properties fo:background-color="#afaba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Excel_20_Built-in_20_Outpu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4" style:family="table-cell" style:parent-style-name="Excel_20_Built-in_20_Output" style:data-style-name="N1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56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Excel_20_Built-in_20_Output" style:data-style-name="N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Excel_20_Built-in_20_Output" style:data-style-name="N1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0" style:family="table-cell" style:parent-style-name="Excel_20_Built-in_20_Output" style:data-style-name="N1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Excel_20_Built-in_20_Accent2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Excel_20_Built-in_20_Output" style:data-style-name="N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Excel_20_Built-in_20_Output" style:data-style-name="N1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Excel_20_Built-in_20_Percent" style:data-style-name="N1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Excel_20_Built-in_20_Percent" style:data-style-name="N1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Excel_20_Built-in_20_Percen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Excel_20_Built-in_20_Percent" style:data-style-name="N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Excel_20_Built-in_20_Percent" style:data-style-name="N10">
      <style:table-cell-properties fo:background-color="#afaba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Excel_20_Built-in_20_Percent" style:data-style-name="N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Excel_20_Built-in_20_Percent" style:data-style-name="N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Excel_20_Built-in_20_Percent" style:data-style-name="N1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Excel_20_Built-in_20_Percent" style:data-style-name="N1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Excel_20_Built-in_20_Percent" style:data-style-name="N1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Excel_20_Built-in_20_Percent" style:data-style-name="N10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Percent" style:data-style-name="N1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Excel_20_Built-in_20_Percent" style:data-style-name="N10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Excel_20_Built-in_20_Percent" style:data-style-name="N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Excel_20_Built-in_20_Percent" style:data-style-name="N1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Percen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Excel_20_Built-in_20_Percen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Excel_20_Built-in_20_Percen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Excel_20_Built-in_20_Percent" style:data-style-name="N1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Excel_20_Built-in_20_Percent" style:data-style-name="N1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Excel_20_Built-in_20_Percent" style:data-style-name="N10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Excel_20_Built-in_20_Percent" style:data-style-name="N1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Excel_20_Built-in_20_Percent" style:data-style-name="N10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Excel_20_Built-in_20_Accent2" style:data-style-name="N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Excel_20_Built-in_20_Output" style:data-style-name="N1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Excel_20_Built-in_20_Output" style:data-style-name="N1">
      <style:table-cell-properties fo:border-bottom="0.74pt solid #000000" fo:background-color="#afabab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Excel_20_Built-in_20_Outpu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Excel_20_Built-in_20_Accent2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13" style:family="table-cell" style:parent-style-name="Excel_20_Built-in_20_Output" style:data-style-name="N1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Excel_20_Built-in_20_Outpu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Outpu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afabab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Excel_20_Built-in_20_Accent2" style:data-style-name="N0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Excel_20_Built-in_20_Accent2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ackground-color="#afaba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afabab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afabab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Excel_20_Built-in_20_Accent1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Excel_20_Built-in_20_Output" style:data-style-name="N1">
      <style:table-cell-properties fo:border-bottom="0.74pt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Excel_20_Built-in_20_Output" style:data-style-name="N1">
      <style:table-cell-properties fo:border-bottom="0.74pt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Excel_20_Built-in_20_Accent2" style:data-style-name="N0">
      <style:table-cell-properties fo:border-bottom="0.74pt solid #000000" fo:background-color="#7c7c7c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9" style:family="table-cell" style:parent-style-name="Excel_20_Built-in_20_Output" style:data-style-name="N1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Excel_20_Built-in_20_Output" style:data-style-name="N3">
      <style:table-cell-properties fo:background-color="#ffff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Excel_20_Built-in_20_Accent1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2" style:family="table-cell" style:parent-style-name="Excel_20_Built-in_20_Output" style:data-style-name="N136">
      <style:table-cell-properties fo:background-color="#ffff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Excel_20_Built-in_20_Output" style:data-style-name="N136">
      <style:table-cell-properties fo:background-color="#ffff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Excel_20_Built-in_20_Accent2" style:data-style-name="N0">
      <style:table-cell-properties fo:background-color="#7c7c7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75" style:family="table-cell" style:parent-style-name="Excel_20_Built-in_20_Output" style:data-style-name="N136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Excel_20_Built-in_20_Output" style:data-style-name="N3">
      <style:table-cell-properties fo:background-color="#ffff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Excel_20_Built-in_20_Output" style:data-style-name="N3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Excel_20_Built-in_20_Accent1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Excel_20_Built-in_20_Output" style:data-style-name="N11">
      <style:table-cell-properties fo:border-bottom="0.74pt solid #000000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Excel_20_Built-in_20_Output" style:data-style-name="N11">
      <style:table-cell-properties fo:border-bottom="0.74pt solid #000000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Excel_20_Built-in_20_Accent2" style:data-style-name="N0">
      <style:table-cell-properties fo:border-bottom="0.74pt solid #000000" fo:background-color="#7c7c7c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82" style:family="table-cell" style:parent-style-name="Excel_20_Built-in_20_Output" style:data-style-name="N11">
      <style:table-cell-properties fo:border-bottom="none" fo:background-color="#ffff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333333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ucun&quot;;&quot;EC Méthodologie&quot;;&quot;Remédiation&quot;;&quot;Autre (Remplir la case en dessous)&quot;)" table:allow-empty-cell="true" table:display-list="unsorted" table:base-cell-address="Feuille1.F41">
          <table:help-message table:display="true"/>
          <table:error-message table:message-type="stop" table:display="true"/>
        </table:content-validation>
        <table:content-validation table:name="val2" table:condition="of:cell-content-is-in-list(&quot;Obligatoire (O)&quot;;&quot;Obligatoire à choix (X)&quot;;&quot;Facultatif (F)&quot;)" table:allow-empty-cell="true" table:display-list="unsorted" table:base-cell-address="Feuille1.G25">
          <table:help-message table:display="true"/>
          <table:error-message table:message-type="stop" table:display="true"/>
        </table:content-validation>
        <table:content-validation table:name="val3" table:condition="of:cell-content-is-in-list(&quot;Obligatoire (O)&quot;;&quot;Obligatoire à choix (X)&quot;;&quot;Facultatif (F)&quot;)" table:allow-empty-cell="true" table:display-list="unsorted" table:base-cell-address="Feuille1.G23">
          <table:help-message table:display="true"/>
          <table:error-message table:message-type="stop" table:display="true"/>
        </table:content-validation>
        <table:content-validation table:name="val4" table:condition="of:cell-content-is-in-list(&quot;3h 00&quot;;&quot;2 x 1&quot;;&quot;5&quot;;&quot;2&quot;;&quot;5h + 0&quot;;&quot;5h&quot;)" table:allow-empty-cell="true" table:display-list="unsorted" table:base-cell-address="Feuille1.L136">
          <table:help-message table:display="true"/>
          <table:error-message table:message-type="stop" table:display="true"/>
        </table:content-validation>
        <table:content-validation table:name="val5" table:condition="of:cell-content-is-in-list(&quot;3h00&quot;;&quot;2 x 1&quot;;&quot;5h&quot;;&quot;2&quot;;&quot;5h + 0&quot;;&quot;5h&quot;)" table:allow-empty-cell="true" table:display-list="unsorted" table:base-cell-address="Feuille1.L182">
          <table:help-message table:display="true"/>
          <table:error-message table:message-type="stop" table:display="true"/>
        </table:content-validation>
        <table:content-validation table:name="val6" table:condition="of:cell-content-is-in-list(&quot;3h00&quot;;&quot;2 x 1&quot;;&quot;5h&quot;;&quot;2&quot;;&quot;5h + 0&quot;;&quot;5h&quot;)" table:allow-empty-cell="true" table:display-list="unsorted" table:base-cell-address="Feuille1.L15">
          <table:help-message table:display="true"/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Feuille1.Q45">
          <table:help-message table:display="true"/>
          <table:error-message table:message-type="stop" table:display="true"/>
        </table:content-validation>
        <table:content-validation table:name="val8" table:condition="of:cell-content-is-in-list(&quot;Oui&quot;;&quot;Non&quot;)" table:allow-empty-cell="true" table:display-list="unsorted" table:base-cell-address="Feuille1.Q23">
          <table:help-message table:display="true"/>
          <table:error-message table:message-type="stop" table:display="true"/>
        </table:content-validation>
        <table:content-validation table:name="val9" table:condition="of:cell-content-is-in-list(&quot;Entre parcours de la mention&quot;;&quot;Dans la composante&quot;;&quot;Inter-composante&quot;)" table:allow-empty-cell="true" table:display-list="unsorted" table:base-cell-address="Feuille1.R25">
          <table:help-message table:display="true"/>
          <table:error-message table:message-type="stop" table:display="true"/>
        </table:content-validation>
        <table:content-validation table:name="val10" table:condition="of:cell-content-is-in-list(&quot;Entre parcours de la mention&quot;;&quot;Dans la composante&quot;;&quot;Inter-composante&quot;)" table:allow-empty-cell="true" table:display-list="unsorted" table:base-cell-address="Feuille1.R23">
          <table:help-message table:display="true"/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2" table:default-cell-style-name="ce3"/>
        <table:table-column table:style-name="co1" table:default-cell-style-name="ce7"/>
        <table:table-column table:style-name="co1" table:default-cell-style-name="ce27"/>
        <table:table-column table:style-name="co1" table:default-cell-style-name="ce46"/>
        <table:table-column table:style-name="co1" table:default-cell-style-name="ce84"/>
        <table:table-column table:style-name="co1" table:default-cell-style-name="ce131"/>
        <table:table-column table:style-name="co1" table:number-columns-repeated="3" table:default-cell-style-name="ce27"/>
        <table:table-column table:style-name="co1" table:number-columns-repeated="2" table:default-cell-style-name="ce28"/>
        <table:table-column table:style-name="co1" table:number-columns-repeated="3" table:default-cell-style-name="ce177"/>
        <table:table-column table:style-name="co1" table:default-cell-style-name="ce48"/>
        <table:table-column table:style-name="co1" table:default-cell-style-name="ce219"/>
        <table:table-column table:style-name="co1" table:default-cell-style-name="ce234"/>
        <table:table-column table:style-name="co1" table:default-cell-style-name="ce251"/>
        <table:table-column table:style-name="co1" table:default-cell-style-name="ce266"/>
        <table:table-column table:style-name="co1" table:number-columns-repeated="3" table:default-cell-style-name="ce272"/>
        <table:table-column table:style-name="co1" table:number-columns-repeated="2" table:default-cell-style-name="ce270"/>
        <table:table-column table:style-name="co1" table:default-cell-style-name="ce279"/>
        <table:table-row table:style-name="ro1">
          <table:table-cell table:style-name="ce2" office:value-type="string" calcext:value-type="string">
            <text:p>semestre</text:p>
          </table:table-cell>
          <table:table-cell table:style-name="ce2" office:value-type="string" calcext:value-type="string">
            <text:p>parcours</text:p>
          </table:table-cell>
          <table:table-cell table:style-name="ce5" office:value-type="string" calcext:value-type="string">
            <text:p>Intitulés des UE </text:p>
          </table:table-cell>
          <table:table-cell table:style-name="ce5" office:value-type="string" calcext:value-type="string">
            <text:p>Coeff</text:p>
          </table:table-cell>
          <table:table-cell table:style-name="ce44" office:value-type="string" calcext:value-type="string">
            <text:p>ECTS</text:p>
          </table:table-cell>
          <table:table-cell table:style-name="ce71" office:value-type="string" calcext:value-type="string">
            <text:p>Intitulés des EC de chaque UE </text:p>
          </table:table-cell>
          <table:table-cell table:style-name="ce5" office:value-type="string" calcext:value-type="string">
            <text:p>Type d'enseignement-Statut</text:p>
          </table:table-cell>
          <table:table-cell table:style-name="ce5" office:value-type="string" calcext:value-type="string">
            <text:p>Coeff</text:p>
          </table:table-cell>
          <table:table-cell table:style-name="ce5" office:value-type="string" calcext:value-type="string">
            <text:p>ECTS</text:p>
          </table:table-cell>
          <table:table-cell table:style-name="ce161" office:value-type="string" calcext:value-type="string">
            <text:p>VH EC en présentiel</text:p>
          </table:table-cell>
          <table:table-cell table:style-name="ce161" office:value-type="string" calcext:value-type="string">
            <text:p>CH chargé</text:p>
          </table:table-cell>
          <table:table-cell table:style-name="ce161" office:value-type="string" calcext:value-type="string">
            <text:p>Choix du Créneau Horaire</text:p>
          </table:table-cell>
          <table:table-cell table:style-name="ce161" office:value-type="string" calcext:value-type="string">
            <text:p>%CM</text:p>
          </table:table-cell>
          <table:table-cell table:style-name="ce161" office:value-type="string" calcext:value-type="string">
            <text:p>%TD</text:p>
          </table:table-cell>
          <table:table-cell table:style-name="ce161" office:value-type="string" calcext:value-type="string">
            <text:p>%TP</text:p>
          </table:table-cell>
          <table:table-cell table:style-name="ce204" office:value-type="string" calcext:value-type="string">
            <text:p>Seuil dédoublement</text:p>
          </table:table-cell>
          <table:table-cell table:style-name="ce217" office:value-type="string" calcext:value-type="string">
            <text:p>EC Libre (Oui / Non)</text:p>
          </table:table-cell>
          <table:table-cell table:style-name="ce232" office:value-type="string" calcext:value-type="string">
            <text:p>Mutualisation Hors EC Libre</text:p>
          </table:table-cell>
          <table:table-cell table:style-name="ce244" office:value-type="string" calcext:value-type="string">
            <text:p>Diplôme de rattachement du cours mutualisé</text:p>
          </table:table-cell>
          <table:table-cell table:style-name="ce265" office:value-type="string" calcext:value-type="string">
            <text:p>Nbs de groupes </text:p>
          </table:table-cell>
          <table:table-cell table:style-name="ce271" office:value-type="string" calcext:value-type="string">
            <text:p>Vol Horaire CM</text:p>
          </table:table-cell>
          <table:table-cell table:style-name="ce271" office:value-type="string" calcext:value-type="string">
            <text:p>Vol Horaire TD</text:p>
          </table:table-cell>
          <table:table-cell table:style-name="ce271" office:value-type="string" calcext:value-type="string">
            <text:p>Vol Horaire TP</text:p>
          </table:table-cell>
          <table:table-cell table:style-name="ce271" office:value-type="string" calcext:value-type="string">
            <text:p>Charge enseignement</text:p>
          </table:table-cell>
          <table:table-cell table:style-name="ce271" office:value-type="string" calcext:value-type="string">
            <text:p>Charge enseignenement en HTD</text:p>
          </table:table-cell>
          <table:table-cell table:style-name="ce278" office:value-type="string" calcext:value-type="string">
            <text:p>Total des par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cle commun</text:p>
          </table:table-cell>
          <table:table-cell table:style-name="ce6" office:value-type="string" calcext:value-type="string">
            <text:p>UE Littérature numérique</text:p>
          </table:table-cell>
          <table:table-cell table:style-name="ce26"/>
          <table:table-cell table:style-name="ce45"/>
          <table:table-cell table:style-name="ce72" office:value-type="string" calcext:value-type="string">
            <text:p>EC1 Atelier génération de texte</text:p>
          </table:table-cell>
          <table:table-cell table:style-name="ce126" table:content-validation-name="val2" office:value-type="string" calcext:value-type="string">
            <text:p>Facultatif (F)</text:p>
          </table:table-cell>
          <table:table-cell table:style-name="ce26" table:number-columns-repeated="2"/>
          <table:table-cell table:number-columns-repeated="2" table:style-name="ce26" office:value-type="float" office:value="30" calcext:value-type="float">
            <text:p>30</text:p>
          </table:table-cell>
          <table:table-cell table:style-name="ce26" table:content-validation-name="val4" office:value-type="string" calcext:value-type="string">
            <text:p>3h 00</text:p>
          </table:table-cell>
          <table:table-cell table:number-columns-repeated="2" table:style-name="ce176" office:value-type="percentage" office:value="0.5" calcext:value-type="percentage">
            <text:p>50 %</text:p>
          </table:table-cell>
          <table:table-cell table:style-name="ce176" office:value-type="percentage" office:value="0" calcext:value-type="percentage">
            <text:p>0 %</text:p>
          </table:table-cell>
          <table:table-cell table:style-name="ce205" office:value-type="float" office:value="75" calcext:value-type="float">
            <text:p>75</text:p>
          </table:table-cell>
          <table:table-cell table:style-name="ce218" table:content-validation-name="val7" office:value-type="string" calcext:value-type="string">
            <text:p>Oui</text:p>
          </table:table-cell>
          <table:table-cell table:style-name="ce233" table:content-validation-name="val9" office:value-type="string" calcext:value-type="string">
            <text:p>Inter-composante</text:p>
          </table:table-cell>
          <table:table-cell table:style-name="ce245" office:value-type="string" calcext:value-type="string">
            <text:p>Avec des partenaires internationaux</text:p>
            <text:p>ARTEC/ ERUA</text:p>
          </table:table-cell>
          <table:table-cell table:formula="of:=IF([.P2]=0;0;ROUNDUP([#REF!]/[.P2];0))" office:value-type="string" office:string-value="" calcext:value-type="error">
            <text:p>#RÉF !</text:p>
          </table:table-cell>
          <table:table-cell table:formula="of:=[.M2]*[.$J2]" office:value-type="float" office:value="15" calcext:value-type="float">
            <text:p>15,0</text:p>
          </table:table-cell>
          <table:table-cell table:formula="of:=[.N2]*[.$J2]" office:value-type="float" office:value="15" calcext:value-type="float">
            <text:p>15,0</text:p>
          </table:table-cell>
          <table:table-cell table:formula="of:=[.O2]*[.$J2]" office:value-type="float" office:value="0" calcext:value-type="float">
            <text:p>0,0</text:p>
          </table:table-cell>
          <table:table-cell table:formula="of:=([.U2]+[.V2]+[.W2])*[.T2]" office:value-type="string" office:string-value="" calcext:value-type="error">
            <text:p>#RÉF !</text:p>
          </table:table-cell>
          <table:table-cell table:formula="of:=(([.U2]*1.5)+[.V2]+[.W2])*[.T2]" office:value-type="string" office:string-value="" calcext:value-type="error">
            <text:p>#RÉF !</text:p>
          </table:table-cell>
          <table:table-cell table:formula="of:=IF(SUM([.M2:.O2])=1;SUM([.M2:.O2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cle commun</text:p>
          </table:table-cell>
          <table:table-cell table:number-columns-repeated="3"/>
          <table:table-cell table:style-name="ce72" office:value-type="string" calcext:value-type="string">
            <text:p>EC2 Atelier texte animé et multimédia</text:p>
          </table:table-cell>
          <table:table-cell table:style-name="ce126" table:content-validation-name="val2" office:value-type="string" calcext:value-type="string">
            <text:p>Facultatif (F)</text:p>
          </table:table-cell>
          <table:table-cell table:style-name="ce26" table:number-columns-repeated="2"/>
          <table:table-cell table:number-columns-repeated="2" table:style-name="ce26" office:value-type="float" office:value="30" calcext:value-type="float">
            <text:p>30</text:p>
          </table:table-cell>
          <table:table-cell table:style-name="ce26" table:content-validation-name="val4" office:value-type="string" calcext:value-type="string">
            <text:p>3h 00</text:p>
          </table:table-cell>
          <table:table-cell table:number-columns-repeated="2" table:style-name="ce176" office:value-type="percentage" office:value="0.5" calcext:value-type="percentage">
            <text:p>50 %</text:p>
          </table:table-cell>
          <table:table-cell table:style-name="ce176" office:value-type="percentage" office:value="0" calcext:value-type="percentage">
            <text:p>0 %</text:p>
          </table:table-cell>
          <table:table-cell table:style-name="ce205" office:value-type="float" office:value="75" calcext:value-type="float">
            <text:p>75</text:p>
          </table:table-cell>
          <table:table-cell table:style-name="ce218" table:content-validation-name="val7" office:value-type="string" calcext:value-type="string">
            <text:p>Oui</text:p>
          </table:table-cell>
          <table:table-cell table:style-name="ce233" table:content-validation-name="val9" office:value-type="string" calcext:value-type="string">
            <text:p>Inter-composante</text:p>
          </table:table-cell>
          <table:table-cell table:style-name="ce245" office:value-type="string" calcext:value-type="string">
            <text:p>Avec des partenaires internationaux</text:p>
            <text:p>ARTEC/ ERUA</text:p>
          </table:table-cell>
          <table:table-cell table:formula="of:=IF([.P3]=0;0;ROUNDUP([#REF!]/[.P3];0))" office:value-type="string" office:string-value="" calcext:value-type="error">
            <text:p>#RÉF !</text:p>
          </table:table-cell>
          <table:table-cell table:formula="of:=[.M3]*[.$J3]" office:value-type="float" office:value="15" calcext:value-type="float">
            <text:p>15,0</text:p>
          </table:table-cell>
          <table:table-cell table:formula="of:=[.N3]*[.$J3]" office:value-type="float" office:value="15" calcext:value-type="float">
            <text:p>15,0</text:p>
          </table:table-cell>
          <table:table-cell table:formula="of:=[.O3]*[.$J3]" office:value-type="float" office:value="0" calcext:value-type="float">
            <text:p>0,0</text:p>
          </table:table-cell>
          <table:table-cell table:formula="of:=([.U3]+[.V3]+[.W3])*[.T3]" office:value-type="string" office:string-value="" calcext:value-type="error">
            <text:p>#RÉF !</text:p>
          </table:table-cell>
          <table:table-cell table:formula="of:=(([.U3]*1.5)+[.V3]+[.W3])*[.T3]" office:value-type="string" office:string-value="" calcext:value-type="error">
            <text:p>#RÉF !</text:p>
          </table:table-cell>
          <table:table-cell table:formula="of:=IF(SUM([.M3:.O3])=1;SUM([.M3:.O3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8" office:value-type="string" calcext:value-type="string">
            <text:p>UE 1 Théorie du numérique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73" office:value-type="string" calcext:value-type="string">
            <text:p>EC1 Approches transversales des humanités numérique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table:formula="of:=IF([.P4]=0;0;ROUNDUP([#REF!]/[.P4];0))" office:value-type="string" office:string-value="" calcext:value-type="error">
            <text:p>#RÉF !</text:p>
          </table:table-cell>
          <table:table-cell table:formula="of:=[.M4]*[.$K4]" office:value-type="float" office:value="15" calcext:value-type="float">
            <text:p>15,0</text:p>
          </table:table-cell>
          <table:table-cell table:formula="of:=[.N4]*[.$K4]" office:value-type="float" office:value="15" calcext:value-type="float">
            <text:p>15,0</text:p>
          </table:table-cell>
          <table:table-cell table:formula="of:=[.O4]*[.$K4]" office:value-type="float" office:value="0" calcext:value-type="float">
            <text:p>0,0</text:p>
          </table:table-cell>
          <table:table-cell table:formula="of:=([.U4]+[.V4]+[.W4])*[.T4]" office:value-type="string" office:string-value="" calcext:value-type="error">
            <text:p>#RÉF !</text:p>
          </table:table-cell>
          <table:table-cell table:formula="of:=(([.U4]*1.5)+[.V4]+[.W4])*[.T4]" office:value-type="string" office:string-value="" calcext:value-type="error">
            <text:p>#RÉF !</text:p>
          </table:table-cell>
          <table:table-cell table:formula="of:=IF(SUM([.M4:.O4])=1;SUM([.M4:.O4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3" office:value-type="string" calcext:value-type="string">
            <text:p>EC2 Economie et droit du numérique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table:formula="of:=IF([.P5]=0;0;ROUNDUP([#REF!]/[.P5];0))" office:value-type="string" office:string-value="" calcext:value-type="error">
            <text:p>#RÉF !</text:p>
          </table:table-cell>
          <table:table-cell table:formula="of:=[.M5]*[.$K5]" office:value-type="float" office:value="15" calcext:value-type="float">
            <text:p>15,0</text:p>
          </table:table-cell>
          <table:table-cell table:formula="of:=[.N5]*[.$K5]" office:value-type="float" office:value="15" calcext:value-type="float">
            <text:p>15,0</text:p>
          </table:table-cell>
          <table:table-cell table:formula="of:=[.O5]*[.$K5]" office:value-type="float" office:value="0" calcext:value-type="float">
            <text:p>0,0</text:p>
          </table:table-cell>
          <table:table-cell table:formula="of:=([.U5]+[.V5]+[.W5])*[.T5]" office:value-type="string" office:string-value="" calcext:value-type="error">
            <text:p>#RÉF !</text:p>
          </table:table-cell>
          <table:table-cell table:formula="of:=(([.U5]*1.5)+[.V5]+[.W5])*[.T5]" office:value-type="string" office:string-value="" calcext:value-type="error">
            <text:p>#RÉF !</text:p>
          </table:table-cell>
          <table:table-cell table:formula="of:=IF(SUM([.M5:.O5])=1;SUM([.M5:.O5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 2 Pratiques numériques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73" office:value-type="string" calcext:value-type="string">
            <text:p>EC1 Introduction à la programmation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table:formula="of:=IF([.P6]=0;0;ROUNDUP([#REF!]/[.P6];0))" office:value-type="string" office:string-value="" calcext:value-type="error">
            <text:p>#RÉF !</text:p>
          </table:table-cell>
          <table:table-cell table:formula="of:=[.M6]*[.$K6]" office:value-type="float" office:value="15" calcext:value-type="float">
            <text:p>15,0</text:p>
          </table:table-cell>
          <table:table-cell table:formula="of:=[.N6]*[.$K6]" office:value-type="float" office:value="15" calcext:value-type="float">
            <text:p>15,0</text:p>
          </table:table-cell>
          <table:table-cell table:formula="of:=[.O6]*[.$K6]" office:value-type="float" office:value="0" calcext:value-type="float">
            <text:p>0,0</text:p>
          </table:table-cell>
          <table:table-cell table:formula="of:=([.U6]+[.V6]+[.W6])*[.T6]" office:value-type="string" office:string-value="" calcext:value-type="error">
            <text:p>#RÉF !</text:p>
          </table:table-cell>
          <table:table-cell table:formula="of:=(([.U6]*1.5)+[.V6]+[.W6])*[.T6]" office:value-type="string" office:string-value="" calcext:value-type="error">
            <text:p>#RÉF !</text:p>
          </table:table-cell>
          <table:table-cell table:formula="of:=IF(SUM([.M6:.O6])=1;SUM([.M6:.O6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3" office:value-type="string" calcext:value-type="string">
            <text:p>EC2 Bases de données relationnelle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 et GSI1</text:p>
          </table:table-cell>
          <table:table-cell table:formula="of:=IF([.P7]=0;0;ROUNDUP([#REF!]/[.P7];0))" office:value-type="string" office:string-value="" calcext:value-type="error">
            <text:p>#RÉF !</text:p>
          </table:table-cell>
          <table:table-cell table:formula="of:=[.M7]*[.$K7]" office:value-type="float" office:value="15" calcext:value-type="float">
            <text:p>15,0</text:p>
          </table:table-cell>
          <table:table-cell table:formula="of:=[.N7]*[.$K7]" office:value-type="float" office:value="15" calcext:value-type="float">
            <text:p>15,0</text:p>
          </table:table-cell>
          <table:table-cell table:formula="of:=[.O7]*[.$K7]" office:value-type="float" office:value="0" calcext:value-type="float">
            <text:p>0,0</text:p>
          </table:table-cell>
          <table:table-cell table:formula="of:=([.U7]+[.V7]+[.W7])*[.T7]" office:value-type="string" office:string-value="" calcext:value-type="error">
            <text:p>#RÉF !</text:p>
          </table:table-cell>
          <table:table-cell table:formula="of:=(([.U7]*1.5)+[.V7]+[.W7])*[.T7]" office:value-type="string" office:string-value="" calcext:value-type="error">
            <text:p>#RÉF !</text:p>
          </table:table-cell>
          <table:table-cell table:formula="of:=IF(SUM([.M7:.O7])=1;SUM([.M7:.O7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 3 Ateliers Média 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Choisir 2 EC parmi 5</text:p>
          </table:table-cell>
          <table:table-cell table:style-name="ce128" table:content-validation-name="val2" office:value-type="string" calcext:value-type="string">
            <text:p>Obligatoire (O)</text:p>
          </table:table-cell>
          <table:table-cell table:style-name="ce146" table:number-columns-repeated="2"/>
          <table:table-cell table:style-name="ce146" office:value-type="float" office:value="60" calcext:value-type="float">
            <text:p>60</text:p>
          </table:table-cell>
          <table:table-cell table:style-name="ce146"/>
          <table:table-cell table:style-name="ce146" table:content-validation-name="val5"/>
          <table:table-cell table:style-name="ce178" table:number-columns-repeated="3"/>
          <table:table-cell table:style-name="ce206"/>
          <table:table-cell table:style-name="ce220" table:content-validation-name="val7"/>
          <table:table-cell table:style-name="ce235" table:content-validation-name="val9"/>
          <table:table-cell table:style-name="ce247"/>
          <table:table-cell/>
          <table:table-cell table:formula="of:=[.M8]*[.$K8]" office:value-type="float" office:value="0" calcext:value-type="float">
            <text:p>0,0</text:p>
          </table:table-cell>
          <table:table-cell table:formula="of:=[.N8]*[.$K8]" office:value-type="float" office:value="0" calcext:value-type="float">
            <text:p>0,0</text:p>
          </table:table-cell>
          <table:table-cell table:formula="of:=[.O8]*[.$K8]" office:value-type="float" office:value="0" calcext:value-type="float">
            <text:p>0,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9"/>
          <table:table-cell table:style-name="ce10" office:value-type="string" calcext:value-type="string">
            <text:p>EC1 Atelier image <text:s/>illustrator - photoshop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9]=0;0;ROUNDUP([#REF!]/[.P9];0))" office:value-type="string" office:string-value="" calcext:value-type="error">
            <text:p>#RÉF !</text:p>
          </table:table-cell>
          <table:table-cell table:formula="of:=[.M9]*[.$K9]" office:value-type="float" office:value="15" calcext:value-type="float">
            <text:p>15,0</text:p>
          </table:table-cell>
          <table:table-cell table:formula="of:=[.N9]*[.$K9]" office:value-type="float" office:value="15" calcext:value-type="float">
            <text:p>15,0</text:p>
          </table:table-cell>
          <table:table-cell table:formula="of:=[.O9]*[.$K9]" office:value-type="float" office:value="0" calcext:value-type="float">
            <text:p>0,0</text:p>
          </table:table-cell>
          <table:table-cell table:formula="of:=([.U9]+[.V9]+[.W9])*[.T9]" office:value-type="string" office:string-value="" calcext:value-type="error">
            <text:p>#RÉF !</text:p>
          </table:table-cell>
          <table:table-cell table:formula="of:=(([.U9]*1.5)+[.V9]+[.W9])*[.T9]" office:value-type="string" office:string-value="" calcext:value-type="error">
            <text:p>#RÉF !</text:p>
          </table:table-cell>
          <table:table-cell table:formula="of:=IF(SUM([.M9:.O9])=1;SUM([.M9:.O9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10"/>
          <table:table-cell table:style-name="ce28"/>
          <table:table-cell table:style-name="ce50"/>
          <table:table-cell table:style-name="ce10" office:value-type="string" calcext:value-type="string">
            <text:p>EC2 Atelier 3D : modélisation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0]=0;0;ROUNDUP([#REF!]/[.P10];0))" office:value-type="string" office:string-value="" calcext:value-type="error">
            <text:p>#RÉF !</text:p>
          </table:table-cell>
          <table:table-cell table:formula="of:=[.M10]*[.$K10]" office:value-type="float" office:value="15" calcext:value-type="float">
            <text:p>15,0</text:p>
          </table:table-cell>
          <table:table-cell table:formula="of:=[.N10]*[.$K10]" office:value-type="float" office:value="15" calcext:value-type="float">
            <text:p>15,0</text:p>
          </table:table-cell>
          <table:table-cell table:formula="of:=[.O10]*[.$K10]" office:value-type="float" office:value="0" calcext:value-type="float">
            <text:p>0,0</text:p>
          </table:table-cell>
          <table:table-cell table:formula="of:=([.U10]+[.V10]+[.W10])*[.T10]" office:value-type="string" office:string-value="" calcext:value-type="error">
            <text:p>#RÉF !</text:p>
          </table:table-cell>
          <table:table-cell table:formula="of:=(([.U10]*1.5)+[.V10]+[.W10])*[.T10]" office:value-type="string" office:string-value="" calcext:value-type="error">
            <text:p>#RÉF !</text:p>
          </table:table-cell>
          <table:table-cell table:formula="of:=IF(SUM([.M10:.O10])=1;SUM([.M10:.O10]);FALSE())" office:value-type="percentage" office:value="1" calcext:value-type="percentage">
            <text:p>100,00 %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5" office:value-type="string" calcext:value-type="string">
            <text:p>EC3 Web Graphique et Design des Données (intro. outils num.)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1]=0;0;ROUNDUP([#REF!]/[.P11];0))" office:value-type="string" office:string-value="" calcext:value-type="error">
            <text:p>#RÉF !</text:p>
          </table:table-cell>
          <table:table-cell table:formula="of:=[.M11]*[.$K11]" office:value-type="float" office:value="15" calcext:value-type="float">
            <text:p>15,0</text:p>
          </table:table-cell>
          <table:table-cell table:formula="of:=[.N11]*[.$K11]" office:value-type="float" office:value="15" calcext:value-type="float">
            <text:p>15,0</text:p>
          </table:table-cell>
          <table:table-cell table:formula="of:=[.O11]*[.$K11]" office:value-type="float" office:value="0" calcext:value-type="float">
            <text:p>0,0</text:p>
          </table:table-cell>
          <table:table-cell table:formula="of:=([.U11]+[.V11]+[.W11])*[.T11]" office:value-type="string" office:string-value="" calcext:value-type="error">
            <text:p>#RÉF !</text:p>
          </table:table-cell>
          <table:table-cell table:formula="of:=(([.U11]*1.5)+[.V11]+[.W11])*[.T11]" office:value-type="string" office:string-value="" calcext:value-type="error">
            <text:p>#RÉF !</text:p>
          </table:table-cell>
          <table:table-cell table:formula="of:=IF(SUM([.M11:.O11])=1;SUM([.M11:.O11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" office:value-type="string" calcext:value-type="string">
            <text:p>EC4 Atelier vidéo enrichie et compositing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2]=0;0;ROUNDUP([#REF!]/[.P12];0))" office:value-type="string" office:string-value="" calcext:value-type="error">
            <text:p>#RÉF !</text:p>
          </table:table-cell>
          <table:table-cell table:formula="of:=[.M12]*[.$K12]" office:value-type="float" office:value="15" calcext:value-type="float">
            <text:p>15,0</text:p>
          </table:table-cell>
          <table:table-cell table:formula="of:=[.N12]*[.$K12]" office:value-type="float" office:value="15" calcext:value-type="float">
            <text:p>15,0</text:p>
          </table:table-cell>
          <table:table-cell table:formula="of:=[.O12]*[.$K12]" office:value-type="float" office:value="0" calcext:value-type="float">
            <text:p>0,0</text:p>
          </table:table-cell>
          <table:table-cell table:formula="of:=([.U12]+[.V12]+[.W12])*[.T12]" office:value-type="string" office:string-value="" calcext:value-type="error">
            <text:p>#RÉF !</text:p>
          </table:table-cell>
          <table:table-cell table:formula="of:=(([.U12]*1.5)+[.V12]+[.W12])*[.T12]" office:value-type="string" office:string-value="" calcext:value-type="error">
            <text:p>#RÉF !</text:p>
          </table:table-cell>
          <table:table-cell table:formula="of:=IF(SUM([.M12:.O12])=1;SUM([.M12:.O12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" office:value-type="string" calcext:value-type="string">
            <text:p>EC5 EC Libre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office:value-type="float" office:value="0" calcext:value-type="float">
            <text:p>0</text:p>
          </table:table-cell>
          <table:table-cell table:formula="of:=[.M13]*[.$K13]" office:value-type="float" office:value="15" calcext:value-type="float">
            <text:p>15,0</text:p>
          </table:table-cell>
          <table:table-cell table:formula="of:=[.N13]*[.$K13]" office:value-type="float" office:value="15" calcext:value-type="float">
            <text:p>15,0</text:p>
          </table:table-cell>
          <table:table-cell table:formula="of:=[.O13]*[.$K13]" office:value-type="float" office:value="0" calcext:value-type="float">
            <text:p>0,0</text:p>
          </table:table-cell>
          <table:table-cell table:formula="of:=([.U13]+[.V13]+[.W13])*[.T13]" office:value-type="float" office:value="0" calcext:value-type="float">
            <text:p>0</text:p>
          </table:table-cell>
          <table:table-cell table:formula="of:=(([.U13]*1.5)+[.V13]+[.W13])*[.T13]" office:value-type="float" office:value="0" calcext:value-type="float">
            <text:p>0</text:p>
          </table:table-cell>
          <table:table-cell table:formula="of:=IF(SUM([.M13:.O13])=1;SUM([.M13:.O13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4 Production Numérique <text:span text:style-name="T1">(3 parmi 4)</text:span>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76" office:value-type="string" calcext:value-type="string">
            <text:p>Choisir 3 EC parmi 4</text:p>
          </table:table-cell>
          <table:table-cell table:style-name="ce128" table:content-validation-name="val2" office:value-type="string" calcext:value-type="string">
            <text:p>Obligatoire (O)</text:p>
          </table:table-cell>
          <table:table-cell table:style-name="ce146" table:number-columns-repeated="2"/>
          <table:table-cell table:style-name="ce146" office:value-type="float" office:value="90" calcext:value-type="float">
            <text:p>90</text:p>
          </table:table-cell>
          <table:table-cell table:style-name="ce146"/>
          <table:table-cell table:style-name="ce146" table:content-validation-name="val4"/>
          <table:table-cell table:style-name="ce178" table:number-columns-repeated="3"/>
          <table:table-cell table:style-name="ce206"/>
          <table:table-cell table:style-name="ce220" table:content-validation-name="val7"/>
          <table:table-cell table:style-name="ce235" table:content-validation-name="val9"/>
          <table:table-cell table:style-name="ce249"/>
          <table:table-cell/>
          <table:table-cell table:formula="of:=[.M14]*[.$K14]" office:value-type="float" office:value="0" calcext:value-type="float">
            <text:p>0,0</text:p>
          </table:table-cell>
          <table:table-cell table:formula="of:=[.N14]*[.$K14]" office:value-type="float" office:value="0" calcext:value-type="float">
            <text:p>0,0</text:p>
          </table:table-cell>
          <table:table-cell table:formula="of:=[.O14]*[.$K14]" office:value-type="float" office:value="0" calcext:value-type="float">
            <text:p>0,0</text:p>
          </table:table-cell>
          <table:table-cell table:number-columns-repeated="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7" office:value-type="string" calcext:value-type="string">
            <text:p>EC1 Interaction 3D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5]=0;0;ROUNDUP([#REF!]/[.P15];0))" office:value-type="string" office:string-value="" calcext:value-type="error">
            <text:p>#RÉF !</text:p>
          </table:table-cell>
          <table:table-cell table:formula="of:=[.M15]*[.$K15]" office:value-type="float" office:value="15" calcext:value-type="float">
            <text:p>15,0</text:p>
          </table:table-cell>
          <table:table-cell table:formula="of:=[.N15]*[.$K15]" office:value-type="float" office:value="15" calcext:value-type="float">
            <text:p>15,0</text:p>
          </table:table-cell>
          <table:table-cell table:formula="of:=[.O15]*[.$K15]" office:value-type="float" office:value="0" calcext:value-type="float">
            <text:p>0,0</text:p>
          </table:table-cell>
          <table:table-cell table:formula="of:=([.U15]+[.V15]+[.W15])*[.T15]" office:value-type="string" office:string-value="" calcext:value-type="error">
            <text:p>#RÉF !</text:p>
          </table:table-cell>
          <table:table-cell table:formula="of:=(([.U15]*1.5)+[.V15]+[.W15])*[.T15]" office:value-type="string" office:string-value="" calcext:value-type="error">
            <text:p>#RÉF !</text:p>
          </table:table-cell>
          <table:table-cell table:formula="of:=IF(SUM([.M15:.O15])=1;SUM([.M15:.O15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7" office:value-type="string" calcext:value-type="string">
            <text:p>EC2 Éditorialisation et strategie de contenu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6]=0;0;ROUNDUP([#REF!]/[.P16];0))" office:value-type="string" office:string-value="" calcext:value-type="error">
            <text:p>#RÉF !</text:p>
          </table:table-cell>
          <table:table-cell table:formula="of:=[.M16]*[.$K16]" office:value-type="float" office:value="15" calcext:value-type="float">
            <text:p>15,0</text:p>
          </table:table-cell>
          <table:table-cell table:formula="of:=[.N16]*[.$K16]" office:value-type="float" office:value="15" calcext:value-type="float">
            <text:p>15,0</text:p>
          </table:table-cell>
          <table:table-cell table:formula="of:=[.O16]*[.$K16]" office:value-type="float" office:value="0" calcext:value-type="float">
            <text:p>0,0</text:p>
          </table:table-cell>
          <table:table-cell table:formula="of:=([.U16]+[.V16]+[.W16])*[.T16]" office:value-type="string" office:string-value="" calcext:value-type="error">
            <text:p>#RÉF !</text:p>
          </table:table-cell>
          <table:table-cell table:formula="of:=(([.U16]*1.5)+[.V16]+[.W16])*[.T16]" office:value-type="string" office:string-value="" calcext:value-type="error">
            <text:p>#RÉF !</text:p>
          </table:table-cell>
          <table:table-cell table:formula="of:=IF(SUM([.M16:.O16])=1;SUM([.M16:.O16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8" office:value-type="string" calcext:value-type="string">
            <text:p>EC3 Intégration : HTML / CSS 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7]=0;0;ROUNDUP([#REF!]/[.P17];0))" office:value-type="string" office:string-value="" calcext:value-type="error">
            <text:p>#RÉF !</text:p>
          </table:table-cell>
          <table:table-cell table:formula="of:=[.M17]*[.$K17]" office:value-type="float" office:value="15" calcext:value-type="float">
            <text:p>15,0</text:p>
          </table:table-cell>
          <table:table-cell table:formula="of:=[.N17]*[.$K17]" office:value-type="float" office:value="15" calcext:value-type="float">
            <text:p>15,0</text:p>
          </table:table-cell>
          <table:table-cell table:formula="of:=[.O17]*[.$K17]" office:value-type="float" office:value="0" calcext:value-type="float">
            <text:p>0,0</text:p>
          </table:table-cell>
          <table:table-cell table:formula="of:=([.U17]+[.V17]+[.W17])*[.T17]" office:value-type="string" office:string-value="" calcext:value-type="error">
            <text:p>#RÉF !</text:p>
          </table:table-cell>
          <table:table-cell table:formula="of:=(([.U17]*1.5)+[.V17]+[.W17])*[.T17]" office:value-type="string" office:string-value="" calcext:value-type="error">
            <text:p>#RÉF !</text:p>
          </table:table-cell>
          <table:table-cell table:formula="of:=IF(SUM([.M17:.O17])=1;SUM([.M17:.O17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78" office:value-type="string" calcext:value-type="string">
            <text:p>EC4 Graphisme et ergonomie d'interfaces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table:formula="of:=IF([.P18]=0;0;ROUNDUP([#REF!]/[.P18];0))" office:value-type="string" office:string-value="" calcext:value-type="error">
            <text:p>#RÉF !</text:p>
          </table:table-cell>
          <table:table-cell table:formula="of:=[.M18]*[.$K18]" office:value-type="float" office:value="15" calcext:value-type="float">
            <text:p>15,0</text:p>
          </table:table-cell>
          <table:table-cell table:formula="of:=[.N18]*[.$K18]" office:value-type="float" office:value="15" calcext:value-type="float">
            <text:p>15,0</text:p>
          </table:table-cell>
          <table:table-cell table:formula="of:=[.O18]*[.$K18]" office:value-type="float" office:value="0" calcext:value-type="float">
            <text:p>0,0</text:p>
          </table:table-cell>
          <table:table-cell table:formula="of:=([.U18]+[.V18]+[.W18])*[.T18]" office:value-type="string" office:string-value="" calcext:value-type="error">
            <text:p>#RÉF !</text:p>
          </table:table-cell>
          <table:table-cell table:formula="of:=(([.U18]*1.5)+[.V18]+[.W18])*[.T18]" office:value-type="string" office:string-value="" calcext:value-type="error">
            <text:p>#RÉF !</text:p>
          </table:table-cell>
          <table:table-cell table:formula="of:=IF(SUM([.M18:.O18])=1;SUM([.M18:.O18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8" office:value-type="string" calcext:value-type="string">
            <text:p>UE 1 Théorie du numérique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73" office:value-type="string" calcext:value-type="string">
            <text:p>EC1 Approches transversales des humanités numérique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9]*[.$J19]" office:value-type="float" office:value="0" calcext:value-type="float">
            <text:p>0,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M19:.O19])=1;SUM([.M19:.O19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28"/>
          <table:table-cell/>
          <table:table-cell table:style-name="ce79" office:value-type="string" calcext:value-type="string">
            <text:p>EC2 Economie et droit du numérique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20]*[.$J20]" office:value-type="float" office:value="0" calcext:value-type="float">
            <text:p>0,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M20:.O20])=1;SUM([.M20:.O20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 2 Pratiques numériques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EC1 Introduction à la programmation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21]*[.$J21]" office:value-type="float" office:value="0" calcext:value-type="float">
            <text:p>0,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M21:.O21])=1;SUM([.M21:.O21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28"/>
          <table:table-cell/>
          <table:table-cell table:style-name="ce79" office:value-type="string" calcext:value-type="string">
            <text:p>EC2 Bases de données relationnelle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 et GSI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22]*[.$J22]" office:value-type="float" office:value="0" calcext:value-type="float">
            <text:p>0,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SUM([.M22:.O22])=1;SUM([.M22:.O22]);FALSE())" office:value-type="percentage" office:value="1" calcext:value-type="percentage">
            <text:p>100,00 %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11" office:value-type="string" calcext:value-type="string">
            <text:p>UE3 Fondamentaux en information-documentation</text:p>
          </table:table-cell>
          <table:table-cell table:style-name="ce29"/>
          <table:table-cell table:style-name="ce51" office:value-type="float" office:value="7" calcext:value-type="float">
            <text:p>7</text:p>
          </table:table-cell>
          <table:table-cell table:style-name="ce80" office:value-type="string" calcext:value-type="string">
            <text:p>EC1 Introduction aux sciences de l'information et de la communication (SIC) (EC Libre)</text:p>
          </table:table-cell>
          <table:table-cell table:style-name="ce129" table:content-validation-name="val2" office:value-type="string" calcext:value-type="string">
            <text:p>Obligatoire (O)</text:p>
          </table:table-cell>
          <table:table-cell table:style-name="ce29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content-validation-name="val5" office:value-type="string" calcext:value-type="string">
            <text:p>3h00</text:p>
          </table:table-cell>
          <table:table-cell table:style-name="ce179" office:value-type="percentage" office:value="1" calcext:value-type="percentage">
            <text:p>100 %</text:p>
          </table:table-cell>
          <table:table-cell table:style-name="ce179" office:value-type="percentage" office:value="0" calcext:value-type="percentage">
            <text:p>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Oui</text:p>
          </table:table-cell>
          <table:table-cell table:style-name="ce236" table:content-validation-name="val9"/>
          <table:table-cell table:style-name="ce250"/>
          <table:table-cell table:style-name="ce267" table:formula="of:=IF([.P23]=0;0;ROUNDUP([#REF!]/[.P23];0))" office:value-type="string" office:string-value="" calcext:value-type="error">
            <text:p>#RÉF !</text:p>
          </table:table-cell>
          <table:table-cell table:style-name="ce273" table:formula="of:=[.M23]*[.$J23]" office:value-type="float" office:value="21" calcext:value-type="float">
            <text:p>21,0</text:p>
          </table:table-cell>
          <table:table-cell table:style-name="ce273" table:formula="of:=[.N23]*[.$J23]" office:value-type="float" office:value="0" calcext:value-type="float">
            <text:p>0,0</text:p>
          </table:table-cell>
          <table:table-cell table:style-name="ce273" table:formula="of:=[.O23]*[.$J23]" office:value-type="float" office:value="0" calcext:value-type="float">
            <text:p>0,0</text:p>
          </table:table-cell>
          <table:table-cell table:style-name="ce276" table:formula="of:=([.U23]+[.V23]+[.W23])*[.T23]" office:value-type="string" office:string-value="" calcext:value-type="error">
            <text:p>#RÉF !</text:p>
          </table:table-cell>
          <table:table-cell table:style-name="ce276" table:formula="of:=(([.U23]*1.5)+[.V23]+[.W23])*[.T23]" office:value-type="string" office:string-value="" calcext:value-type="error">
            <text:p>#RÉF !</text:p>
          </table:table-cell>
          <table:table-cell table:style-name="ce280" table:formula="of:=IF(SUM([.M23:.O23])=1;SUM([.M23:.O23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/>
          <table:table-cell table:style-name="ce81" office:value-type="string" calcext:value-type="string">
            <text:p>EC2 Gestion de projet en ingénierie documentaire 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formula="of:=IF([.P24]=0;0;ROUNDUP([#REF!]/[.P24];0))" office:value-type="string" office:string-value="" calcext:value-type="error">
            <text:p>#RÉF !</text:p>
          </table:table-cell>
          <table:table-cell table:formula="of:=[.M24]*[.$J24]" office:value-type="float" office:value="15" calcext:value-type="float">
            <text:p>15,0</text:p>
          </table:table-cell>
          <table:table-cell table:formula="of:=[.N24]*[.$J24]" office:value-type="float" office:value="15" calcext:value-type="float">
            <text:p>15,0</text:p>
          </table:table-cell>
          <table:table-cell table:formula="of:=[.O24]*[.$J24]" office:value-type="float" office:value="0" calcext:value-type="float">
            <text:p>0,0</text:p>
          </table:table-cell>
          <table:table-cell table:formula="of:=([.U24]+[.V24]+[.W24])*[.T24]" office:value-type="string" office:string-value="" calcext:value-type="error">
            <text:p>#RÉF !</text:p>
          </table:table-cell>
          <table:table-cell table:formula="of:=(([.U24]*1.5)+[.V24]+[.W24])*[.T24]" office:value-type="string" office:string-value="" calcext:value-type="error">
            <text:p>#RÉF !</text:p>
          </table:table-cell>
          <table:table-cell table:formula="of:=IF(SUM([.M24:.O24])=1;SUM([.M24:.O24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4 Traitement de l'information</text:p>
          </table:table-cell>
          <table:table-cell table:style-name="ce30"/>
          <table:table-cell office:value-type="float" office:value="12" calcext:value-type="float">
            <text:p>12</text:p>
          </table:table-cell>
          <table:table-cell table:style-name="ce81" office:value-type="string" calcext:value-type="string">
            <text:p>EC1 Indexation des documents et métadonnée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25]=0;0;ROUNDUP([#REF!]/[.P25];0))" office:value-type="string" office:string-value="" calcext:value-type="error">
            <text:p>#RÉF !</text:p>
          </table:table-cell>
          <table:table-cell table:formula="of:=[.M25]*[.$J25]" office:value-type="float" office:value="15" calcext:value-type="float">
            <text:p>15,0</text:p>
          </table:table-cell>
          <table:table-cell table:formula="of:=[.N25]*[.$J25]" office:value-type="float" office:value="15" calcext:value-type="float">
            <text:p>15,0</text:p>
          </table:table-cell>
          <table:table-cell table:formula="of:=[.O25]*[.$J25]" office:value-type="float" office:value="0" calcext:value-type="float">
            <text:p>0,0</text:p>
          </table:table-cell>
          <table:table-cell table:formula="of:=([.U25]+[.V25]+[.W25])*[.T25]" office:value-type="string" office:string-value="" calcext:value-type="error">
            <text:p>#RÉF !</text:p>
          </table:table-cell>
          <table:table-cell table:formula="of:=(([.U25]*1.5)+[.V25]+[.W25])*[.T25]" office:value-type="string" office:string-value="" calcext:value-type="error">
            <text:p>#RÉF !</text:p>
          </table:table-cell>
          <table:table-cell table:formula="of:=IF(SUM([.M25:.O25])=1;SUM([.M25:.O25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/>
          <table:table-cell table:style-name="ce82" office:value-type="string" calcext:value-type="string">
            <text:p>EC2 Langages documentaires et classification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26]=0;0;ROUNDUP([#REF!]/[.P26];0))" office:value-type="string" office:string-value="" calcext:value-type="error">
            <text:p>#RÉF !</text:p>
          </table:table-cell>
          <table:table-cell table:formula="of:=[.M25]*[.$J26]" office:value-type="float" office:value="15" calcext:value-type="float">
            <text:p>15,0</text:p>
          </table:table-cell>
          <table:table-cell table:formula="of:=[.N25]*[.$J26]" office:value-type="float" office:value="15" calcext:value-type="float">
            <text:p>15,0</text:p>
          </table:table-cell>
          <table:table-cell table:formula="of:=[.O26]*[.$J26]" office:value-type="float" office:value="0" calcext:value-type="float">
            <text:p>0,0</text:p>
          </table:table-cell>
          <table:table-cell table:formula="of:=([.U26]+[.V26]+[.W26])*[.T26]" office:value-type="string" office:string-value="" calcext:value-type="error">
            <text:p>#RÉF !</text:p>
          </table:table-cell>
          <table:table-cell table:formula="of:=(([.U26]*1.5)+[.V26]+[.W26])*[.T26]" office:value-type="string" office:string-value="" calcext:value-type="error">
            <text:p>#RÉF !</text:p>
          </table:table-cell>
          <table:table-cell table:formula="of:=IF(SUM([.M26:.O26])=1;SUM([.M26:.O26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Gestion Stratégique de l’Information</text:p>
          </table:table-cell>
          <table:table-cell table:style-name="ce12"/>
          <table:table-cell table:style-name="ce31"/>
          <table:table-cell table:style-name="ce52"/>
          <table:table-cell table:style-name="ce83" office:value-type="string" calcext:value-type="string">
            <text:p>EC3 Culture numérique et outils web</text:p>
          </table:table-cell>
          <table:table-cell table:style-name="ce130" table:content-validation-name="val2" office:value-type="string" calcext:value-type="string">
            <text:p>Obligatoire (O)</text:p>
          </table:table-cell>
          <table:table-cell table:style-name="ce147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147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table:style-name="ce180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style-name="ce237" table:content-validation-name="val9"/>
          <table:table-cell table:style-name="ce252"/>
          <table:table-cell table:formula="of:=IF([.P27]=0;0;ROUNDUP([#REF!]/[.P27];0))" office:value-type="string" office:string-value="" calcext:value-type="error">
            <text:p>#RÉF !</text:p>
          </table:table-cell>
          <table:table-cell table:formula="of:=[.M26]*[.$J27]" office:value-type="float" office:value="15" calcext:value-type="float">
            <text:p>15,0</text:p>
          </table:table-cell>
          <table:table-cell table:formula="of:=[.N26]*[.$J27]" office:value-type="float" office:value="15" calcext:value-type="float">
            <text:p>15,0</text:p>
          </table:table-cell>
          <table:table-cell table:style-name="ce275" table:formula="of:=[.O27]*[.$J27]" office:value-type="float" office:value="0" calcext:value-type="float">
            <text:p>0,0</text:p>
          </table:table-cell>
          <table:table-cell table:formula="of:=([.U27]+[.V27]+[.W27])*[.T27]" office:value-type="string" office:string-value="" calcext:value-type="error">
            <text:p>#RÉF !</text:p>
          </table:table-cell>
          <table:table-cell table:formula="of:=(([.U27]*1.5)+[.V27]+[.W27])*[.T27]" office:value-type="string" office:string-value="" calcext:value-type="error">
            <text:p>#RÉF !</text:p>
          </table:table-cell>
          <table:table-cell table:formula="of:=IF(SUM([.M27:.O27])=1;SUM([.M27:.O27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 office:value-type="string" calcext:value-type="string">
            <text:p>UE1 Fondamentaux humanités (UE au choix avec la suivante)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EC Méthodes de recherche quantitatives et qualitatives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28]*[.$J28]" office:value-type="float" office:value="15" calcext:value-type="float">
            <text:p>15,0</text:p>
          </table:table-cell>
          <table:table-cell table:formula="of:=[.N28]*[.$J28]" office:value-type="float" office:value="15" calcext:value-type="float">
            <text:p>15,0</text:p>
          </table:table-cell>
          <table:table-cell table:formula="of:=[.O28]*[.$J28]" office:value-type="float" office:value="0" calcext:value-type="float">
            <text:p>0,0</text:p>
          </table:table-cell>
          <table:table-cell table:formula="of:=([.U28]+[.V28]+[.W28])*[.T28]" office:value-type="float" office:value="30" calcext:value-type="float">
            <text:p>30</text:p>
          </table:table-cell>
          <table:table-cell table:formula="of:=(([.U28]*1.5)+[.V28]+[.W28])*[.T28]" office:value-type="float" office:value="37.5" calcext:value-type="float">
            <text:p>38</text:p>
          </table:table-cell>
          <table:table-cell table:formula="of:=IF(SUM([.M28:.O28])=1;SUM([.M28:.O28]);FALSE())" office:value-type="percentage" office:value="1" calcext:value-type="percentage">
            <text:p>100,00 %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9"/>
          <table:table-cell table:style-name="ce32"/>
          <table:table-cell table:style-name="ce53"/>
          <table:table-cell office:value-type="string" calcext:value-type="string">
            <text:p>EC Fondamentaux info-communicationnels et technologiques pour le Web et les réseaux sociaux 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29]*[.$J29]" office:value-type="float" office:value="15" calcext:value-type="float">
            <text:p>15,0</text:p>
          </table:table-cell>
          <table:table-cell table:formula="of:=[.N29]*[.$J29]" office:value-type="float" office:value="15" calcext:value-type="float">
            <text:p>15,0</text:p>
          </table:table-cell>
          <table:table-cell table:formula="of:=[.O29]*[.$J29]" office:value-type="float" office:value="0" calcext:value-type="float">
            <text:p>0,0</text:p>
          </table:table-cell>
          <table:table-cell table:formula="of:=([.U29]+[.V29]+[.W29])*[.T29]" office:value-type="float" office:value="30" calcext:value-type="float">
            <text:p>30</text:p>
          </table:table-cell>
          <table:table-cell table:formula="of:=(([.U29]*1.5)+[.V29]+[.W29])*[.T29]" office:value-type="float" office:value="37.5" calcext:value-type="float">
            <text:p>38</text:p>
          </table:table-cell>
          <table:table-cell table:formula="of:=IF(SUM([.M29:.O29])=1;SUM([.M29:.O29]);FALSE())" office:value-type="percentage" office:value="1" calcext:value-type="percentage">
            <text:p>100,00 %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 office:value-type="string" calcext:value-type="string">
            <text:p>UE2 Fondamentaux numériques (UE au choix avec la précédente)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EC Programmation de systèmes d’information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number-columns-repeated="2"/>
          <table:table-cell table:formula="of:=[.M30]*[.$J30]" office:value-type="float" office:value="15" calcext:value-type="float">
            <text:p>15,0</text:p>
          </table:table-cell>
          <table:table-cell table:formula="of:=[.N30]*[.$J30]" office:value-type="float" office:value="15" calcext:value-type="float">
            <text:p>15,0</text:p>
          </table:table-cell>
          <table:table-cell table:formula="of:=[.O30]*[.$J30]" office:value-type="float" office:value="0" calcext:value-type="float">
            <text:p>0,0</text:p>
          </table:table-cell>
          <table:table-cell table:formula="of:=([.U30]+[.V30]+[.W30])*[.T30]" office:value-type="float" office:value="0" calcext:value-type="float">
            <text:p>0</text:p>
          </table:table-cell>
          <table:table-cell table:formula="of:=(([.U30]*1.5)+[.V30]+[.W30])*[.T30]" office:value-type="float" office:value="0" calcext:value-type="float">
            <text:p>0</text:p>
          </table:table-cell>
          <table:table-cell table:formula="of:=IF(SUM([.M30:.O30])=1;SUM([.M30:.O30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/>
          <table:table-cell table:style-name="ce32"/>
          <table:table-cell table:style-name="ce53"/>
          <table:table-cell office:value-type="string" calcext:value-type="string">
            <text:p>EC Introduction à la programmation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1]*[.$J31]" office:value-type="float" office:value="0" calcext:value-type="float">
            <text:p>0,0</text:p>
          </table:table-cell>
          <table:table-cell table:formula="of:=([.U31]+[.V31]+[.W31])*[.T31]" office:value-type="float" office:value="0" calcext:value-type="float">
            <text:p>0</text:p>
          </table:table-cell>
          <table:table-cell table:formula="of:=(([.U31]*1.5)+[.V31]+[.W31])*[.T31]" office:value-type="float" office:value="0" calcext:value-type="float">
            <text:p>0</text:p>
          </table:table-cell>
          <table:table-cell table:formula="of:=IF(SUM([.M31:.O31])=1;SUM([.M31:.O31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 office:value-type="string" calcext:value-type="string">
            <text:p>UE3 Fondamentaux humanités numériques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EC Sémiotique du numérique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2" calcext:value-type="float">
            <text:p>2</text:p>
          </table:table-cell>
          <table:table-cell table:style-name="ce157"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32]*[.$J32]" office:value-type="float" office:value="15" calcext:value-type="float">
            <text:p>15,0</text:p>
          </table:table-cell>
          <table:table-cell table:formula="of:=[.N32]*[.$J32]" office:value-type="float" office:value="15" calcext:value-type="float">
            <text:p>15,0</text:p>
          </table:table-cell>
          <table:table-cell table:formula="of:=[.O32]*[.$J32]" office:value-type="float" office:value="0" calcext:value-type="float">
            <text:p>0,0</text:p>
          </table:table-cell>
          <table:table-cell table:formula="of:=([.U32]+[.V32]+[.W32])*[.T32]" office:value-type="float" office:value="30" calcext:value-type="float">
            <text:p>30</text:p>
          </table:table-cell>
          <table:table-cell table:formula="of:=(([.U32]*1.5)+[.V32]+[.W32])*[.T32]" office:value-type="float" office:value="37.5" calcext:value-type="float">
            <text:p>38</text:p>
          </table:table-cell>
          <table:table-cell table:formula="of:=IF(SUM([.M32:.O32])=1;SUM([.M32:.O32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/>
          <table:table-cell table:style-name="ce32"/>
          <table:table-cell table:style-name="ce53"/>
          <table:table-cell office:value-type="string" calcext:value-type="string">
            <text:p>EC Approches transversales des humanités numériques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3]*[.$J33]" office:value-type="float" office:value="0" calcext:value-type="float">
            <text:p>0,0</text:p>
          </table:table-cell>
          <table:table-cell table:formula="of:=([.U33]+[.V33]+[.W33])*[.T33]" office:value-type="float" office:value="0" calcext:value-type="float">
            <text:p>0</text:p>
          </table:table-cell>
          <table:table-cell table:formula="of:=(([.U33]*1.5)+[.V33]+[.W33])*[.T33]" office:value-type="float" office:value="0" calcext:value-type="float">
            <text:p>0</text:p>
          </table:table-cell>
          <table:table-cell table:formula="of:=IF(SUM([.M33:.O33])=1;SUM([.M33:.O33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/>
          <table:table-cell table:style-name="ce32"/>
          <table:table-cell table:style-name="ce53"/>
          <table:table-cell office:value-type="string" calcext:value-type="string">
            <text:p>EC Economie et droit du numérique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75" calcext:value-type="float">
            <text:p>7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6" office:value-type="string" calcext:value-type="string">
            <text:p>EC proposé dans le Master CEN1, GSI1, et NET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4]*[.$J34]" office:value-type="float" office:value="0" calcext:value-type="float">
            <text:p>0,0</text:p>
          </table:table-cell>
          <table:table-cell table:formula="of:=([.U34]+[.V34]+[.W34])*[.T34]" office:value-type="float" office:value="0" calcext:value-type="float">
            <text:p>0</text:p>
          </table:table-cell>
          <table:table-cell table:formula="of:=(([.U34]*1.5)+[.V34]+[.W34])*[.T34]" office:value-type="float" office:value="0" calcext:value-type="float">
            <text:p>0</text:p>
          </table:table-cell>
          <table:table-cell table:formula="of:=IF(SUM([.M34:.O34])=1;SUM([.M34:.O34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érique : Enjeux, Technologies</text:p>
          </table:table-cell>
          <table:table-cell table:style-name="ce10" office:value-type="string" calcext:value-type="string">
            <text:p>UE4 Ouverture 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EC Libre 1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5]*[.$J35]" office:value-type="float" office:value="0" calcext:value-type="float">
            <text:p>0,0</text:p>
          </table:table-cell>
          <table:table-cell table:formula="of:=([.U35]+[.V35]+[.W35])*[.T35]" office:value-type="float" office:value="0" calcext:value-type="float">
            <text:p>0</text:p>
          </table:table-cell>
          <table:table-cell table:formula="of:=(([.U35]*1.5)+[.V35]+[.W35])*[.T35]" office:value-type="float" office:value="0" calcext:value-type="float">
            <text:p>0</text:p>
          </table:table-cell>
          <table:table-cell table:formula="of:=IF(SUM([.M35:.O35])=1;SUM([.M35:.O35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 Parcours de mise à niveau (3 au choix)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85" office:value-type="string" calcext:value-type="string">
            <text:p>3 EC au choix</text:p>
          </table:table-cell>
          <table:table-cell table:style-name="ce132" table:content-validation-name="val2" office:value-type="string" calcext:value-type="string">
            <text:p>Obligatoire (O)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20" calcext:value-type="float">
            <text:p>120</text:p>
          </table:table-cell>
          <table:table-cell table:style-name="ce164"/>
          <table:table-cell table:style-name="ce164" table:content-validation-name="val4" office:value-type="string" calcext:value-type="string">
            <text:p>3h 00</text:p>
          </table:table-cell>
          <table:table-cell table:number-columns-repeated="2" table:style-name="ce181" office:value-type="percentage" office:value="0.5" calcext:value-type="percentage">
            <text:p>50 %</text:p>
          </table:table-cell>
          <table:table-cell table:style-name="ce181"/>
          <table:table-cell table:style-name="ce207"/>
          <table:table-cell table:style-name="ce222"/>
          <table:table-cell table:style-name="ce238"/>
          <table:table-cell table:style-name="ce253"/>
          <table:table-cell table:formula="of:=IF([.P36]=0;0;ROUNDUP([.C$86]/[.P36];0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6]*[.$J36]" office:value-type="float" office:value="0" calcext:value-type="float">
            <text:p>0,0</text:p>
          </table:table-cell>
          <table:table-cell table:formula="of:=([.U36]+[.V36]+[.W36])*[.T36]" office:value-type="float" office:value="0" calcext:value-type="float">
            <text:p>0</text:p>
          </table:table-cell>
          <table:table-cell table:formula="of:=(([.U36]*1.5)+[.V36]+[.W36])*[.T36]" office:value-type="float" office:value="0" calcext:value-type="float">
            <text:p>0</text:p>
          </table:table-cell>
          <table:table-cell table:formula="of:=IF(SUM([.M36:.O36])=1;SUM([.M36:.O36]);FALSE())" office:value-type="percentage" office:value="1" calcext:value-type="percentage">
            <text:p>100,00 %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6" office:value-type="string" calcext:value-type="string">
            <text:p>EC1 Initiation à la programmation no code : idéation autour de besoins personnels et co-construction de réponses numériques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number-columns-repeated="2"/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 office:value-type="string" calcext:value-type="string">
            <text:p>mutualisé avec un NCU So Skilled</text:p>
          </table:table-cell>
          <table:table-cell table:formula="of:=IF([.P37]=0;0;ROUNDUP([.C$86]/[.P37];0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7]*[.$J37]" office:value-type="float" office:value="0" calcext:value-type="float">
            <text:p>0,0</text:p>
          </table:table-cell>
          <table:table-cell table:formula="of:=([.U37]+[.V37]+[.W37])*[.T37]" office:value-type="float" office:value="0" calcext:value-type="float">
            <text:p>0</text:p>
          </table:table-cell>
          <table:table-cell table:formula="of:=(([.U37]*1.5)+[.V37]+[.W37])*[.T37]" office:value-type="float" office:value="0" calcext:value-type="float">
            <text:p>0</text:p>
          </table:table-cell>
          <table:table-cell table:formula="of:=IF(SUM([.M37:.O37])=1;SUM([.M37:.O37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6" office:value-type="string" calcext:value-type="string">
            <text:p>EC2 Initiation aux outils de communication numérique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number-columns-repeated="2"/>
          <table:table-cell table:content-validation-name="val7" office:value-type="string" calcext:value-type="string">
            <text:p>Non</text:p>
          </table:table-cell>
          <table:table-cell table:style-name="ce239" table:content-validation-name="val9" office:value-type="string" calcext:value-type="string">
            <text:p>Entre parcours de la mention</text:p>
          </table:table-cell>
          <table:table-cell table:style-name="ce254"/>
          <table:table-cell office:value-type="float" office:value="1" calcext:value-type="float">
            <text:p>1</text:p>
          </table:table-cell>
          <table:table-cell table:formula="of:=[.M38]*[.$J38]" office:value-type="float" office:value="15" calcext:value-type="float">
            <text:p>15,0</text:p>
          </table:table-cell>
          <table:table-cell table:formula="of:=[.N38]*[.$J38]" office:value-type="float" office:value="15" calcext:value-type="float">
            <text:p>15,0</text:p>
          </table:table-cell>
          <table:table-cell table:formula="of:=[.O38]*[.$J38]" office:value-type="float" office:value="0" calcext:value-type="float">
            <text:p>0,0</text:p>
          </table:table-cell>
          <table:table-cell table:formula="of:=([.U38]+[.V38]+[.W38])*[.T38]" office:value-type="float" office:value="30" calcext:value-type="float">
            <text:p>30</text:p>
          </table:table-cell>
          <table:table-cell table:formula="of:=(([.U38]*1.5)+[.V38]+[.W38])*[.T38]" office:value-type="float" office:value="37.5" calcext:value-type="float">
            <text:p>38</text:p>
          </table:table-cell>
          <table:table-cell table:formula="of:=IF(SUM([.M38:.O38])=1;SUM([.M38:.O38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6" office:value-type="string" calcext:value-type="string">
            <text:p>EC3 : Économie et droit du numérique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number-columns-repeated="2"/>
          <table:table-cell table:content-validation-name="val7" office:value-type="string" calcext:value-type="string">
            <text:p>Non</text:p>
          </table:table-cell>
          <table:table-cell table:style-name="ce239" table:content-validation-name="val9" office:value-type="string" calcext:value-type="string">
            <text:p>Entre parcours de la mention</text:p>
          </table:table-cell>
          <table:table-cell table:style-name="ce248" office:value-type="string" calcext:value-type="string">
            <text:p>M1 CEN</text:p>
          </table:table-cell>
          <table:table-cell table:formula="of:=IF([.P39]=0;0;ROUNDUP([.C$86]/[.P39];0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39]*[.$J39]" office:value-type="float" office:value="0" calcext:value-type="float">
            <text:p>0,0</text:p>
          </table:table-cell>
          <table:table-cell table:formula="of:=([.U39]+[.V39]+[.W39])*[.T39]" office:value-type="float" office:value="0" calcext:value-type="float">
            <text:p>0</text:p>
          </table:table-cell>
          <table:table-cell table:formula="of:=(([.U39]*1.5)+[.V39]+[.W39])*[.T39]" office:value-type="float" office:value="0" calcext:value-type="float">
            <text:p>0</text:p>
          </table:table-cell>
          <table:table-cell table:formula="of:=IF(SUM([.M39:.O39])=1;SUM([.M39:.O39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6" office:value-type="string" calcext:value-type="string">
            <text:p>EC 4 : Les enjeux du numérique en psychologie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number-columns-repeated="2"/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54"/>
          <table:table-cell office:value-type="float" office:value="1" calcext:value-type="float">
            <text:p>1</text:p>
          </table:table-cell>
          <table:table-cell table:formula="of:=[.M40]*[.$J40]" office:value-type="float" office:value="15" calcext:value-type="float">
            <text:p>15,0</text:p>
          </table:table-cell>
          <table:table-cell table:formula="of:=[.N40]*[.$J40]" office:value-type="float" office:value="15" calcext:value-type="float">
            <text:p>15,0</text:p>
          </table:table-cell>
          <table:table-cell table:formula="of:=[.O40]*[.$J40]" office:value-type="float" office:value="0" calcext:value-type="float">
            <text:p>0,0</text:p>
          </table:table-cell>
          <table:table-cell table:formula="of:=([.U40]+[.V40]+[.W40])*[.T40]" office:value-type="float" office:value="30" calcext:value-type="float">
            <text:p>30</text:p>
          </table:table-cell>
          <table:table-cell table:formula="of:=(([.U40]*1.5)+[.V40]+[.W40])*[.T40]" office:value-type="float" office:value="37.5" calcext:value-type="float">
            <text:p>38</text:p>
          </table:table-cell>
          <table:table-cell table:formula="of:=IF(SUM([.M40:.O40])=1;SUM([.M40:.O40]);FALSE())" office:value-type="percentage" office:value="1" calcext:value-type="percentage">
            <text:p>100,00 %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6" office:value-type="string" calcext:value-type="string">
            <text:p>EC 5 : Initiation à l’économie numérique en regard de l‘économie sociale et solidaire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number-columns-repeated="2"/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style-name="ce254"/>
          <table:table-cell office:value-type="float" office:value="1" calcext:value-type="float">
            <text:p>1</text:p>
          </table:table-cell>
          <table:table-cell table:formula="of:=[.M41]*[.$J41]" office:value-type="float" office:value="15" calcext:value-type="float">
            <text:p>15,0</text:p>
          </table:table-cell>
          <table:table-cell table:formula="of:=[.N41]*[.$J41]" office:value-type="float" office:value="15" calcext:value-type="float">
            <text:p>15,0</text:p>
          </table:table-cell>
          <table:table-cell table:formula="of:=[.O41]*[.$J41]" office:value-type="float" office:value="0" calcext:value-type="float">
            <text:p>0,0</text:p>
          </table:table-cell>
          <table:table-cell table:formula="of:=([.U41]+[.V41]+[.W41])*[.T41]" office:value-type="float" office:value="30" calcext:value-type="float">
            <text:p>30</text:p>
          </table:table-cell>
          <table:table-cell table:formula="of:=(([.U41]*1.5)+[.V41]+[.W41])*[.T41]" office:value-type="float" office:value="37.5" calcext:value-type="float">
            <text:p>38</text:p>
          </table:table-cell>
          <table:table-cell table:formula="of:=IF(SUM([.M41:.O41])=1;SUM([.M41:.O41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2 Socle commun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table:style-name="ce87" office:value-type="string" calcext:value-type="string">
            <text:p>EC1 Veille et prospective</text:p>
          </table:table-cell>
          <table:table-cell table:style-name="ce133" table:content-validation-name="val2" office:value-type="string" calcext:value-type="string">
            <text:p>Obligatoire (O)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content-validation-name="val5" office:value-type="string" calcext:value-type="string">
            <text:p>3h00</text:p>
          </table:table-cell>
          <table:table-cell table:number-columns-repeated="2" table:style-name="ce182" office:value-type="percentage" office:value="0.5" calcext:value-type="percentage">
            <text:p>50 %</text:p>
          </table:table-cell>
          <table:table-cell table:style-name="ce182" office:value-type="percentage" office:value="0" calcext:value-type="percentage">
            <text:p>0 %</text:p>
          </table:table-cell>
          <table:table-cell table:style-name="ce208" office:value-type="float" office:value="57" calcext:value-type="float">
            <text:p>57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office:value-type="float" office:value="1" calcext:value-type="float">
            <text:p>1</text:p>
          </table:table-cell>
          <table:table-cell table:formula="of:=[.M42]*[.$J42]" office:value-type="float" office:value="15" calcext:value-type="float">
            <text:p>15,0</text:p>
          </table:table-cell>
          <table:table-cell table:formula="of:=[.N42]*[.$J42]" office:value-type="float" office:value="15" calcext:value-type="float">
            <text:p>15,0</text:p>
          </table:table-cell>
          <table:table-cell table:formula="of:=[.O42]*[.$J42]" office:value-type="float" office:value="0" calcext:value-type="float">
            <text:p>0,0</text:p>
          </table:table-cell>
          <table:table-cell table:formula="of:=([.U42]+[.V42]+[.W42])*[.T42]" office:value-type="float" office:value="30" calcext:value-type="float">
            <text:p>30</text:p>
          </table:table-cell>
          <table:table-cell table:formula="of:=(([.U42]*1.5)+[.V42]+[.W42])*[.T42]" office:value-type="float" office:value="37.5" calcext:value-type="float">
            <text:p>38</text:p>
          </table:table-cell>
          <table:table-cell table:formula="of:=IF(SUM([.M42:.O42])=1;SUM([.M42:.O42]);FALSE())" office:value-type="percentage" office:value="1" calcext:value-type="percentage">
            <text:p>100,00 %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8" office:value-type="string" calcext:value-type="string">
            <text:p>EC1 Séminaire intensif sur la conception et l’accompagnement des transitions numériques</text:p>
          </table:table-cell>
          <table:table-cell table:style-name="ce134" table:content-validation-name="val2" office:value-type="string" calcext:value-type="string">
            <text:p>Obligatoire (O)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30" calcext:value-type="float">
            <text:p>3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table:content-validation-name="val5" office:value-type="string" calcext:value-type="string">
            <text:p>3h00</text:p>
          </table:table-cell>
          <table:table-cell table:number-columns-repeated="2" table:style-name="ce183" office:value-type="percentage" office:value="0.5" calcext:value-type="percentage">
            <text:p>50 %</text:p>
          </table:table-cell>
          <table:table-cell table:style-name="ce183" office:value-type="percentage" office:value="0" calcext:value-type="percentage">
            <text:p>0 %</text:p>
          </table:table-cell>
          <table:table-cell table:style-name="ce60" office:value-type="float" office:value="57" calcext:value-type="float">
            <text:p>57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office:value-type="float" office:value="1" calcext:value-type="float">
            <text:p>1</text:p>
          </table:table-cell>
          <table:table-cell table:formula="of:=[.M43]*[.$J43]" office:value-type="float" office:value="15" calcext:value-type="float">
            <text:p>15,0</text:p>
          </table:table-cell>
          <table:table-cell table:formula="of:=[.N43]*[.$J43]" office:value-type="float" office:value="15" calcext:value-type="float">
            <text:p>15,0</text:p>
          </table:table-cell>
          <table:table-cell table:formula="of:=[.O43]*[.$J43]" office:value-type="float" office:value="0" calcext:value-type="float">
            <text:p>0,0</text:p>
          </table:table-cell>
          <table:table-cell table:formula="of:=([.U43]+[.V43]+[.W43])*[.T43]" office:value-type="float" office:value="30" calcext:value-type="float">
            <text:p>30</text:p>
          </table:table-cell>
          <table:table-cell table:formula="of:=(([.U43]*1.5)+[.V43]+[.W43])*[.T43]" office:value-type="float" office:value="37.5" calcext:value-type="float">
            <text:p>38</text:p>
          </table:table-cell>
          <table:table-cell table:formula="of:=IF(SUM([.M43:.O43])=1;SUM([.M43:.O43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 : Spécialisation projet et usages numériques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12" calcext:value-type="float">
            <text:p>12</text:p>
          </table:table-cell>
          <table:table-cell table:style-name="ce85" office:value-type="string" calcext:value-type="string">
            <text:p>4 EC au choix</text:p>
          </table:table-cell>
          <table:table-cell table:style-name="ce132" table:content-validation-name="val2" office:value-type="string" calcext:value-type="string">
            <text:p>Obligatoire (O)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48" table:content-validation-name="val4"/>
          <table:table-cell table:style-name="ce174" table:number-columns-repeated="3"/>
          <table:table-cell table:style-name="ce197"/>
          <table:table-cell table:style-name="ce207"/>
          <table:table-cell table:style-name="ce223" table:content-validation-name="val7"/>
          <table:table-cell table:style-name="ce240" table:content-validation-name="val9"/>
          <table:table-cell table:style-name="ce255"/>
          <table:table-cell office:value-type="float" office:value="0" calcext:value-type="float">
            <text:p>0</text:p>
          </table:table-cell>
          <table:table-cell table:formula="of:=[.M44]*[.$J44]" office:value-type="float" office:value="0" calcext:value-type="float">
            <text:p>0,0</text:p>
          </table:table-cell>
          <table:table-cell table:formula="of:=[.N44]*[.$J44]" office:value-type="float" office:value="0" calcext:value-type="float">
            <text:p>0,0</text:p>
          </table:table-cell>
          <table:table-cell table:formula="of:=[.O44]*[.$J44]" office:value-type="float" office:value="0" calcext:value-type="float">
            <text:p>0,0</text:p>
          </table:table-cell>
          <table:table-cell table:formula="of:=([.U44]+[.V44]+[.W44])*[.T44]" office:value-type="float" office:value="0" calcext:value-type="float">
            <text:p>0</text:p>
          </table:table-cell>
          <table:table-cell table:formula="of:=(([.U44]*1.5)+[.V44]+[.W44])*[.T44]" office:value-type="float" office:value="0" calcext:value-type="float">
            <text:p>0</text:p>
          </table:table-cell>
          <table:table-cell table:formula="of:=IF(SUM([.M44:.O44])=1;SUM([.M44:.O44]);FALSE())" office:value-type="percentage" office:value="0" calcext:value-type="percentage">
            <text:p>0,00 %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<text:s/></text:p>
          </table:table-cell>
          <table:table-cell/>
          <table:table-cell table:style-name="ce56"/>
          <table:table-cell office:value-type="string" calcext:value-type="string">
            <text:p>EC1 : Analyse des systèmes de ressources et de valeurs dans des perspectives de conception (du numérique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table:style-name="ce248" office:value-type="string" calcext:value-type="string">
            <text:p>UFR Psycho M1 Ergonomie (annualisé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45]*[.$J45]" office:value-type="float" office:value="0" calcext:value-type="float">
            <text:p>0,0</text:p>
          </table:table-cell>
          <table:table-cell table:formula="of:=([.U45]+[.V45]+[.W45])*[.T45]" office:value-type="float" office:value="0" calcext:value-type="float">
            <text:p>0</text:p>
          </table:table-cell>
          <table:table-cell table:formula="of:=(([.U45]*1.5)+[.V45]+[.W45])*[.T45]" office:value-type="float" office:value="0" calcext:value-type="float">
            <text:p>0</text:p>
          </table:table-cell>
          <table:table-cell table:formula="of:=IF(SUM([.N45:.O45])=1;SUM([.N45:.O45]);FALSE())" office:value-type="percentage" office:value="0" calcext:value-type="percentage">
            <text:p>0,00 %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office:value-type="string" calcext:value-type="string">
            <text:p><text:s/>EC2 : Introduction aux Sciences de l’information et de la communication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Dans la composante</text:p>
          </table:table-cell>
          <table:table-cell table:style-name="ce254" office:value-type="string" calcext:value-type="string">
            <text:p>Mutualisé avec le Master 1 GS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46]*[.$J46]" office:value-type="float" office:value="0" calcext:value-type="float">
            <text:p>0,0</text:p>
          </table:table-cell>
          <table:table-cell table:formula="of:=([.U46]+[.V46]+[.W46])*[.T46]" office:value-type="float" office:value="0" calcext:value-type="float">
            <text:p>0</text:p>
          </table:table-cell>
          <table:table-cell table:formula="of:=(([.U46]*1.5)+[.V46]+[.W46])*[.T46]" office:value-type="float" office:value="0" calcext:value-type="float">
            <text:p>0</text:p>
          </table:table-cell>
          <table:table-cell table:formula="of:=IF(SUM([.N46:.O46])=1;SUM([.N46:.O46]);FALSE())" office:value-type="percentage" office:value="0" calcext:value-type="percentage">
            <text:p>0,00 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office:value-type="string" calcext:value-type="string">
            <text:p>EC 3 : Conférences industrielles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Dans la composante</text:p>
          </table:table-cell>
          <table:table-cell table:style-name="ce248" office:value-type="string" calcext:value-type="string">
            <text:p>M1 Informatiq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47]*[.$J47]" office:value-type="float" office:value="0" calcext:value-type="float">
            <text:p>0,0</text:p>
          </table:table-cell>
          <table:table-cell table:formula="of:=([.U47]+[.V47]+[.W47])*[.T47]" office:value-type="float" office:value="0" calcext:value-type="float">
            <text:p>0</text:p>
          </table:table-cell>
          <table:table-cell table:formula="of:=(([.U47]*1.5)+[.V47]+[.W47])*[.T47]" office:value-type="float" office:value="0" calcext:value-type="float">
            <text:p>0</text:p>
          </table:table-cell>
          <table:table-cell table:formula="of:=IF(SUM([.N47:.O47])=1;SUM([.N47:.O47]);FALSE())" office:value-type="percentage" office:value="0" calcext:value-type="percentage">
            <text:p>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office:value-type="string" calcext:value-type="string">
            <text:p>EC 4 : Conception et gestion de projet numérique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8"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48]*[.$J48]" office:value-type="float" office:value="0" calcext:value-type="float">
            <text:p>0,0</text:p>
          </table:table-cell>
          <table:table-cell table:formula="of:=([.U48]+[.V48]+[.W48])*[.T48]" office:value-type="float" office:value="0" calcext:value-type="float">
            <text:p>0</text:p>
          </table:table-cell>
          <table:table-cell table:formula="of:=(([.U48]*1.5)+[.V48]+[.W48])*[.T48]" office:value-type="float" office:value="0" calcext:value-type="float">
            <text:p>0</text:p>
          </table:table-cell>
          <table:table-cell table:formula="of:=IF(SUM([.N48:.O48])=1;SUM([.N48:.O48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office:value-type="string" calcext:value-type="string">
            <text:p>EC 5 : Aspects éditoriaux de la réalisation multimédia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table:style-name="ce248"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49]*[.$J49]" office:value-type="float" office:value="0" calcext:value-type="float">
            <text:p>0,0</text:p>
          </table:table-cell>
          <table:table-cell table:formula="of:=([.U49]+[.V49]+[.W49])*[.T49]" office:value-type="float" office:value="0" calcext:value-type="float">
            <text:p>0</text:p>
          </table:table-cell>
          <table:table-cell table:formula="of:=(([.U49]*1.5)+[.V49]+[.W49])*[.T49]" office:value-type="float" office:value="0" calcext:value-type="float">
            <text:p>0</text:p>
          </table:table-cell>
          <table:table-cell table:formula="of:=IF(SUM([.N49:.O49])=1;SUM([.N49:.O49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office:value-type="string" calcext:value-type="string">
            <text:p>EC 6 : Graphisme et ergonomie d’interfaces</text:p>
          </table:table-cell>
          <table:table-cell table:style-name="ce134" table:content-validation-name="val2" office:value-type="string" calcext:value-type="string">
            <text:p>Obligatoire à choix (X)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style-name="ce165" table:content-validation-name="val4" office:value-type="string" calcext:value-type="string">
            <text:p>3h 00</text:p>
          </table:table-cell>
          <table:table-cell table:number-columns-repeated="2" table:style-name="ce183" office:value-type="percentage" office:value="0.5" calcext:value-type="percentage">
            <text:p>50 %</text:p>
          </table:table-cell>
          <table:table-cell table:style-name="ce198"/>
          <table:table-cell table:style-name="ce209"/>
          <table:table-cell table:style-name="ce224" table:content-validation-name="val7" office:value-type="string" calcext:value-type="string">
            <text:p>Non</text:p>
          </table:table-cell>
          <table:table-cell table:style-name="ce241" table:content-validation-name="val9" office:value-type="string" calcext:value-type="string">
            <text:p>Entre parcours de la mention</text:p>
          </table:table-cell>
          <table:table-cell table:style-name="ce256"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0]*[.$J50]" office:value-type="float" office:value="0" calcext:value-type="float">
            <text:p>0,0</text:p>
          </table:table-cell>
          <table:table-cell table:formula="of:=([.U50]+[.V50]+[.W50])*[.T50]" office:value-type="float" office:value="0" calcext:value-type="float">
            <text:p>0</text:p>
          </table:table-cell>
          <table:table-cell table:formula="of:=(([.U50]*1.5)+[.V50]+[.W50])*[.T50]" office:value-type="float" office:value="0" calcext:value-type="float">
            <text:p>0</text:p>
          </table:table-cell>
          <table:table-cell table:formula="of:=IF(SUM([.N50:.O50])=1;SUM([.N50:.O50]);FALSE())" office:value-type="percentage" office:value="0" calcext:value-type="percentage">
            <text:p>0,00 %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 : Spécialisation informatique et traitement de l’information 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12" calcext:value-type="float">
            <text:p>12</text:p>
          </table:table-cell>
          <table:table-cell table:style-name="ce85" office:value-type="string" calcext:value-type="string">
            <text:p>4 EC au choix</text:p>
          </table:table-cell>
          <table:table-cell table:style-name="ce132" table:content-validation-name="val2" office:value-type="string" calcext:value-type="string">
            <text:p>Obligatoire (O)</text:p>
          </table:table-cell>
          <table:table-cell table:style-name="ce149" office:value-type="float" office:value="12" calcext:value-type="float">
            <text:p>12</text:p>
          </table:table-cell>
          <table:table-cell table:style-name="ce148" office:value-type="float" office:value="12" calcext:value-type="float">
            <text:p>12</text:p>
          </table:table-cell>
          <table:table-cell table:style-name="ce149"/>
          <table:table-cell table:style-name="ce148" table:content-validation-name="val4"/>
          <table:table-cell table:style-name="ce174" table:number-columns-repeated="3"/>
          <table:table-cell table:style-name="ce197"/>
          <table:table-cell table:style-name="ce207"/>
          <table:table-cell table:style-name="ce225" table:content-validation-name="val7"/>
          <table:table-cell table:style-name="ce242" table:content-validation-name="val9"/>
          <table:table-cell table:style-name="ce254"/>
          <table:table-cell office:value-type="float" office:value="0" calcext:value-type="float">
            <text:p>0</text:p>
          </table:table-cell>
          <table:table-cell table:formula="of:=[.M51]*[.$J51]" office:value-type="float" office:value="0" calcext:value-type="float">
            <text:p>0,0</text:p>
          </table:table-cell>
          <table:table-cell table:formula="of:=[.N51]*[.$J51]" office:value-type="float" office:value="0" calcext:value-type="float">
            <text:p>0,0</text:p>
          </table:table-cell>
          <table:table-cell table:formula="of:=[.O51]*[.$J51]" office:value-type="float" office:value="0" calcext:value-type="float">
            <text:p>0,0</text:p>
          </table:table-cell>
          <table:table-cell table:formula="of:=([.U51]+[.V51]+[.W51])*[.T51]" office:value-type="float" office:value="0" calcext:value-type="float">
            <text:p>0</text:p>
          </table:table-cell>
          <table:table-cell table:formula="of:=(([.U51]*1.5)+[.V51]+[.W51])*[.T51]" office:value-type="float" office:value="0" calcext:value-type="float">
            <text:p>0</text:p>
          </table:table-cell>
          <table:table-cell table:formula="of:=IF(SUM([.M51:.O51])=1;SUM([.M51:.O51]);FALSE())" office:value-type="percentage" office:value="0" calcext:value-type="percentage">
            <text:p>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 1 : Introduction aux bases de données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/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table:style-name="ce248" office:value-type="string" calcext:value-type="string">
            <text:p>M1 Informatique</text:p>
          </table:table-cell>
          <table:table-cell office:value-type="float" office:value="0" calcext:value-type="float">
            <text:p>0</text:p>
          </table:table-cell>
          <table:table-cell table:formula="of:=[.N52]*[.$J52]" office:value-type="float" office:value="0" calcext:value-type="float">
            <text:p>0,0</text:p>
          </table:table-cell>
          <table:table-cell table:formula="of:=[.N52]*[.$J52]" office:value-type="float" office:value="0" calcext:value-type="float">
            <text:p>0,0</text:p>
          </table:table-cell>
          <table:table-cell table:formula="of:=[.O52]*[.$J52]" office:value-type="float" office:value="0" calcext:value-type="float">
            <text:p>0,0</text:p>
          </table:table-cell>
          <table:table-cell table:formula="of:=([.U52]+[.V52]+[.W52])*[.T52]" office:value-type="float" office:value="0" calcext:value-type="float">
            <text:p>0</text:p>
          </table:table-cell>
          <table:table-cell table:formula="of:=(([.U52]*1.5)+[.V52]+[.W52])*[.T52]" office:value-type="float" office:value="0" calcext:value-type="float">
            <text:p>0</text:p>
          </table:table-cell>
          <table:table-cell table:formula="of:=IF(SUM([.N52:.O52])=1;SUM([.N52:.O52]);FALSE())" office:value-type="percentage" office:value="0" calcext:value-type="percentage">
            <text:p>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 2 : Programmation (initiation à PHP, Python)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/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5" calcext:value-type="percentage">
            <text:p>50 %</text:p>
          </table:table-cell>
          <table:table-cell table:style-name="ce185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office:value-type="string" calcext:value-type="string">
            <text:p>M1 Informatique</text:p>
          </table:table-cell>
          <table:table-cell office:value-type="float" office:value="0" calcext:value-type="float">
            <text:p>0</text:p>
          </table:table-cell>
          <table:table-cell table:formula="of:=[.N53]*[.$J53]" office:value-type="float" office:value="0" calcext:value-type="float">
            <text:p>0,0</text:p>
          </table:table-cell>
          <table:table-cell table:formula="of:=[.N53]*[.$J53]" office:value-type="float" office:value="0" calcext:value-type="float">
            <text:p>0,0</text:p>
          </table:table-cell>
          <table:table-cell table:formula="of:=[.O53]*[.$J53]" office:value-type="float" office:value="0" calcext:value-type="float">
            <text:p>0,0</text:p>
          </table:table-cell>
          <table:table-cell table:formula="of:=([.U53]+[.V53]+[.W53])*[.T53]" office:value-type="float" office:value="0" calcext:value-type="float">
            <text:p>0</text:p>
          </table:table-cell>
          <table:table-cell table:formula="of:=(([.U53]*1.5)+[.V53]+[.W53])*[.T53]" office:value-type="float" office:value="0" calcext:value-type="float">
            <text:p>0</text:p>
          </table:table-cell>
          <table:table-cell table:formula="of:=IF(SUM([.N53:.O53])=1;SUM([.N53:.O53]);FALSE())" office:value-type="percentage" office:value="0" calcext:value-type="percentage">
            <text:p>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 3 : Conférences industrielles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5" calcext:value-type="percentage">
            <text:p>50 %</text:p>
          </table:table-cell>
          <table:table-cell table:style-name="ce185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Dans la composante</text:p>
          </table:table-cell>
          <table:table-cell office:value-type="string" calcext:value-type="string">
            <text:p>M1 Informatiq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4]*[.$J54]" office:value-type="float" office:value="0" calcext:value-type="float">
            <text:p>0,0</text:p>
          </table:table-cell>
          <table:table-cell table:formula="of:=([.U54]+[.V54]+[.W54])*[.T54]" office:value-type="float" office:value="0" calcext:value-type="float">
            <text:p>0</text:p>
          </table:table-cell>
          <table:table-cell table:formula="of:=(([.U54]*1.5)+[.V54]+[.W54])*[.T54]" office:value-type="float" office:value="0" calcext:value-type="float">
            <text:p>0</text:p>
          </table:table-cell>
          <table:table-cell table:formula="of:=IF(SUM([.N54:.O54])=1;SUM([.N54:.O54]);FALSE())" office:value-type="percentage" office:value="0" calcext:value-type="percentage">
            <text:p>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 4 : Introduction à la programmation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5" calcext:value-type="percentage">
            <text:p>50 %</text:p>
          </table:table-cell>
          <table:table-cell table:style-name="ce185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5]*[.$J55]" office:value-type="float" office:value="0" calcext:value-type="float">
            <text:p>0,0</text:p>
          </table:table-cell>
          <table:table-cell table:formula="of:=([.U55]+[.V55]+[.W55])*[.T55]" office:value-type="float" office:value="0" calcext:value-type="float">
            <text:p>0</text:p>
          </table:table-cell>
          <table:table-cell table:formula="of:=(([.U55]*1.5)+[.V55]+[.W55])*[.T55]" office:value-type="float" office:value="0" calcext:value-type="float">
            <text:p>0</text:p>
          </table:table-cell>
          <table:table-cell table:formula="of:=IF(SUM([.N55:.O55])=1;SUM([.N55:.O55]);FALSE())" office:value-type="percentage" office:value="0" calcext:value-type="percentage">
            <text:p>0,00 %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5 : Hypermédia et web sémantique</text:p>
          </table:table-cell>
          <table:table-cell table:style-name="ce134" table:content-validation-name="val2" office:value-type="string" calcext:value-type="string">
            <text:p>Obligatoire à choix (X)</text:p>
          </table:table-cell>
          <table:table-cell table:style-name="ce15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150" office:value-type="float" office:value="30" calcext:value-type="float">
            <text:p>30</text:p>
          </table:table-cell>
          <table:table-cell table:style-name="ce167" office:value-type="float" office:value="0" calcext:value-type="float">
            <text:p>0</text:p>
          </table:table-cell>
          <table:table-cell table:style-name="ce165" table:content-validation-name="val4" office:value-type="string" calcext:value-type="string">
            <text:p>3h 00</text:p>
          </table:table-cell>
          <table:table-cell table:style-name="ce183" office:value-type="percentage" office:value="0.5" calcext:value-type="percentage">
            <text:p>50 %</text:p>
          </table:table-cell>
          <table:table-cell table:style-name="ce186" office:value-type="percentage" office:value="0.5" calcext:value-type="percentage">
            <text:p>50 %</text:p>
          </table:table-cell>
          <table:table-cell table:style-name="ce200"/>
          <table:table-cell table:style-name="ce209"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6]*[.$J56]" office:value-type="float" office:value="0" calcext:value-type="float">
            <text:p>0,0</text:p>
          </table:table-cell>
          <table:table-cell table:formula="of:=([.U56]+[.V56]+[.W56])*[.T56]" office:value-type="float" office:value="0" calcext:value-type="float">
            <text:p>0</text:p>
          </table:table-cell>
          <table:table-cell table:formula="of:=(([.U56]*1.5)+[.V56]+[.W56])*[.T56]" office:value-type="float" office:value="0" calcext:value-type="float">
            <text:p>0</text:p>
          </table:table-cell>
          <table:table-cell table:formula="of:=IF(SUM([.N56:.O56])=1;SUM([.N56:.O56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: Spécialisation communication numérique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4 EC au choix</text:p>
          </table:table-cell>
          <table:table-cell table:style-name="ce132" table:content-validation-name="val2" office:value-type="string" calcext:value-type="string">
            <text:p>Obligatoire (O)</text:p>
          </table:table-cell>
          <table:table-cell table:style-name="ce149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9"/>
          <table:table-cell table:style-name="ce27" table:content-validation-name="val4"/>
          <table:table-cell table:style-name="ce175" table:number-columns-repeated="3"/>
          <table:table-cell table:style-name="ce201"/>
          <table:table-cell table:style-name="ce207"/>
          <table:table-cell table:style-name="ce225" table:content-validation-name="val7"/>
          <table:table-cell table:style-name="ce242" table:content-validation-name="val9"/>
          <table:table-cell table:style-name="ce257"/>
          <table:table-cell office:value-type="float" office:value="0" calcext:value-type="float">
            <text:p>0</text:p>
          </table:table-cell>
          <table:table-cell table:formula="of:=[.M57]*[.$J57]" office:value-type="float" office:value="0" calcext:value-type="float">
            <text:p>0,0</text:p>
          </table:table-cell>
          <table:table-cell table:formula="of:=[.N57]*[.$J57]" office:value-type="float" office:value="0" calcext:value-type="float">
            <text:p>0,0</text:p>
          </table:table-cell>
          <table:table-cell table:formula="of:=[.O57]*[.$J57]" office:value-type="float" office:value="0" calcext:value-type="float">
            <text:p>0,0</text:p>
          </table:table-cell>
          <table:table-cell table:formula="of:=([.U57]+[.V57]+[.W57])*[.T57]" office:value-type="float" office:value="0" calcext:value-type="float">
            <text:p>0</text:p>
          </table:table-cell>
          <table:table-cell table:formula="of:=(([.U57]*1.5)+[.V57]+[.W57])*[.T57]" office:value-type="float" office:value="0" calcext:value-type="float">
            <text:p>0</text:p>
          </table:table-cell>
          <table:table-cell table:formula="of:=IF(SUM([.M57:.O57])=1;SUM([.M57:.O57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1 : Editorialisation et stratégie de contenu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8]*[.$J58]" office:value-type="float" office:value="0" calcext:value-type="float">
            <text:p>0,0</text:p>
          </table:table-cell>
          <table:table-cell table:formula="of:=([.U58]+[.V58]+[.W58])*[.T58]" office:value-type="float" office:value="0" calcext:value-type="float">
            <text:p>0</text:p>
          </table:table-cell>
          <table:table-cell table:formula="of:=(([.U58]*1.5)+[.V58]+[.W58])*[.T58]" office:value-type="float" office:value="0" calcext:value-type="float">
            <text:p>0</text:p>
          </table:table-cell>
          <table:table-cell table:formula="of:=IF(SUM([.N58:.O58])=1;SUM([.N58:.O58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2 : Hypermédia et web sémantique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59]*[.$J59]" office:value-type="float" office:value="0" calcext:value-type="float">
            <text:p>0,0</text:p>
          </table:table-cell>
          <table:table-cell table:formula="of:=([.U59]+[.V59]+[.W59])*[.T59]" office:value-type="float" office:value="0" calcext:value-type="float">
            <text:p>0</text:p>
          </table:table-cell>
          <table:table-cell table:formula="of:=(([.U59]*1.5)+[.V59]+[.W59])*[.T59]" office:value-type="float" office:value="0" calcext:value-type="float">
            <text:p>0</text:p>
          </table:table-cell>
          <table:table-cell table:formula="of:=IF(SUM([.N59:.O59])=1;SUM([.N59:.O59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3 : Design de l’information numérique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0]*[.$J60]" office:value-type="float" office:value="0" calcext:value-type="float">
            <text:p>0,0</text:p>
          </table:table-cell>
          <table:table-cell table:formula="of:=([.U60]+[.V60]+[.W60])*[.T60]" office:value-type="float" office:value="0" calcext:value-type="float">
            <text:p>0</text:p>
          </table:table-cell>
          <table:table-cell table:formula="of:=(([.U60]*1.5)+[.V60]+[.W60])*[.T60]" office:value-type="float" office:value="0" calcext:value-type="float">
            <text:p>0</text:p>
          </table:table-cell>
          <table:table-cell table:formula="of:=IF(SUM([.N60:.O60])=1;SUM([.N60:.O60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4 : Atelier image Illustrator – Photoshop </text:p>
          </table:table-cell>
          <table:table-cell table:content-validation-name="val2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166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Entre parcours de la mention</text:p>
          </table:table-cell>
          <table:table-cell office:value-type="string" calcext:value-type="string">
            <text:p>M1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1]*[.$J61]" office:value-type="float" office:value="0" calcext:value-type="float">
            <text:p>0,0</text:p>
          </table:table-cell>
          <table:table-cell table:formula="of:=([.U61]+[.V61]+[.W61])*[.T61]" office:value-type="float" office:value="0" calcext:value-type="float">
            <text:p>0</text:p>
          </table:table-cell>
          <table:table-cell table:formula="of:=(([.U61]*1.5)+[.V61]+[.W61])*[.T61]" office:value-type="float" office:value="0" calcext:value-type="float">
            <text:p>0</text:p>
          </table:table-cell>
          <table:table-cell table:formula="of:=IF(SUM([.N61:.O61])=1;SUM([.N61:.O61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90" office:value-type="string" calcext:value-type="string">
            <text:p>EC 5 : Techniques de créativité et d’innovation </text:p>
          </table:table-cell>
          <table:table-cell table:style-name="ce134" table:content-validation-name="val2" office:value-type="string" calcext:value-type="string">
            <text:p>Obligatoire à choix (X)</text:p>
          </table:table-cell>
          <table:table-cell table:style-name="ce15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150" office:value-type="float" office:value="30" calcext:value-type="float">
            <text:p>30</text:p>
          </table:table-cell>
          <table:table-cell table:style-name="ce167" office:value-type="float" office:value="0" calcext:value-type="float">
            <text:p>0</text:p>
          </table:table-cell>
          <table:table-cell table:style-name="ce165" table:content-validation-name="val4" office:value-type="string" calcext:value-type="string">
            <text:p>3h 00</text:p>
          </table:table-cell>
          <table:table-cell table:number-columns-repeated="2" table:style-name="ce183" office:value-type="percentage" office:value="0.5" calcext:value-type="percentage">
            <text:p>50 %</text:p>
          </table:table-cell>
          <table:table-cell table:style-name="ce200"/>
          <table:table-cell table:style-name="ce209"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office:value-type="string" calcext:value-type="string">
            <text:p>UFR Psycho M1 Ergonomie 2ND semest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2]*[.$J62]" office:value-type="float" office:value="0" calcext:value-type="float">
            <text:p>0,0</text:p>
          </table:table-cell>
          <table:table-cell table:formula="of:=([.U62]+[.V62]+[.W62])*[.T62]" office:value-type="float" office:value="0" calcext:value-type="float">
            <text:p>0</text:p>
          </table:table-cell>
          <table:table-cell table:formula="of:=(([.U62]*1.5)+[.V62]+[.W62])*[.T62]" office:value-type="float" office:value="0" calcext:value-type="float">
            <text:p>0</text:p>
          </table:table-cell>
          <table:table-cell table:formula="of:=IF(SUM([.N62:.O62])=1;SUM([.N62:.O62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: Spécialisation droit numérique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EC 1 Droit du numérique</text:p>
          </table:table-cell>
          <table:table-cell table:style-name="ce132" table:content-validation-name="val2" office:value-type="string" calcext:value-type="string">
            <text:p>Obligatoire (O)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9" office:value-type="float" office:value="30" calcext:value-type="float">
            <text:p>30</text:p>
          </table:table-cell>
          <table:table-cell table:style-name="ce168" office:value-type="float" office:value="0" calcext:value-type="float">
            <text:p>0</text:p>
          </table:table-cell>
          <table:table-cell table:style-name="ce164" table:content-validation-name="val4" office:value-type="string" calcext:value-type="string">
            <text:p>3h 00</text:p>
          </table:table-cell>
          <table:table-cell table:number-columns-repeated="2" table:style-name="ce184" office:value-type="percentage" office:value="0.5" calcext:value-type="percentage">
            <text:p>50 %</text:p>
          </table:table-cell>
          <table:table-cell table:style-name="ce202"/>
          <table:table-cell table:style-name="ce207"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office:value-type="string" calcext:value-type="string">
            <text:p>M1 Parcours Droit public géné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3]*[.$J63]" office:value-type="float" office:value="0" calcext:value-type="float">
            <text:p>0,0</text:p>
          </table:table-cell>
          <table:table-cell table:formula="of:=([.U63]+[.V63]+[.W63])*[.T63]" office:value-type="float" office:value="0" calcext:value-type="float">
            <text:p>0</text:p>
          </table:table-cell>
          <table:table-cell table:formula="of:=(([.U63]*1.5)+[.V63]+[.W63])*[.T63]" office:value-type="float" office:value="0" calcext:value-type="float">
            <text:p>0</text:p>
          </table:table-cell>
          <table:table-cell table:formula="of:=IF(SUM([.M63:.O63])=1;SUM([.M63:.O63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2 Droit du numérique et cybersécurité</text:p>
          </table:table-cell>
          <table:table-cell table:content-validation-name="val2" office:value-type="string" calcext:value-type="string">
            <text:p>Obligatoire (O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0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table:style-name="ce185" office:value-type="percentage" office:value="0.5" calcext:value-type="percentage">
            <text:p>50 %</text:p>
          </table:table-cell>
          <table:table-cell table:style-name="ce166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table:style-name="ce258" office:value-type="string" calcext:value-type="string">
            <text:p>Master 1 Droit de la santé, numérique et intelligence artificiel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4]*[.$J64]" office:value-type="float" office:value="0" calcext:value-type="float">
            <text:p>0,0</text:p>
          </table:table-cell>
          <table:table-cell table:formula="of:=([.U64]+[.V64]+[.W64])*[.T64]" office:value-type="float" office:value="0" calcext:value-type="float">
            <text:p>0</text:p>
          </table:table-cell>
          <table:table-cell table:formula="of:=(([.U64]*1.5)+[.V64]+[.W64])*[.T64]" office:value-type="float" office:value="0" calcext:value-type="float">
            <text:p>0</text:p>
          </table:table-cell>
          <table:table-cell table:formula="of:=IF(SUM([.N64:.O64])=1;SUM([.N64:.O64]);FALSE())" office:value-type="percentage" office:value="0" calcext:value-type="percentage">
            <text:p>0,00 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86" office:value-type="string" calcext:value-type="string">
            <text:p>EC 3 Numérique et éthique </text:p>
          </table:table-cell>
          <table:table-cell table:content-validation-name="val2" office:value-type="string" calcext:value-type="string">
            <text:p>Obligatoire (O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0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table:style-name="ce185" office:value-type="percentage" office:value="0.5" calcext:value-type="percentage">
            <text:p>50 %</text:p>
          </table:table-cell>
          <table:table-cell table:style-name="ce166"/>
          <table:table-cell/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table:style-name="ce258" office:value-type="string" calcext:value-type="string">
            <text:p>Master 1 Droit de la santé, numérique et intelligence artifici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65]*[.$J65]" office:value-type="float" office:value="0" calcext:value-type="float">
            <text:p>0,0</text:p>
          </table:table-cell>
          <table:table-cell table:formula="of:=([.U65]+[.V65]+[.W65])*[.T65]" office:value-type="float" office:value="0" calcext:value-type="float">
            <text:p>0</text:p>
          </table:table-cell>
          <table:table-cell table:formula="of:=(([.U65]*1.5)+[.V65]+[.W65])*[.T65]" office:value-type="float" office:value="0" calcext:value-type="float">
            <text:p>0</text:p>
          </table:table-cell>
          <table:table-cell table:formula="of:=IF(SUM([.N65:.O65])=1;SUM([.N65:.O65]);FALSE())" office:value-type="percentage" office:value="0" calcext:value-type="percentage">
            <text:p>0,00 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90" office:value-type="string" calcext:value-type="string">
            <text:p>EC 4 Droits fondamentaux à l'ère numérique </text:p>
          </table:table-cell>
          <table:table-cell table:style-name="ce134" table:content-validation-name="val2" office:value-type="string" calcext:value-type="string">
            <text:p>Obligatoire (O)</text:p>
          </table:table-cell>
          <table:table-cell table:style-name="ce15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150" office:value-type="float" office:value="30" calcext:value-type="float">
            <text:p>30</text:p>
          </table:table-cell>
          <table:table-cell table:style-name="ce169" office:value-type="float" office:value="30" calcext:value-type="float">
            <text:p>30</text:p>
          </table:table-cell>
          <table:table-cell table:style-name="ce165" table:content-validation-name="val4" office:value-type="string" calcext:value-type="string">
            <text:p>3h 00</text:p>
          </table:table-cell>
          <table:table-cell table:number-columns-repeated="2" table:style-name="ce186" office:value-type="percentage" office:value="0.5" calcext:value-type="percentage">
            <text:p>50 %</text:p>
          </table:table-cell>
          <table:table-cell table:style-name="ce167"/>
          <table:table-cell table:style-name="ce210" office:value-type="float" office:value="30" calcext:value-type="float">
            <text:p>30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57"/>
          <table:table-cell office:value-type="float" office:value="1" calcext:value-type="float">
            <text:p>1</text:p>
          </table:table-cell>
          <table:table-cell table:formula="of:=[.N66]*[.$J66]" office:value-type="float" office:value="15" calcext:value-type="float">
            <text:p>15,0</text:p>
          </table:table-cell>
          <table:table-cell table:formula="of:=[.N66]*[.$J66]" office:value-type="float" office:value="15" calcext:value-type="float">
            <text:p>15,0</text:p>
          </table:table-cell>
          <table:table-cell table:formula="of:=[.O66]*[.$J66]" office:value-type="float" office:value="0" calcext:value-type="float">
            <text:p>0,0</text:p>
          </table:table-cell>
          <table:table-cell table:formula="of:=([.U66]+[.V66]+[.W66])*[.T66]" office:value-type="float" office:value="30" calcext:value-type="float">
            <text:p>30</text:p>
          </table:table-cell>
          <table:table-cell table:formula="of:=(([.U66]*1.5)+[.V66]+[.W66])*[.T66]" office:value-type="float" office:value="37.5" calcext:value-type="float">
            <text:p>38</text:p>
          </table:table-cell>
          <table:table-cell table:formula="of:=IF(SUM([.N66:.O66])=1;SUM([.N66:.O66]);FALSE())" office:value-type="percentage" office:value="0" calcext:value-type="percentage">
            <text:p>0,00 %</text:p>
          </table:table-cell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5 Langages et Méthodes<text:span text:style-name="T1"> (1 parmi 3)</text:span></text:p>
          </table:table-cell>
          <table:table-cell table:style-name="ce33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92" office:value-type="string" calcext:value-type="string">
            <text:p>Choisir 1 Ec parmi les 3 suivants :</text:p>
          </table:table-cell>
          <table:table-cell table:style-name="ce33" table:number-columns-repeated="3"/>
          <table:table-cell table:style-name="ce33" office:value-type="float" office:value="30" calcext:value-type="float">
            <text:p>30</text:p>
          </table:table-cell>
          <table:table-cell table:style-name="ce33" table:number-columns-repeated="5"/>
          <table:table-cell table:style-name="ce57"/>
          <table:table-cell table:style-name="ce226"/>
          <table:table-cell table:style-name="ce33"/>
          <table:table-cell table:style-name="ce57"/>
          <table:table-cell table:style-name="ce268"/>
          <table:table-cell table:style-name="ce274" table:number-columns-repeated="5"/>
          <table:table-cell table:style-name="ce281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3" office:value-type="string" calcext:value-type="string">
            <text:p>EC1 Immersion et interaction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office:value-type="float" office:value="1" calcext:value-type="float">
            <text:p>1</text:p>
          </table:table-cell>
          <table:table-cell table:formula="of:=[.M68]*[.$J68]" office:value-type="float" office:value="0" calcext:value-type="float">
            <text:p>0,0</text:p>
          </table:table-cell>
          <table:table-cell table:formula="of:=[.N68]*[.$J68]" office:value-type="float" office:value="0" calcext:value-type="float">
            <text:p>0,0</text:p>
          </table:table-cell>
          <table:table-cell table:formula="of:=[.O68]*[.$J68]" office:value-type="float" office:value="0" calcext:value-type="float">
            <text:p>0,0</text:p>
          </table:table-cell>
          <table:table-cell table:formula="of:=([.U68]+[.V68]+[.W68])*[.T68]" office:value-type="float" office:value="0" calcext:value-type="float">
            <text:p>0</text:p>
          </table:table-cell>
          <table:table-cell table:formula="of:=(([.U68]*1.5)+[.V68]+[.W68])*[.T68]" office:value-type="float" office:value="0" calcext:value-type="float">
            <text:p>0</text:p>
          </table:table-cell>
          <table:table-cell table:formula="of:=IF(SUM([.M68:.O68])=1;SUM([.M68:.O68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2 Conception et gestion de projet numérique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office:value-type="float" office:value="1" calcext:value-type="float">
            <text:p>1</text:p>
          </table:table-cell>
          <table:table-cell table:formula="of:=[.M69]*[.$J69]" office:value-type="float" office:value="0" calcext:value-type="float">
            <text:p>0,0</text:p>
          </table:table-cell>
          <table:table-cell table:formula="of:=[.N69]*[.$J69]" office:value-type="float" office:value="0" calcext:value-type="float">
            <text:p>0,0</text:p>
          </table:table-cell>
          <table:table-cell table:formula="of:=[.O69]*[.$J69]" office:value-type="float" office:value="0" calcext:value-type="float">
            <text:p>0,0</text:p>
          </table:table-cell>
          <table:table-cell table:formula="of:=([.U69]+[.V69]+[.W69])*[.T69]" office:value-type="float" office:value="0" calcext:value-type="float">
            <text:p>0</text:p>
          </table:table-cell>
          <table:table-cell table:formula="of:=(([.U69]*1.5)+[.V69]+[.W69])*[.T69]" office:value-type="float" office:value="0" calcext:value-type="float">
            <text:p>0</text:p>
          </table:table-cell>
          <table:table-cell table:formula="of:=IF(SUM([.M69:.O69])=1;SUM([.M69:.O69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3 After Effects</text:p>
          </table:table-cell>
          <table:table-cell table:style-name="ce127" table:content-validation-name="val2" office:value-type="string" calcext:value-type="string">
            <text:p>Obligatoire à choix (X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/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 table:style-name="ce248"/>
          <table:table-cell office:value-type="float" office:value="1" calcext:value-type="float">
            <text:p>1</text:p>
          </table:table-cell>
          <table:table-cell table:formula="of:=[.M70]*[.$J70]" office:value-type="float" office:value="0" calcext:value-type="float">
            <text:p>0,0</text:p>
          </table:table-cell>
          <table:table-cell table:formula="of:=[.N70]*[.$J70]" office:value-type="float" office:value="0" calcext:value-type="float">
            <text:p>0,0</text:p>
          </table:table-cell>
          <table:table-cell table:formula="of:=[.O70]*[.$J70]" office:value-type="float" office:value="0" calcext:value-type="float">
            <text:p>0,0</text:p>
          </table:table-cell>
          <table:table-cell table:formula="of:=([.U70]+[.V70]+[.W70])*[.T70]" office:value-type="float" office:value="0" calcext:value-type="float">
            <text:p>0</text:p>
          </table:table-cell>
          <table:table-cell table:formula="of:=(([.U70]*1.5)+[.V70]+[.W70])*[.T70]" office:value-type="float" office:value="0" calcext:value-type="float">
            <text:p>0</text:p>
          </table:table-cell>
          <table:table-cell table:formula="of:=IF(SUM([.M70:.O70])=1;SUM([.M70:.O70]);FALSE())" office:value-type="percentage" office:value="1" calcext:value-type="percentage">
            <text:p>100,00 %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13" office:value-type="string" calcext:value-type="string">
            <text:p>UE6 Participation critique à la vie scientifique et culturelle I</text:p>
          </table:table-cell>
          <table:table-cell table:style-name="ce34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95" office:value-type="string" calcext:value-type="string">
            <text:p>EC1 Participation critique I</text:p>
          </table:table-cell>
          <table:table-cell table:style-name="ce135" table:content-validation-name="val2" office:value-type="string" calcext:value-type="string">
            <text:p>Obligatoire (O)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table:content-validation-name="val4" office:value-type="string" calcext:value-type="string">
            <text:p>3h 00</text:p>
          </table:table-cell>
          <table:table-cell table:number-columns-repeated="2" table:style-name="ce187" office:value-type="percentage" office:value="0.5" calcext:value-type="percentage">
            <text:p>50 %</text:p>
          </table:table-cell>
          <table:table-cell table:style-name="ce187"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style-name="ce236" table:content-validation-name="val9"/>
          <table:table-cell table:style-name="ce250"/>
          <table:table-cell table:style-name="ce267" office:value-type="float" office:value="1" calcext:value-type="float">
            <text:p>1</text:p>
          </table:table-cell>
          <table:table-cell table:style-name="ce273" table:formula="of:=[.M71]*[.$J71]" office:value-type="float" office:value="15" calcext:value-type="float">
            <text:p>15,0</text:p>
          </table:table-cell>
          <table:table-cell table:style-name="ce273" table:formula="of:=[.N71]*[.$J71]" office:value-type="float" office:value="15" calcext:value-type="float">
            <text:p>15,0</text:p>
          </table:table-cell>
          <table:table-cell table:style-name="ce273" table:formula="of:=[.O71]*[.$J71]" office:value-type="float" office:value="0" calcext:value-type="float">
            <text:p>0,0</text:p>
          </table:table-cell>
          <table:table-cell table:style-name="ce276" table:formula="of:=([.U71]+[.V71]+[.W71])*[.T71]" office:value-type="float" office:value="30" calcext:value-type="float">
            <text:p>30</text:p>
          </table:table-cell>
          <table:table-cell table:style-name="ce276" table:formula="of:=(([.U71]*1.5)+[.V71]+[.W71])*[.T71]" office:value-type="float" office:value="37.5" calcext:value-type="float">
            <text:p>38</text:p>
          </table:table-cell>
          <table:table-cell table:style-name="ce280" table:formula="of:=IF(SUM([.M71:.O71])=1;SUM([.M71:.O71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14"/>
          <table:table-cell table:style-name="ce29" table:number-columns-repeated="2"/>
          <table:table-cell table:style-name="ce96" office:value-type="string" calcext:value-type="string">
            <text:p>EC2 Analyse critique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style-name="ce243" table:content-validation-name="val9"/>
          <table:table-cell table:style-name="ce259"/>
          <table:table-cell table:style-name="ce267" office:value-type="float" office:value="1" calcext:value-type="float">
            <text:p>1</text:p>
          </table:table-cell>
          <table:table-cell table:style-name="ce273" table:formula="of:=[.M72]*[.$J72]" office:value-type="float" office:value="15" calcext:value-type="float">
            <text:p>15,0</text:p>
          </table:table-cell>
          <table:table-cell table:style-name="ce273" table:formula="of:=[.N72]*[.$J72]" office:value-type="float" office:value="15" calcext:value-type="float">
            <text:p>15,0</text:p>
          </table:table-cell>
          <table:table-cell table:style-name="ce273" table:formula="of:=[.O72]*[.$J72]" office:value-type="float" office:value="0" calcext:value-type="float">
            <text:p>0,0</text:p>
          </table:table-cell>
          <table:table-cell table:style-name="ce276" table:formula="of:=([.U72]+[.V72]+[.W72])*[.T72]" office:value-type="float" office:value="30" calcext:value-type="float">
            <text:p>30</text:p>
          </table:table-cell>
          <table:table-cell table:style-name="ce276" table:formula="of:=(([.U72]*1.5)+[.V72]+[.W72])*[.T72]" office:value-type="float" office:value="37.5" calcext:value-type="float">
            <text:p>38</text:p>
          </table:table-cell>
          <table:table-cell table:style-name="ce280" table:formula="of:=IF(SUM([.M72:.O72])=1;SUM([.M72:.O72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15" office:value-type="string" calcext:value-type="string">
            <text:p>UE7 Réalisation projet</text:p>
          </table:table-cell>
          <table:table-cell table:style-name="ce35" office:value-type="float" office:value="3" calcext:value-type="float">
            <text:p>3</text:p>
          </table:table-cell>
          <table:table-cell table:style-name="ce59" office:value-type="float" office:value="19" calcext:value-type="float">
            <text:p>19</text:p>
          </table:table-cell>
          <table:table-cell table:style-name="ce93" office:value-type="string" calcext:value-type="string">
            <text:p>EC1 Suivi développement et intégration </text:p>
          </table:table-cell>
          <table:table-cell table:style-name="ce136" table:content-validation-name="val2" office:value-type="string" calcext:value-type="string">
            <text:p>Obligatoire (O)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30" calcext:value-type="float">
            <text:p>30</text:p>
          </table:table-cell>
          <table:table-cell table:style-name="ce35" table:content-validation-name="val4" office:value-type="string" calcext:value-type="string">
            <text:p>3h 00</text:p>
          </table:table-cell>
          <table:table-cell table:number-columns-repeated="2" table:style-name="ce182" office:value-type="percentage" office:value="0.5" calcext:value-type="percentage">
            <text:p>50 %</text:p>
          </table:table-cell>
          <table:table-cell table:style-name="ce182"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style-name="ce267" office:value-type="float" office:value="1" calcext:value-type="float">
            <text:p>1</text:p>
          </table:table-cell>
          <table:table-cell table:style-name="ce273" table:formula="of:=[.M73]*[.$J73]" office:value-type="float" office:value="15" calcext:value-type="float">
            <text:p>15,0</text:p>
          </table:table-cell>
          <table:table-cell table:style-name="ce273" table:formula="of:=[.N73]*[.$J73]" office:value-type="float" office:value="15" calcext:value-type="float">
            <text:p>15,0</text:p>
          </table:table-cell>
          <table:table-cell table:style-name="ce273" table:formula="of:=[.O73]*[.$J73]" office:value-type="float" office:value="0" calcext:value-type="float">
            <text:p>0,0</text:p>
          </table:table-cell>
          <table:table-cell table:style-name="ce276" table:formula="of:=([.U73]+[.V73]+[.W73])*[.T73]" office:value-type="float" office:value="30" calcext:value-type="float">
            <text:p>30</text:p>
          </table:table-cell>
          <table:table-cell table:style-name="ce276" table:formula="of:=(([.U73]*1.5)+[.V73]+[.W73])*[.T73]" office:value-type="float" office:value="37.5" calcext:value-type="float">
            <text:p>38</text:p>
          </table:table-cell>
          <table:table-cell table:style-name="ce280" table:formula="of:=IF(SUM([.M73:.O73])=1;SUM([.M73:.O73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2 Direction artistique 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style-name="ce267" office:value-type="float" office:value="1" calcext:value-type="float">
            <text:p>1</text:p>
          </table:table-cell>
          <table:table-cell table:style-name="ce273" table:formula="of:=[.M74]*[.$J74]" office:value-type="float" office:value="15" calcext:value-type="float">
            <text:p>15,0</text:p>
          </table:table-cell>
          <table:table-cell table:style-name="ce273" table:formula="of:=[.N74]*[.$J74]" office:value-type="float" office:value="15" calcext:value-type="float">
            <text:p>15,0</text:p>
          </table:table-cell>
          <table:table-cell table:style-name="ce273" table:formula="of:=[.O74]*[.$J74]" office:value-type="float" office:value="0" calcext:value-type="float">
            <text:p>0,0</text:p>
          </table:table-cell>
          <table:table-cell table:style-name="ce276" table:formula="of:=([.U74]+[.V74]+[.W74])*[.T74]" office:value-type="float" office:value="30" calcext:value-type="float">
            <text:p>30</text:p>
          </table:table-cell>
          <table:table-cell table:style-name="ce276" table:formula="of:=(([.U74]*1.5)+[.V74]+[.W74])*[.T74]" office:value-type="float" office:value="37.5" calcext:value-type="float">
            <text:p>38</text:p>
          </table:table-cell>
          <table:table-cell table:style-name="ce280" table:formula="of:=IF(SUM([.M74:.O74])=1;SUM([.M74:.O74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3 Interaction appliquée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style-name="ce267" office:value-type="float" office:value="1" calcext:value-type="float">
            <text:p>1</text:p>
          </table:table-cell>
          <table:table-cell table:style-name="ce273" table:formula="of:=[.M75]*[.$J75]" office:value-type="float" office:value="15" calcext:value-type="float">
            <text:p>15,0</text:p>
          </table:table-cell>
          <table:table-cell table:style-name="ce273" table:formula="of:=[.N75]*[.$J75]" office:value-type="float" office:value="15" calcext:value-type="float">
            <text:p>15,0</text:p>
          </table:table-cell>
          <table:table-cell table:style-name="ce273" table:formula="of:=[.O75]*[.$J75]" office:value-type="float" office:value="0" calcext:value-type="float">
            <text:p>0,0</text:p>
          </table:table-cell>
          <table:table-cell table:style-name="ce276" table:formula="of:=([.U75]+[.V75]+[.W75])*[.T75]" office:value-type="float" office:value="30" calcext:value-type="float">
            <text:p>30</text:p>
          </table:table-cell>
          <table:table-cell table:style-name="ce276" table:formula="of:=(([.U75]*1.5)+[.V75]+[.W75])*[.T75]" office:value-type="float" office:value="37.5" calcext:value-type="float">
            <text:p>38</text:p>
          </table:table-cell>
          <table:table-cell table:style-name="ce280" table:formula="of:=IF(SUM([.M75:.O75])=1;SUM([.M75:.O75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4 Animation 2D et vidéo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style-name="ce267" office:value-type="float" office:value="1" calcext:value-type="float">
            <text:p>1</text:p>
          </table:table-cell>
          <table:table-cell table:style-name="ce273" table:formula="of:=[.M76]*[.$J76]" office:value-type="float" office:value="15" calcext:value-type="float">
            <text:p>15,0</text:p>
          </table:table-cell>
          <table:table-cell table:style-name="ce273" table:formula="of:=[.N76]*[.$J76]" office:value-type="float" office:value="15" calcext:value-type="float">
            <text:p>15,0</text:p>
          </table:table-cell>
          <table:table-cell table:style-name="ce273" table:formula="of:=[.O76]*[.$J76]" office:value-type="float" office:value="0" calcext:value-type="float">
            <text:p>0,0</text:p>
          </table:table-cell>
          <table:table-cell table:style-name="ce276" table:formula="of:=([.U76]+[.V76]+[.W76])*[.T76]" office:value-type="float" office:value="30" calcext:value-type="float">
            <text:p>30</text:p>
          </table:table-cell>
          <table:table-cell table:style-name="ce276" table:formula="of:=(([.U76]*1.5)+[.V76]+[.W76])*[.T76]" office:value-type="float" office:value="37.5" calcext:value-type="float">
            <text:p>38</text:p>
          </table:table-cell>
          <table:table-cell table:style-name="ce280" table:formula="of:=IF(SUM([.M76:.O76])=1;SUM([.M76:.O76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94" office:value-type="string" calcext:value-type="string">
            <text:p>EC5 Aspects éditoriaux de la réalisation multimédia 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style-name="ce267" office:value-type="float" office:value="1" calcext:value-type="float">
            <text:p>1</text:p>
          </table:table-cell>
          <table:table-cell table:style-name="ce273" table:formula="of:=[.M77]*[.$J77]" office:value-type="float" office:value="15" calcext:value-type="float">
            <text:p>15,0</text:p>
          </table:table-cell>
          <table:table-cell table:style-name="ce273" table:formula="of:=[.N77]*[.$J77]" office:value-type="float" office:value="15" calcext:value-type="float">
            <text:p>15,0</text:p>
          </table:table-cell>
          <table:table-cell table:style-name="ce273" table:formula="of:=[.O77]*[.$J77]" office:value-type="float" office:value="0" calcext:value-type="float">
            <text:p>0,0</text:p>
          </table:table-cell>
          <table:table-cell table:style-name="ce276" table:formula="of:=([.U77]+[.V77]+[.W77])*[.T77]" office:value-type="float" office:value="30" calcext:value-type="float">
            <text:p>30</text:p>
          </table:table-cell>
          <table:table-cell table:style-name="ce276" table:formula="of:=(([.U77]*1.5)+[.V77]+[.W77])*[.T77]" office:value-type="float" office:value="37.5" calcext:value-type="float">
            <text:p>38</text:p>
          </table:table-cell>
          <table:table-cell table:style-name="ce280" table:formula="of:=IF(SUM([.M77:.O77])=1;SUM([.M77:.O77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10" office:value-type="string" calcext:value-type="string">
            <text:p>UE5 Management de l'information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97" office:value-type="string" calcext:value-type="string">
            <text:p>EC1 Gestion d’un service info-documentaire 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formula="of:=IF([.P78]=0;0;ROUNDUP([#REF!]/[.P78];0))" office:value-type="string" office:string-value="" calcext:value-type="error">
            <text:p>#RÉF !</text:p>
          </table:table-cell>
          <table:table-cell table:formula="of:=[.M78]*[.$J78]" office:value-type="float" office:value="15" calcext:value-type="float">
            <text:p>15,0</text:p>
          </table:table-cell>
          <table:table-cell table:formula="of:=[.N78]*[.$J78]" office:value-type="float" office:value="15" calcext:value-type="float">
            <text:p>15,0</text:p>
          </table:table-cell>
          <table:table-cell table:formula="of:=[.O78]*[.$J78]" office:value-type="float" office:value="0" calcext:value-type="float">
            <text:p>0,0</text:p>
          </table:table-cell>
          <table:table-cell table:formula="of:=([.U78]+[.V78]+[.W78])*[.T78]" office:value-type="string" office:string-value="" calcext:value-type="error">
            <text:p>#RÉF !</text:p>
          </table:table-cell>
          <table:table-cell table:formula="of:=(([.U78]*1.5)+[.V78]+[.W78])*[.T78]" office:value-type="string" office:string-value="" calcext:value-type="error">
            <text:p>#RÉF !</text:p>
          </table:table-cell>
          <table:table-cell table:formula="of:=IF(SUM([.M78:.O78])=1;SUM([.M78:.O78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EC2 Veille et recherche d'informations 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3" calcext:value-type="percentage">
            <text:p>30 %</text:p>
          </table:table-cell>
          <table:table-cell office:value-type="percentage" office:value="0.7" calcext:value-type="percentage">
            <text:p>7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 table:style-name="ce248"/>
          <table:table-cell table:formula="of:=IF([.P79]=0;0;ROUNDUP([.C$89]/[.P79];0))" office:value-type="float" office:value="0" calcext:value-type="float">
            <text:p>0</text:p>
          </table:table-cell>
          <table:table-cell table:formula="of:=[.M79]*[.$J79]" office:value-type="float" office:value="9" calcext:value-type="float">
            <text:p>9,0</text:p>
          </table:table-cell>
          <table:table-cell table:formula="of:=[.N79]*[.$J79]" office:value-type="float" office:value="21" calcext:value-type="float">
            <text:p>21,0</text:p>
          </table:table-cell>
          <table:table-cell table:formula="of:=[.O79]*[.$J79]" office:value-type="float" office:value="0" calcext:value-type="float">
            <text:p>0,0</text:p>
          </table:table-cell>
          <table:table-cell table:formula="of:=([.U79]+[.V79]+[.W79])*[.T79]" office:value-type="float" office:value="0" calcext:value-type="float">
            <text:p>0</text:p>
          </table:table-cell>
          <table:table-cell table:formula="of:=(([.U79]*1.5)+[.V79]+[.W79])*[.T79]" office:value-type="float" office:value="0" calcext:value-type="float">
            <text:p>0</text:p>
          </table:table-cell>
          <table:table-cell table:formula="of:=IF(SUM([.M79:.O79])=1;SUM([.M79:.O79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EC3 Records management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3" calcext:value-type="percentage">
            <text:p>30 %</text:p>
          </table:table-cell>
          <table:table-cell office:value-type="percentage" office:value="0.7" calcext:value-type="percentage">
            <text:p>7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80]=0;0;ROUNDUP([.C$89]/[.P80];0))" office:value-type="float" office:value="0" calcext:value-type="float">
            <text:p>0</text:p>
          </table:table-cell>
          <table:table-cell table:formula="of:=[.M80]*[.$J80]" office:value-type="float" office:value="6" calcext:value-type="float">
            <text:p>6,0</text:p>
          </table:table-cell>
          <table:table-cell table:formula="of:=[.N80]*[.$J80]" office:value-type="float" office:value="14" calcext:value-type="float">
            <text:p>14,0</text:p>
          </table:table-cell>
          <table:table-cell table:formula="of:=[.O80]*[.$J80]" office:value-type="float" office:value="0" calcext:value-type="float">
            <text:p>0,0</text:p>
          </table:table-cell>
          <table:table-cell table:formula="of:=([.U80]+[.V80]+[.W80])*[.T80]" office:value-type="float" office:value="0" calcext:value-type="float">
            <text:p>0</text:p>
          </table:table-cell>
          <table:table-cell table:formula="of:=(([.U80]*1.5)+[.V80]+[.W80])*[.T80]" office:value-type="float" office:value="0" calcext:value-type="float">
            <text:p>0</text:p>
          </table:table-cell>
          <table:table-cell table:formula="of:=IF(SUM([.M80:.O80])=1;SUM([.M80:.O80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10" office:value-type="string" calcext:value-type="string">
            <text:p>UE6 Informatique documentaire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97" office:value-type="string" calcext:value-type="string">
            <text:p>EC1 Systèmes de recherche d'information (SRI)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81]=0;0;ROUNDUP([.C$89]/[.P81];0))" office:value-type="float" office:value="0" calcext:value-type="float">
            <text:p>0</text:p>
          </table:table-cell>
          <table:table-cell table:formula="of:=[.M81]*[.$J81]" office:value-type="float" office:value="21" calcext:value-type="float">
            <text:p>21,0</text:p>
          </table:table-cell>
          <table:table-cell table:formula="of:=[.N81]*[.$J81]" office:value-type="float" office:value="0" calcext:value-type="float">
            <text:p>0,0</text:p>
          </table:table-cell>
          <table:table-cell table:formula="of:=[.O81]*[.$J81]" office:value-type="float" office:value="0" calcext:value-type="float">
            <text:p>0,0</text:p>
          </table:table-cell>
          <table:table-cell table:formula="of:=([.U81]+[.V81]+[.W81])*[.T81]" office:value-type="float" office:value="0" calcext:value-type="float">
            <text:p>0</text:p>
          </table:table-cell>
          <table:table-cell table:formula="of:=(([.U81]*1.5)+[.V81]+[.W81])*[.T81]" office:value-type="float" office:value="0" calcext:value-type="float">
            <text:p>0</text:p>
          </table:table-cell>
          <table:table-cell table:formula="of:=IF(SUM([.M81:.O81])=1;SUM([.M81:.O81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EC2 Gestion électronique des documents (GED)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82]=0;0;ROUNDUP([.C$89]/[.P82];0))" office:value-type="float" office:value="0" calcext:value-type="float">
            <text:p>0</text:p>
          </table:table-cell>
          <table:table-cell table:formula="of:=[.M82]*[.$J82]" office:value-type="float" office:value="0" calcext:value-type="float">
            <text:p>0,0</text:p>
          </table:table-cell>
          <table:table-cell table:formula="of:=[.N82]*[.$J82]" office:value-type="float" office:value="24" calcext:value-type="float">
            <text:p>24,0</text:p>
          </table:table-cell>
          <table:table-cell table:formula="of:=[.O82]*[.$J82]" office:value-type="float" office:value="0" calcext:value-type="float">
            <text:p>0,0</text:p>
          </table:table-cell>
          <table:table-cell table:formula="of:=([.U82]+[.V82]+[.W82])*[.T82]" office:value-type="float" office:value="0" calcext:value-type="float">
            <text:p>0</text:p>
          </table:table-cell>
          <table:table-cell table:formula="of:=(([.U82]*1.5)+[.V82]+[.W82])*[.T82]" office:value-type="float" office:value="0" calcext:value-type="float">
            <text:p>0</text:p>
          </table:table-cell>
          <table:table-cell table:formula="of:=IF(SUM([.M82:.O82])=1;SUM([.M82:.O82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EC3 Gestion des contenu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83]=0;0;ROUNDUP([.C$89]/[.P83];0))" office:value-type="float" office:value="0" calcext:value-type="float">
            <text:p>0</text:p>
          </table:table-cell>
          <table:table-cell table:formula="of:=[.M83]*[.$J83]" office:value-type="float" office:value="10" calcext:value-type="float">
            <text:p>10,0</text:p>
          </table:table-cell>
          <table:table-cell table:formula="of:=[.N83]*[.$J83]" office:value-type="float" office:value="10" calcext:value-type="float">
            <text:p>10,0</text:p>
          </table:table-cell>
          <table:table-cell table:formula="of:=[.O83]*[.$J83]" office:value-type="float" office:value="0" calcext:value-type="float">
            <text:p>0,0</text:p>
          </table:table-cell>
          <table:table-cell table:formula="of:=([.U83]+[.V83]+[.W83])*[.T83]" office:value-type="float" office:value="0" calcext:value-type="float">
            <text:p>0</text:p>
          </table:table-cell>
          <table:table-cell table:formula="of:=(([.U83]*1.5)+[.V83]+[.W83])*[.T83]" office:value-type="float" office:value="0" calcext:value-type="float">
            <text:p>0</text:p>
          </table:table-cell>
          <table:table-cell table:formula="of:=IF(SUM([.M83:.O83])=1;SUM([.M83:.O83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10" office:value-type="string" calcext:value-type="string">
            <text:p>UE 7 Stage et rapport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1" office:value-type="string" calcext:value-type="string">
            <text:p>EC1 Stage et rapport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84]*[.$J84]" office:value-type="float" office:value="0" calcext:value-type="float">
            <text:p>0,0</text:p>
          </table:table-cell>
          <table:table-cell table:formula="of:=[.N84]*[.$J84]" office:value-type="float" office:value="21" calcext:value-type="float">
            <text:p>21,0</text:p>
          </table:table-cell>
          <table:table-cell table:formula="of:=[.O84]*[.$J84]" office:value-type="float" office:value="0" calcext:value-type="float">
            <text:p>0,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SUM([.M84:.O84])=1;SUM([.M84:.O84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10" office:value-type="string" calcext:value-type="string">
            <text:p>UE8 Anglais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97" office:value-type="string" calcext:value-type="string">
            <text:p>EC1 Anglais</text:p>
          </table:table-cell>
          <table:table-cell table:style-name="ce127" table:content-validation-name="val2" office:value-type="string" calcext:value-type="string">
            <text:p>Obligatoire (O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style-name="ce221"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0" calcext:value-type="float">
            <text:p>0</text:p>
          </table:table-cell>
          <table:table-cell table:formula="of:=[.M85]*[.$J85]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[.O85]*[.$J85]" office:value-type="float" office:value="0" calcext:value-type="float">
            <text:p>0,0</text:p>
          </table:table-cell>
          <table:table-cell table:formula="of:=([.U85]+[.V85]+[.W85])*[.T85]" office:value-type="float" office:value="0" calcext:value-type="float">
            <text:p>0</text:p>
          </table:table-cell>
          <table:table-cell table:formula="of:=(([.U85]*1.5)+[.V85]+[.W85])*[.T85]" office:value-type="float" office:value="0" calcext:value-type="float">
            <text:p>0</text:p>
          </table:table-cell>
          <table:table-cell table:formula="of:=IF(SUM([.M85:.O85])=1;SUM([.M85:.O85]);FALSE())" office:value-type="percentage" office:value="1" calcext:value-type="percentage">
            <text:p>100,00 %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5 Plateformes numériques<text:span text:style-name="T1"> (3 parmi 4)</text:span>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EC1 Données Web : méthodes et outils d'analyse et de gestion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86]*[.$J86]" office:value-type="float" office:value="15" calcext:value-type="float">
            <text:p>15,0</text:p>
          </table:table-cell>
          <table:table-cell table:formula="of:=[.N86]*[.$J86]" office:value-type="float" office:value="15" calcext:value-type="float">
            <text:p>15,0</text:p>
          </table:table-cell>
          <table:table-cell table:formula="of:=[.O86]*[.$J86]" office:value-type="float" office:value="0" calcext:value-type="float">
            <text:p>0,0</text:p>
          </table:table-cell>
          <table:table-cell table:formula="of:=([.U86]+[.V86]+[.W86])*[.T86]" office:value-type="float" office:value="30" calcext:value-type="float">
            <text:p>30</text:p>
          </table:table-cell>
          <table:table-cell table:formula="of:=(([.U86]*1.5)+[.V86]+[.W86])*[.T86]" office:value-type="float" office:value="37.5" calcext:value-type="float">
            <text:p>38</text:p>
          </table:table-cell>
          <table:table-cell table:formula="of:=IF(SUM([.M86:.O86])=1;SUM([.M86:.O86]);FALSE())" office:value-type="percentage" office:value="1" calcext:value-type="percentage">
            <text:p>100,00 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2"/>
          <table:table-cell table:style-name="ce53"/>
          <table:table-cell office:value-type="string" calcext:value-type="string">
            <text:p>EC2 Hypermédia et web sémantique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87]*[.$J87]" office:value-type="float" office:value="15" calcext:value-type="float">
            <text:p>15,0</text:p>
          </table:table-cell>
          <table:table-cell table:formula="of:=[.N87]*[.$J87]" office:value-type="float" office:value="15" calcext:value-type="float">
            <text:p>15,0</text:p>
          </table:table-cell>
          <table:table-cell table:formula="of:=[.O87]*[.$J87]" office:value-type="float" office:value="0" calcext:value-type="float">
            <text:p>0,0</text:p>
          </table:table-cell>
          <table:table-cell table:formula="of:=([.U87]+[.V87]+[.W87])*[.T87]" office:value-type="float" office:value="30" calcext:value-type="float">
            <text:p>30</text:p>
          </table:table-cell>
          <table:table-cell table:formula="of:=(([.U87]*1.5)+[.V87]+[.W87])*[.T87]" office:value-type="float" office:value="37.5" calcext:value-type="float">
            <text:p>38</text:p>
          </table:table-cell>
          <table:table-cell table:formula="of:=IF(SUM([.M87:.O87])=1;SUM([.M87:.O87]);FALSE())" office:value-type="percentage" office:value="1" calcext:value-type="percentage">
            <text:p>100,00 %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10"/>
          <table:table-cell table:style-name="ce32"/>
          <table:table-cell table:style-name="ce53"/>
          <table:table-cell office:value-type="string" calcext:value-type="string">
            <text:p>EC3 Numérique en entreprise et management de l'information au sein des organisations 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88]*[.$J88]" office:value-type="float" office:value="15" calcext:value-type="float">
            <text:p>15,0</text:p>
          </table:table-cell>
          <table:table-cell table:formula="of:=[.N88]*[.$J88]" office:value-type="float" office:value="15" calcext:value-type="float">
            <text:p>15,0</text:p>
          </table:table-cell>
          <table:table-cell table:formula="of:=[.O88]*[.$J88]" office:value-type="float" office:value="0" calcext:value-type="float">
            <text:p>0,0</text:p>
          </table:table-cell>
          <table:table-cell table:formula="of:=([.U88]+[.V88]+[.W88])*[.T88]" office:value-type="float" office:value="30" calcext:value-type="float">
            <text:p>30</text:p>
          </table:table-cell>
          <table:table-cell table:formula="of:=(([.U88]*1.5)+[.V88]+[.W88])*[.T88]" office:value-type="float" office:value="37.5" calcext:value-type="float">
            <text:p>38</text:p>
          </table:table-cell>
          <table:table-cell table:formula="of:=IF(SUM([.M88:.O88])=1;SUM([.M88:.O88]);FALSE())" office:value-type="percentage" office:value="1" calcext:value-type="percentage">
            <text:p>100,00 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2"/>
          <table:table-cell table:style-name="ce53"/>
          <table:table-cell office:value-type="string" calcext:value-type="string">
            <text:p>EC4 Numérique en ligne et nouvelle économie</text:p>
          </table:table-cell>
          <table:table-cell table:content-validation-name="val2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89]*[.$J89]" office:value-type="float" office:value="15" calcext:value-type="float">
            <text:p>15,0</text:p>
          </table:table-cell>
          <table:table-cell table:formula="of:=[.N89]*[.$J89]" office:value-type="float" office:value="15" calcext:value-type="float">
            <text:p>15,0</text:p>
          </table:table-cell>
          <table:table-cell table:formula="of:=[.O89]*[.$J89]" office:value-type="float" office:value="0" calcext:value-type="float">
            <text:p>0,0</text:p>
          </table:table-cell>
          <table:table-cell table:formula="of:=([.U89]+[.V89]+[.W89])*[.T89]" office:value-type="float" office:value="30" calcext:value-type="float">
            <text:p>30</text:p>
          </table:table-cell>
          <table:table-cell table:formula="of:=(([.U89]*1.5)+[.V89]+[.W89])*[.T89]" office:value-type="float" office:value="37.5" calcext:value-type="float">
            <text:p>38</text:p>
          </table:table-cell>
          <table:table-cell table:formula="of:=IF(SUM([.M89:.O89])=1;SUM([.M89:.O89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6 Le numérique et l'information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EC1 Enjeux actuels du numérique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90]*[.$J90]" office:value-type="float" office:value="15" calcext:value-type="float">
            <text:p>15,0</text:p>
          </table:table-cell>
          <table:table-cell table:formula="of:=[.N90]*[.$J90]" office:value-type="float" office:value="15" calcext:value-type="float">
            <text:p>15,0</text:p>
          </table:table-cell>
          <table:table-cell table:formula="of:=[.O90]*[.$J90]" office:value-type="float" office:value="0" calcext:value-type="float">
            <text:p>0,0</text:p>
          </table:table-cell>
          <table:table-cell table:formula="of:=([.U90]+[.V90]+[.W90])*[.T90]" office:value-type="float" office:value="30" calcext:value-type="float">
            <text:p>30</text:p>
          </table:table-cell>
          <table:table-cell table:formula="of:=(([.U90]*1.5)+[.V90]+[.W90])*[.T90]" office:value-type="float" office:value="37.5" calcext:value-type="float">
            <text:p>38</text:p>
          </table:table-cell>
          <table:table-cell table:formula="of:=IF(SUM([.M90:.O90])=1;SUM([.M90:.O90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2"/>
          <table:table-cell table:style-name="ce53"/>
          <table:table-cell table:style-name="ce98" office:value-type="string" calcext:value-type="string">
            <text:p>EC2 Design de l'information numérique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office:value-type="float" office:value="1" calcext:value-type="float">
            <text:p>1</text:p>
          </table:table-cell>
          <table:table-cell table:formula="of:=[.M91]*[.$J91]" office:value-type="float" office:value="15" calcext:value-type="float">
            <text:p>15,0</text:p>
          </table:table-cell>
          <table:table-cell table:formula="of:=[.N91]*[.$J91]" office:value-type="float" office:value="15" calcext:value-type="float">
            <text:p>15,0</text:p>
          </table:table-cell>
          <table:table-cell table:formula="of:=[.O91]*[.$J91]" office:value-type="float" office:value="0" calcext:value-type="float">
            <text:p>0,0</text:p>
          </table:table-cell>
          <table:table-cell table:formula="of:=([.U91]+[.V91]+[.W91])*[.T91]" office:value-type="float" office:value="30" calcext:value-type="float">
            <text:p>30</text:p>
          </table:table-cell>
          <table:table-cell table:formula="of:=(([.U91]*1.5)+[.V91]+[.W91])*[.T91]" office:value-type="float" office:value="37.5" calcext:value-type="float">
            <text:p>38</text:p>
          </table:table-cell>
          <table:table-cell table:formula="of:=IF(SUM([.M91:.O91])=1;SUM([.M91:.O91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7 Ouverture 2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EC1 Libre 2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Oui</text:p>
          </table:table-cell>
          <table:table-cell table:content-validation-name="val9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92]*[.$J92]" office:value-type="float" office:value="0" calcext:value-type="float">
            <text:p>0,0</text:p>
          </table:table-cell>
          <table:table-cell table:formula="of:=([.U92]+[.V92]+[.W92])*[.T92]" office:value-type="float" office:value="0" calcext:value-type="float">
            <text:p>0</text:p>
          </table:table-cell>
          <table:table-cell table:formula="of:=(([.U92]*1.5)+[.V92]+[.W92])*[.T92]" office:value-type="float" office:value="0" calcext:value-type="float">
            <text:p>0</text:p>
          </table:table-cell>
          <table:table-cell table:formula="of:=IF(SUM([.M92:.O92])=1;SUM([.M92:.O92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2"/>
          <table:table-cell table:style-name="ce53"/>
          <table:table-cell office:value-type="string" calcext:value-type="string">
            <text:p>EC2 Anglais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 office:value-type="string" calcext:value-type="string">
            <text:p>Inter-composante</text:p>
          </table:table-cell>
          <table:table-cell office:value-type="string" calcext:value-type="string">
            <text:p>Centre de langues</text:p>
          </table:table-cell>
          <table:table-cell office:value-type="float" office:value="1" calcext:value-type="float">
            <text:p>1</text:p>
          </table:table-cell>
          <table:table-cell table:formula="of:=[.M93]*[.$J93]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[.O93]*[.$J93]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formula="of:=(([.U93]*1.5)+[.V93]+[.W93])*[.T93]" office:value-type="float" office:value="0" calcext:value-type="float">
            <text:p>0</text:p>
          </table:table-cell>
          <table:table-cell table:formula="of:=IF(SUM([.M93:.O93])=1;SUM([.M93:.O93]);FALSE())" office:value-type="percentage" office:value="1" calcext:value-type="percentage">
            <text:p>100,00 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8 Stage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EC1 Rapport de stage / apprentissage</text:p>
          </table:table-cell>
          <table:table-cell table:content-validation-name="val2"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25" calcext:value-type="float">
            <text:p>25</text:p>
          </table:table-cell>
          <table:table-cell table:content-validation-name="val7" office:value-type="string" calcext:value-type="string">
            <text:p>Non</text:p>
          </table:table-cell>
          <table:table-cell table:content-validation-name="val9"/>
          <table:table-cell/>
          <table:table-cell table:formula="of:=IF([.P94]=0;0;ROUNDUP([#REF!]/[.P94];0))" office:value-type="string" office:string-value="" calcext:value-type="error">
            <text:p>#RÉF !</text:p>
          </table:table-cell>
          <table:table-cell table:formula="of:=[.M94]*[.$J94]" office:value-type="float" office:value="0" calcext:value-type="float">
            <text:p>0,0</text:p>
          </table:table-cell>
          <table:table-cell table:formula="of:=[.N94]*[.$J94]" office:value-type="float" office:value="0" calcext:value-type="float">
            <text:p>0,0</text:p>
          </table:table-cell>
          <table:table-cell table:formula="of:=[.O94]*[.$J94]" office:value-type="float" office:value="0" calcext:value-type="float">
            <text:p>0,0</text:p>
          </table:table-cell>
          <table:table-cell table:formula="of:=([.U94]+[.V94]+[.W94])*[.T94]" office:value-type="string" office:string-value="" calcext:value-type="error">
            <text:p>#RÉF !</text:p>
          </table:table-cell>
          <table:table-cell table:formula="of:=(([.U94]*1.5)+[.V94]+[.W94])*[.T94]" office:value-type="string" office:string-value="" calcext:value-type="error">
            <text:p>#RÉF !</text:p>
          </table:table-cell>
          <table:table-cell table:formula="of:=IF(SUM([.M94:.O94])=1;SUM([.M94:.O94]);FALSE())" office:value-type="percentage" office:value="1" calcext:value-type="percentage">
            <text:p>100,00 %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3 Socle commun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99" office:value-type="string" calcext:value-type="string">
            <text:p>EC libre</text:p>
          </table:table-cell>
          <table:table-cell table:style-name="ce137" table:content-validation-name="val2" office:value-type="string" calcext:value-type="string">
            <text:p>Obligatoire (O)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0" calcext:value-type="float">
            <text:p>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content-validation-name="val5"/>
          <table:table-cell table:style-name="ce180" table:number-columns-repeated="3"/>
          <table:table-cell table:style-name="ce52"/>
          <table:table-cell table:style-name="ce227" table:content-validation-name="val7" office:value-type="string" calcext:value-type="string">
            <text:p>Oui</text:p>
          </table:table-cell>
          <table:table-cell table:style-name="ce237" table:content-validation-name="val9"/>
          <table:table-cell table:style-name="ce260"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95]*[.$J95]" office:value-type="float" office:value="0" calcext:value-type="float">
            <text:p>0,0</text:p>
          </table:table-cell>
          <table:table-cell table:formula="of:=([.U95]+[.V95]+[.W95])*[.T95]" office:value-type="float" office:value="0" calcext:value-type="float">
            <text:p>0</text:p>
          </table:table-cell>
          <table:table-cell table:formula="of:=(([.U95]*1.5)+[.V95]+[.W95])*[.T95]" office:value-type="float" office:value="0" calcext:value-type="float">
            <text:p>0</text:p>
          </table:table-cell>
          <table:table-cell table:style-name="ce28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99" office:value-type="string" calcext:value-type="string">
            <text:p>EC Anglais</text:p>
          </table:table-cell>
          <table:table-cell table:style-name="ce137" table:content-validation-name="val2" office:value-type="string" calcext:value-type="string">
            <text:p>Obligatoire (O)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1" calcext:value-type="float">
            <text:p>21</text:p>
          </table:table-cell>
          <table:table-cell table:style-name="ce147" office:value-type="float" office:value="21" calcext:value-type="float">
            <text:p>21</text:p>
          </table:table-cell>
          <table:table-cell table:content-validation-name="val5" office:value-type="string" calcext:value-type="string">
            <text:p>3h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table:style-name="ce52" office:value-type="float" office:value="40" calcext:value-type="float">
            <text:p>40</text:p>
          </table:table-cell>
          <table:table-cell table:style-name="ce227" table:content-validation-name="val7"/>
          <table:table-cell table:style-name="ce237" table:content-validation-name="val9"/>
          <table:table-cell table:style-name="ce260"/>
          <table:table-cell office:value-type="float" office:value="1" calcext:value-type="float">
            <text:p>1</text:p>
          </table:table-cell>
          <table:table-cell table:formula="of:=[.M96]*[.$J96]" office:value-type="float" office:value="10.5" calcext:value-type="float">
            <text:p>10,5</text:p>
          </table:table-cell>
          <table:table-cell table:formula="of:=[.N96]*[.$J96]" office:value-type="float" office:value="10.5" calcext:value-type="float">
            <text:p>10,5</text:p>
          </table:table-cell>
          <table:table-cell table:formula="of:=[.O96]*[.$J96]" office:value-type="float" office:value="0" calcext:value-type="float">
            <text:p>0,0</text:p>
          </table:table-cell>
          <table:table-cell table:formula="of:=([.U96]+[.V96]+[.W96])*[.T96]" office:value-type="float" office:value="21" calcext:value-type="float">
            <text:p>21</text:p>
          </table:table-cell>
          <table:table-cell table:formula="of:=(([.U96]*1.5)+[.V96]+[.W96])*[.T96]" office:value-type="float" office:value="26.25" calcext:value-type="float">
            <text:p>26</text:p>
          </table:table-cell>
          <table:table-cell table:formula="of:=IF(SUM([.M96:.O96])=1;SUM([.M96:.O96]);FALSE())" office:value-type="percentage" office:value="1" calcext:value-type="percentage">
            <text:p>100,00 %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4 : Stage et production</text:p>
          </table:table-cell>
          <table:table-cell office:value-type="float" office:value="18" calcext:value-type="float">
            <text:p>18</text:p>
          </table:table-cell>
          <table:table-cell table:style-name="ce53" office:value-type="float" office:value="23" calcext:value-type="float">
            <text:p>23</text:p>
          </table:table-cell>
          <table:table-cell table:style-name="ce100" office:value-type="string" calcext:value-type="string">
            <text:p>Production collective interspécialisation sur les transitions numériques (partagé M1 et M2) partie 1</text:p>
          </table:table-cell>
          <table:table-cell table:content-validation-name="val2" office:value-type="string" calcext:value-type="string">
            <text:p>Obligatoire (O)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/>
          <table:table-cell office:value-type="percentage" office:value="1" calcext:value-type="percentage">
            <text:p>100 %</text:p>
          </table:table-cell>
          <table:table-cell table:number-columns-repeated="2"/>
          <table:table-cell table:content-validation-name="val7" office:value-type="string" calcext:value-type="string">
            <text:p>Non</text:p>
          </table:table-cell>
          <table:table-cell/>
          <table:table-cell table:style-name="ce234"/>
          <table:table-cell office:value-type="float" office:value="1" calcext:value-type="float">
            <text:p>1</text:p>
          </table:table-cell>
          <table:table-cell table:formula="of:=[.M97]*[.$J97]" office:value-type="float" office:value="0" calcext:value-type="float">
            <text:p>0,0</text:p>
          </table:table-cell>
          <table:table-cell table:formula="of:=[.N97]*[.$J97]" office:value-type="float" office:value="30" calcext:value-type="float">
            <text:p>30,0</text:p>
          </table:table-cell>
          <table:table-cell table:formula="of:=[.O97]*[.$J97]" office:value-type="float" office:value="0" calcext:value-type="float">
            <text:p>0,0</text:p>
          </table:table-cell>
          <table:table-cell table:formula="of:=([.U97]+[.V97]+[.W97])*[.T97]" office:value-type="float" office:value="30" calcext:value-type="float">
            <text:p>30</text:p>
          </table:table-cell>
          <table:table-cell table:formula="of:=(([.U97]*1.5)+[.V97]+[.W97])*[.T97]" office:value-type="float" office:value="30" calcext:value-type="float">
            <text:p>30</text:p>
          </table:table-cell>
          <table:table-cell table:formula="of:=IF(SUM([.M97:.O97])=1;SUM([.M97:.O97]);FALSE())" office:value-type="percentage" office:value="1" calcext:value-type="percentage">
            <text:p>100,00 %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Transitions Numériques</text:p>
          </table:table-cell>
          <table:table-cell table:style-name="ce16"/>
          <table:table-cell table:style-name="ce36"/>
          <table:table-cell table:style-name="ce60"/>
          <table:table-cell table:style-name="ce101" office:value-type="string" calcext:value-type="string">
            <text:p>Stage 2 mois</text:p>
          </table:table-cell>
          <table:table-cell table:style-name="ce138" table:content-validation-name="val2" office:value-type="string" calcext:value-type="string">
            <text:p>Obligatoire (O)</text:p>
          </table:table-cell>
          <table:table-cell table:number-columns-repeated="2" table:style-name="ce151" office:value-type="float" office:value="16" calcext:value-type="float">
            <text:p>16</text:p>
          </table:table-cell>
          <table:table-cell table:style-name="ce151"/>
          <table:table-cell table:style-name="ce170"/>
          <table:table-cell table:style-name="ce170" table:content-validation-name="val4"/>
          <table:table-cell table:style-name="ce188" table:number-columns-repeated="3"/>
          <table:table-cell table:style-name="ce211"/>
          <table:table-cell table:style-name="ce222"/>
          <table:table-cell table:style-name="ce238"/>
          <table:table-cell table:style-name="ce253"/>
          <table:table-cell table:style-name="ce269"/>
          <table:table-cell table:style-name="ce275" table:number-columns-repeated="3"/>
          <table:table-cell table:style-name="ce277" table:number-columns-repeated="2"/>
          <table:table-cell table:style-name="ce282"/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1 Outils &amp; Méthodes<text:span text:style-name="T1"> (3 parmi 4)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102" office:value-type="string" calcext:value-type="string">
            <text:p>Choisir 3 EC parmi 4 :</text:p>
          </table:table-cell>
          <table:table-cell table:style-name="ce139" table:number-columns-repeated="3"/>
          <table:table-cell table:style-name="ce139" office:value-type="float" office:value="90" calcext:value-type="float">
            <text:p>90</text:p>
          </table:table-cell>
          <table:table-cell table:style-name="ce139" table:number-columns-repeated="5"/>
          <table:table-cell table:style-name="ce212"/>
          <table:table-cell table:style-name="ce228"/>
          <table:table-cell table:style-name="ce139"/>
          <table:table-cell table:style-name="ce212"/>
          <table:table-cell table:style-name="ce228"/>
          <table:table-cell table:style-name="ce139" table:number-columns-repeated="5"/>
          <table:table-cell table:style-name="ce281"/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3" office:value-type="string" calcext:value-type="string">
            <text:p>EC1 Développement multi-plateformes </text:p>
          </table:table-cell>
          <table:table-cell table:style-name="ce127" table:content-validation-name="val3" office:value-type="string" calcext:value-type="string">
            <text:p>Obligatoire à choix (X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 office:value-type="string" calcext:value-type="string">
            <text:p>EC proposé dans la Mineure externe Droit offerte aux étudiants d'autres formations</text:p>
          </table:table-cell>
          <table:table-cell office:value-type="float" office:value="1" calcext:value-type="float">
            <text:p>1</text:p>
          </table:table-cell>
          <table:table-cell table:formula="of:=[.M100]*[.$J100]" office:value-type="float" office:value="15" calcext:value-type="float">
            <text:p>15,0</text:p>
          </table:table-cell>
          <table:table-cell table:formula="of:=[.N100]*[.$J100]" office:value-type="float" office:value="15" calcext:value-type="float">
            <text:p>15,0</text:p>
          </table:table-cell>
          <table:table-cell table:formula="of:=[.O100]*[.$J100]" office:value-type="float" office:value="0" calcext:value-type="float">
            <text:p>0,0</text:p>
          </table:table-cell>
          <table:table-cell table:formula="of:=([.U100]+[.V100]+[.W100])*[.T100]" office:value-type="float" office:value="30" calcext:value-type="float">
            <text:p>30</text:p>
          </table:table-cell>
          <table:table-cell table:formula="of:=(([.U100]*1.5)+[.V100]+[.W100])*[.T100]" office:value-type="float" office:value="37.5" calcext:value-type="float">
            <text:p>38</text:p>
          </table:table-cell>
          <table:table-cell table:formula="of:=IF(SUM([.M100:.O100])=1;SUM([.M100:.O100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10"/>
          <table:table-cell table:style-name="ce28"/>
          <table:table-cell table:style-name="ce48"/>
          <table:table-cell table:style-name="ce104" office:value-type="string" calcext:value-type="string">
            <text:p>EC2 EC libre</text:p>
          </table:table-cell>
          <table:table-cell table:content-validation-name="val3"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1]*[.$J101]" office:value-type="float" office:value="15" calcext:value-type="float">
            <text:p>15,0</text:p>
          </table:table-cell>
          <table:table-cell table:formula="of:=[.N101]*[.$J101]" office:value-type="float" office:value="15" calcext:value-type="float">
            <text:p>15,0</text:p>
          </table:table-cell>
          <table:table-cell table:formula="of:=[.O101]*[.$J101]" office:value-type="float" office:value="0" calcext:value-type="float">
            <text:p>0,0</text:p>
          </table:table-cell>
          <table:table-cell table:formula="of:=([.U101]+[.V101]+[.W101])*[.T101]" office:value-type="float" office:value="30" calcext:value-type="float">
            <text:p>30</text:p>
          </table:table-cell>
          <table:table-cell table:formula="of:=(([.U101]*1.5)+[.V101]+[.W101])*[.T101]" office:value-type="float" office:value="37.5" calcext:value-type="float">
            <text:p>38</text:p>
          </table:table-cell>
          <table:table-cell table:formula="of:=IF(SUM([.M101:.O101])=1;SUM([.M101:.O101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5" office:value-type="string" calcext:value-type="string">
            <text:p>EC3 Montage start up (grizz)</text:p>
          </table:table-cell>
          <table:table-cell table:style-name="ce127" table:content-validation-name="val3" office:value-type="string" calcext:value-type="string">
            <text:p>Obligatoire à choix (X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2]*[.$J102]" office:value-type="float" office:value="15" calcext:value-type="float">
            <text:p>15,0</text:p>
          </table:table-cell>
          <table:table-cell table:formula="of:=[.N102]*[.$J102]" office:value-type="float" office:value="15" calcext:value-type="float">
            <text:p>15,0</text:p>
          </table:table-cell>
          <table:table-cell table:formula="of:=[.O102]*[.$J102]" office:value-type="float" office:value="0" calcext:value-type="float">
            <text:p>0,0</text:p>
          </table:table-cell>
          <table:table-cell table:formula="of:=([.U102]+[.V102]+[.W102])*[.T102]" office:value-type="float" office:value="30" calcext:value-type="float">
            <text:p>30</text:p>
          </table:table-cell>
          <table:table-cell table:formula="of:=(([.U102]*1.5)+[.V102]+[.W102])*[.T102]" office:value-type="float" office:value="37.5" calcext:value-type="float">
            <text:p>38</text:p>
          </table:table-cell>
          <table:table-cell table:formula="of:=IF(SUM([.M102:.O102])=1;SUM([.M102:.O102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5" office:value-type="string" calcext:value-type="string">
            <text:p>EC4 UX Design</text:p>
          </table:table-cell>
          <table:table-cell table:style-name="ce127" table:content-validation-name="val3" office:value-type="string" calcext:value-type="string">
            <text:p>Obligatoire à choix (X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/>
          <table:table-cell table:formula="of:=IF([.P103]=0;0;ROUNDUP([#REF!]/[.P103];0))" office:value-type="string" office:string-value="" calcext:value-type="error">
            <text:p>#RÉF !</text:p>
          </table:table-cell>
          <table:table-cell table:formula="of:=[.M103]*[.$J103]" office:value-type="float" office:value="15" calcext:value-type="float">
            <text:p>15,0</text:p>
          </table:table-cell>
          <table:table-cell table:formula="of:=[.N103]*[.$J103]" office:value-type="float" office:value="15" calcext:value-type="float">
            <text:p>15,0</text:p>
          </table:table-cell>
          <table:table-cell table:formula="of:=[.O103]*[.$J103]" office:value-type="float" office:value="0" calcext:value-type="float">
            <text:p>0,0</text:p>
          </table:table-cell>
          <table:table-cell table:formula="of:=([.U103]+[.V103]+[.W103])*[.T103]" office:value-type="string" office:string-value="" calcext:value-type="error">
            <text:p>#RÉF !</text:p>
          </table:table-cell>
          <table:table-cell table:formula="of:=(([.U103]*1.5)+[.V103]+[.W103])*[.T103]" office:value-type="string" office:string-value="" calcext:value-type="error">
            <text:p>#RÉF !</text:p>
          </table:table-cell>
          <table:table-cell table:formula="of:=IF(SUM([.M103:.O103])=1;SUM([.M103:.O103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 office:value-type="string" calcext:value-type="string">
            <text:p>UE2 Réalisation de prototypes crossmédias</text:p>
          </table:table-cell>
          <table:table-cell table:style-name="ce28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  <table:table-cell table:style-name="ce103" office:value-type="string" calcext:value-type="string">
            <text:p>EC1 Traitement éditorial et création numérique 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5]*[.$J104]" office:value-type="float" office:value="15" calcext:value-type="float">
            <text:p>15,0</text:p>
          </table:table-cell>
          <table:table-cell table:formula="of:=[.N105]*[.$J104]" office:value-type="float" office:value="15" calcext:value-type="float">
            <text:p>15,0</text:p>
          </table:table-cell>
          <table:table-cell table:formula="of:=[.O104]*[.$J104]" office:value-type="float" office:value="0" calcext:value-type="float">
            <text:p>0,0</text:p>
          </table:table-cell>
          <table:table-cell table:formula="of:=([.U104]+[.V104]+[.W104])*[.T104]" office:value-type="float" office:value="30" calcext:value-type="float">
            <text:p>30</text:p>
          </table:table-cell>
          <table:table-cell table:formula="of:=(([.U104]*1.5)+[.V104]+[.W104])*[.T104]" office:value-type="float" office:value="37.5" calcext:value-type="float">
            <text:p>38</text:p>
          </table:table-cell>
          <table:table-cell table:formula="of:=IF(SUM([.M104:.O104])=1;SUM([.M104:.O104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17"/>
          <table:table-cell table:style-name="ce28"/>
          <table:table-cell table:style-name="ce48"/>
          <table:table-cell table:style-name="ce103" office:value-type="string" calcext:value-type="string">
            <text:p>EC2 Création et direction artistique crossmedia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6]*[.$J105]" office:value-type="float" office:value="15" calcext:value-type="float">
            <text:p>15,0</text:p>
          </table:table-cell>
          <table:table-cell table:formula="of:=[.N106]*[.$J105]" office:value-type="float" office:value="15" calcext:value-type="float">
            <text:p>15,0</text:p>
          </table:table-cell>
          <table:table-cell table:formula="of:=[.O105]*[.$J105]" office:value-type="float" office:value="0" calcext:value-type="float">
            <text:p>0,0</text:p>
          </table:table-cell>
          <table:table-cell table:formula="of:=([.U105]+[.V105]+[.W105])*[.T105]" office:value-type="float" office:value="30" calcext:value-type="float">
            <text:p>30</text:p>
          </table:table-cell>
          <table:table-cell table:formula="of:=(([.U105]*1.5)+[.V105]+[.W105])*[.T105]" office:value-type="float" office:value="37.5" calcext:value-type="float">
            <text:p>38</text:p>
          </table:table-cell>
          <table:table-cell table:formula="of:=IF(SUM([.M105:.O105])=1;SUM([.M105:.O105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Création Edition Numérique</text:p>
          </table:table-cell>
          <table:table-cell table:style-name="ce9"/>
          <table:table-cell table:style-name="ce28"/>
          <table:table-cell table:style-name="ce48"/>
          <table:table-cell table:style-name="ce103" office:value-type="string" calcext:value-type="string">
            <text:p>EC3 Développement de prototypes crossmédia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6]*[.$J106]" office:value-type="float" office:value="15" calcext:value-type="float">
            <text:p>15,0</text:p>
          </table:table-cell>
          <table:table-cell table:formula="of:=[.N106]*[.$J106]" office:value-type="float" office:value="15" calcext:value-type="float">
            <text:p>15,0</text:p>
          </table:table-cell>
          <table:table-cell table:formula="of:=[.O106]*[.$J106]" office:value-type="float" office:value="0" calcext:value-type="float">
            <text:p>0,0</text:p>
          </table:table-cell>
          <table:table-cell table:formula="of:=([.U106]+[.V106]+[.W106])*[.T106]" office:value-type="float" office:value="30" calcext:value-type="float">
            <text:p>30</text:p>
          </table:table-cell>
          <table:table-cell table:formula="of:=(([.U106]*1.5)+[.V106]+[.W106])*[.T106]" office:value-type="float" office:value="37.5" calcext:value-type="float">
            <text:p>38</text:p>
          </table:table-cell>
          <table:table-cell table:formula="of:=IF(SUM([.M106:.O106])=1;SUM([.M106:.O106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1 Epistémologie et <text:s/>valorisation de l'information</text:p>
          </table:table-cell>
          <table:table-cell table:style-name="ce28"/>
          <table:table-cell table:style-name="ce48" office:value-type="float" office:value="5" calcext:value-type="float">
            <text:p>5</text:p>
          </table:table-cell>
          <table:table-cell table:style-name="ce97" office:value-type="string" calcext:value-type="string">
            <text:p>Initiation à la recherch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 office:value-type="string" calcext:value-type="string">
            <text:p>EC proposé dans la Mineure externe Droit offerte aux étudiants d'autres formations</text:p>
          </table:table-cell>
          <table:table-cell office:value-type="float" office:value="1" calcext:value-type="float">
            <text:p>1</text:p>
          </table:table-cell>
          <table:table-cell table:formula="of:=[.M107]*[.$J107]" office:value-type="float" office:value="15" calcext:value-type="float">
            <text:p>15,0</text:p>
          </table:table-cell>
          <table:table-cell table:formula="of:=[.N107]*[.$J107]" office:value-type="float" office:value="0" calcext:value-type="float">
            <text:p>0,0</text:p>
          </table:table-cell>
          <table:table-cell table:formula="of:=[.O107]*[.$J107]" office:value-type="float" office:value="0" calcext:value-type="float">
            <text:p>0,0</text:p>
          </table:table-cell>
          <table:table-cell table:formula="of:=([.U107]+[.V107]+[.W107])*[.T107]" office:value-type="float" office:value="15" calcext:value-type="float">
            <text:p>15</text:p>
          </table:table-cell>
          <table:table-cell table:formula="of:=(([.U107]*1.5)+[.V107]+[.W107])*[.T107]" office:value-type="float" office:value="22.5" calcext:value-type="float">
            <text:p>23</text:p>
          </table:table-cell>
          <table:table-cell table:formula="of:=IF(SUM([.M107:.O107])=1;SUM([.M107:.O107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106" office:value-type="string" calcext:value-type="string">
            <text:p>Pratiques info communicationnelle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1" calcext:value-type="percentage">
            <text:p>100 %</text:p>
          </table:table-cell>
          <table:table-cell table:number-columns-repeated="2"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08]*[.$J108]" office:value-type="float" office:value="15" calcext:value-type="float">
            <text:p>15,0</text:p>
          </table:table-cell>
          <table:table-cell table:formula="of:=[.N108]*[.$J108]" office:value-type="float" office:value="0" calcext:value-type="float">
            <text:p>0,0</text:p>
          </table:table-cell>
          <table:table-cell table:formula="of:=[.O108]*[.$J108]" office:value-type="float" office:value="0" calcext:value-type="float">
            <text:p>0,0</text:p>
          </table:table-cell>
          <table:table-cell table:formula="of:=([.U108]+[.V108]+[.W108])*[.T108]" office:value-type="float" office:value="15" calcext:value-type="float">
            <text:p>15</text:p>
          </table:table-cell>
          <table:table-cell table:formula="of:=(([.U108]*1.5)+[.V108]+[.W108])*[.T108]" office:value-type="float" office:value="22.5" calcext:value-type="float">
            <text:p>23</text:p>
          </table:table-cell>
          <table:table-cell table:formula="of:=IF(SUM([.M108:.O108])=1;SUM([.M108:.O108]);FALSE())" office:value-type="percentage" office:value="1" calcext:value-type="percentage">
            <text:p>100,00 %</text:p>
          </table:table-cell>
        </table:table-row>
        <table:table-row table:style-name="ro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2 Management de l'information et des connaissances</text:p>
          </table:table-cell>
          <table:table-cell table:style-name="ce30"/>
          <table:table-cell table:style-name="ce48" office:value-type="float" office:value="12" calcext:value-type="float">
            <text:p>12</text:p>
          </table:table-cell>
          <table:table-cell table:style-name="ce97" table:content-validation-name="val1" office:value-type="string" calcext:value-type="string">
            <text:p>Gestion des connaissance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09]*[.$J109]" office:value-type="float" office:value="10" calcext:value-type="float">
            <text:p>10,0</text:p>
          </table:table-cell>
          <table:table-cell table:formula="of:=[.N109]*[.$J109]" office:value-type="float" office:value="10" calcext:value-type="float">
            <text:p>10,0</text:p>
          </table:table-cell>
          <table:table-cell table:formula="of:=[.O109]*[.$J109]" office:value-type="float" office:value="0" calcext:value-type="float">
            <text:p>0,0</text:p>
          </table:table-cell>
          <table:table-cell table:formula="of:=([.U109]+[.V109]+[.W109])*[.T109]" office:value-type="float" office:value="20" calcext:value-type="float">
            <text:p>20</text:p>
          </table:table-cell>
          <table:table-cell table:formula="of:=(([.U109]*1.5)+[.V109]+[.W109])*[.T109]" office:value-type="float" office:value="25" calcext:value-type="float">
            <text:p>25</text:p>
          </table:table-cell>
          <table:table-cell table:formula="of:=IF(SUM([.M109:.O109])=1;SUM([.M109:.O109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Gestion des données et des documents en entrepris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0]*[.$J110]" office:value-type="float" office:value="15" calcext:value-type="float">
            <text:p>15,0</text:p>
          </table:table-cell>
          <table:table-cell table:formula="of:=[.N110]*[.$J110]" office:value-type="float" office:value="15" calcext:value-type="float">
            <text:p>15,0</text:p>
          </table:table-cell>
          <table:table-cell table:formula="of:=[.O110]*[.$J110]" office:value-type="float" office:value="0" calcext:value-type="float">
            <text:p>0,0</text:p>
          </table:table-cell>
          <table:table-cell table:formula="of:=([.U110]+[.V110]+[.W110])*[.T110]" office:value-type="float" office:value="30" calcext:value-type="float">
            <text:p>30</text:p>
          </table:table-cell>
          <table:table-cell table:formula="of:=(([.U110]*1.5)+[.V110]+[.W110])*[.T110]" office:value-type="float" office:value="37.5" calcext:value-type="float">
            <text:p>38</text:p>
          </table:table-cell>
          <table:table-cell table:formula="of:=IF(SUM([.M110:.O110])=1;SUM([.M110:.O110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table:content-validation-name="val1" office:value-type="string" calcext:value-type="string">
            <text:p>Communication digitale et community management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1]*[.$J111]" office:value-type="float" office:value="0" calcext:value-type="float">
            <text:p>0,0</text:p>
          </table:table-cell>
          <table:table-cell table:formula="of:=[.N111]*[.$J111]" office:value-type="float" office:value="15" calcext:value-type="float">
            <text:p>15,0</text:p>
          </table:table-cell>
          <table:table-cell table:formula="of:=[.O111]*[.$J111]" office:value-type="float" office:value="0" calcext:value-type="float">
            <text:p>0,0</text:p>
          </table:table-cell>
          <table:table-cell table:formula="of:=([.U111]+[.V111]+[.W111])*[.T111]" office:value-type="float" office:value="15" calcext:value-type="float">
            <text:p>15</text:p>
          </table:table-cell>
          <table:table-cell table:formula="of:=(([.U111]*1.5)+[.V111]+[.W111])*[.T111]" office:value-type="float" office:value="15" calcext:value-type="float">
            <text:p>15</text:p>
          </table:table-cell>
          <table:table-cell table:formula="of:=IF(SUM([.M111:.O111])=1;SUM([.M111:.O111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61"/>
          <table:table-cell table:style-name="ce106" office:value-type="string" calcext:value-type="string">
            <text:p>Design de l'information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152" office:value-type="float" office:value="3" calcext:value-type="float">
            <text:p>3</text:p>
          </table:table-cell>
          <table:table-cell table:number-columns-repeated="2" table:style-name="ce152" office:value-type="float" office:value="20" calcext:value-type="float">
            <text:p>2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2]*[.$J112]" office:value-type="float" office:value="10" calcext:value-type="float">
            <text:p>10,0</text:p>
          </table:table-cell>
          <table:table-cell table:formula="of:=[.N112]*[.$J112]" office:value-type="float" office:value="10" calcext:value-type="float">
            <text:p>10,0</text:p>
          </table:table-cell>
          <table:table-cell table:formula="of:=[.O112]*[.$J112]" office:value-type="float" office:value="0" calcext:value-type="float">
            <text:p>0,0</text:p>
          </table:table-cell>
          <table:table-cell table:formula="of:=([.U112]+[.V112]+[.W112])*[.T112]" office:value-type="float" office:value="20" calcext:value-type="float">
            <text:p>20</text:p>
          </table:table-cell>
          <table:table-cell table:formula="of:=(([.U112]*1.5)+[.V112]+[.W112])*[.T112]" office:value-type="float" office:value="25" calcext:value-type="float">
            <text:p>25</text:p>
          </table:table-cell>
          <table:table-cell table:formula="of:=IF(SUM([.M112:.O112])=1;SUM([.M112:.O112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3 Stratégies informationnelles des entreprises</text:p>
          </table:table-cell>
          <table:table-cell table:style-name="ce30"/>
          <table:table-cell table:style-name="ce48" office:value-type="float" office:value="8" calcext:value-type="float">
            <text:p>8</text:p>
          </table:table-cell>
          <table:table-cell table:style-name="ce107" table:content-validation-name="val1" office:value-type="string" calcext:value-type="string">
            <text:p>Gestion de projet en transformation numérique 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7" calcext:value-type="percentage">
            <text:p>70 %</text:p>
          </table:table-cell>
          <table:table-cell office:value-type="percentage" office:value="0.3" calcext:value-type="percentage">
            <text:p>3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3]*[.$J113]" office:value-type="float" office:value="21" calcext:value-type="float">
            <text:p>21,0</text:p>
          </table:table-cell>
          <table:table-cell table:formula="of:=[.N113]*[.$J113]" office:value-type="float" office:value="9" calcext:value-type="float">
            <text:p>9,0</text:p>
          </table:table-cell>
          <table:table-cell table:formula="of:=[.O113]*[.$J113]" office:value-type="float" office:value="0" calcext:value-type="float">
            <text:p>0,0</text:p>
          </table:table-cell>
          <table:table-cell table:formula="of:=([.U113]+[.V113]+[.W113])*[.T113]" office:value-type="float" office:value="30" calcext:value-type="float">
            <text:p>30</text:p>
          </table:table-cell>
          <table:table-cell table:formula="of:=(([.U113]*1.5)+[.V113]+[.W113])*[.T113]" office:value-type="float" office:value="40.5" calcext:value-type="float">
            <text:p>41</text:p>
          </table:table-cell>
          <table:table-cell table:formula="of:=IF(SUM([.M113:.O113])=1;SUM([.M113:.O113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Modèles de gestion de risques informationnel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3"/>
          <table:table-cell table:style-name="ce152" office:value-type="float" office:value="4" calcext:value-type="float">
            <text:p>4</text:p>
          </table:table-cell>
          <table:table-cell table:number-columns-repeated="2" table:style-name="ce152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3" calcext:value-type="percentage">
            <text:p>30 %</text:p>
          </table:table-cell>
          <table:table-cell office:value-type="percentage" office:value="0.7" calcext:value-type="percentage">
            <text:p>7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4]*[.$J114]" office:value-type="float" office:value="9" calcext:value-type="float">
            <text:p>9,0</text:p>
          </table:table-cell>
          <table:table-cell table:formula="of:=[.N114]*[.$J114]" office:value-type="float" office:value="21" calcext:value-type="float">
            <text:p>21,0</text:p>
          </table:table-cell>
          <table:table-cell table:formula="of:=[.O114]*[.$J114]" office:value-type="float" office:value="0" calcext:value-type="float">
            <text:p>0,0</text:p>
          </table:table-cell>
          <table:table-cell table:formula="of:=([.U114]+[.V114]+[.W114])*[.T114]" office:value-type="float" office:value="30" calcext:value-type="float">
            <text:p>30</text:p>
          </table:table-cell>
          <table:table-cell table:formula="of:=(([.U114]*1.5)+[.V114]+[.W114])*[.T114]" office:value-type="float" office:value="34.5" calcext:value-type="float">
            <text:p>35</text:p>
          </table:table-cell>
          <table:table-cell table:formula="of:=IF(SUM([.M114:.O114])=1;SUM([.M114:.O114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4 Gouvernance de l'information</text:p>
          </table:table-cell>
          <table:table-cell table:style-name="ce30"/>
          <table:table-cell table:style-name="ce48" office:value-type="float" office:value="5" calcext:value-type="float">
            <text:p>5</text:p>
          </table:table-cell>
          <table:table-cell table:style-name="ce97" office:value-type="string" calcext:value-type="string">
            <text:p>Veille stratégique et intelligence économiqu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.3" calcext:value-type="percentage">
            <text:p>30 %</text:p>
          </table:table-cell>
          <table:table-cell office:value-type="percentage" office:value="0.7" calcext:value-type="percentage">
            <text:p>7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5]*[.$J115]" office:value-type="float" office:value="9" calcext:value-type="float">
            <text:p>9,0</text:p>
          </table:table-cell>
          <table:table-cell table:formula="of:=[.N115]*[.$J115]" office:value-type="float" office:value="21" calcext:value-type="float">
            <text:p>21,0</text:p>
          </table:table-cell>
          <table:table-cell table:formula="of:=[.O115]*[.$J115]" office:value-type="float" office:value="0" calcext:value-type="float">
            <text:p>0,0</text:p>
          </table:table-cell>
          <table:table-cell table:formula="of:=([.U115]+[.V115]+[.W115])*[.T115]" office:value-type="float" office:value="30" calcext:value-type="float">
            <text:p>30</text:p>
          </table:table-cell>
          <table:table-cell table:formula="of:=(([.U115]*1.5)+[.V115]+[.W115])*[.T115]" office:value-type="float" office:value="34.5" calcext:value-type="float">
            <text:p>35</text:p>
          </table:table-cell>
          <table:table-cell table:formula="of:=IF(SUM([.M115:.O115])=1;SUM([.M115:.O115]);FALSE())" office:value-type="percentage" office:value="1" calcext:value-type="percentage">
            <text:p>100,00 %</text:p>
          </table:table-cell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0"/>
          <table:table-cell table:style-name="ce48"/>
          <table:table-cell table:style-name="ce97" office:value-type="string" calcext:value-type="string">
            <text:p>Gestion stratégique de l'information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16]*[.$J116]" office:value-type="float" office:value="15" calcext:value-type="float">
            <text:p>15,0</text:p>
          </table:table-cell>
          <table:table-cell table:formula="of:=[.N116]*[.$J116]" office:value-type="float" office:value="15" calcext:value-type="float">
            <text:p>15,0</text:p>
          </table:table-cell>
          <table:table-cell table:formula="of:=[.O116]*[.$J116]" office:value-type="float" office:value="0" calcext:value-type="float">
            <text:p>0,0</text:p>
          </table:table-cell>
          <table:table-cell table:formula="of:=([.U116]+[.V116]+[.W116])*[.T116]" office:value-type="float" office:value="30" calcext:value-type="float">
            <text:p>30</text:p>
          </table:table-cell>
          <table:table-cell table:formula="of:=(([.U116]*1.5)+[.V116]+[.W116])*[.T116]" office:value-type="float" office:value="37.5" calcext:value-type="float">
            <text:p>38</text:p>
          </table:table-cell>
          <table:table-cell table:formula="of:=IF(SUM([.M116:.O116])=1;SUM([.M116:.O116]);FALSE())" office:value-type="percentage" office:value="1" calcext:value-type="percentage">
            <text:p>100,00 %</text:p>
          </table:table-cell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9" office:value-type="string" calcext:value-type="string">
            <text:p>UE1 Applications du numérique</text:p>
          </table:table-cell>
          <table:table-cell table:style-name="ce30"/>
          <table:table-cell table:style-name="ce62" office:value-type="float" office:value="9" calcext:value-type="float">
            <text:p>9</text:p>
          </table:table-cell>
          <table:table-cell table:style-name="ce108" office:value-type="string" calcext:value-type="string">
            <text:p>EC Ville post-numérique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17]*[.$J117]" office:value-type="float" office:value="15" calcext:value-type="float">
            <text:p>15,0</text:p>
          </table:table-cell>
          <table:table-cell table:formula="of:=[.N117]*[.$J117]" office:value-type="float" office:value="15" calcext:value-type="float">
            <text:p>15,0</text:p>
          </table:table-cell>
          <table:table-cell table:formula="of:=[.O117]*[.$J117]" office:value-type="float" office:value="0" calcext:value-type="float">
            <text:p>0,0</text:p>
          </table:table-cell>
          <table:table-cell table:formula="of:=([.U117]+[.V117]+[.W117])*[.T117]" office:value-type="float" office:value="30" calcext:value-type="float">
            <text:p>30</text:p>
          </table:table-cell>
          <table:table-cell table:formula="of:=(([.U117]*1.5)+[.V117]+[.W117])*[.T117]" office:value-type="float" office:value="37.5" calcext:value-type="float">
            <text:p>38</text:p>
          </table:table-cell>
          <table:table-cell table:formula="of:=IF(SUM([.M117:.O117])=1;SUM([.M117:.O117]);FALSE())" office:value-type="percentage" office:value="1" calcext:value-type="percentage">
            <text:p>100,00 %</text:p>
          </table:table-cell>
        </table:table-row>
        <table:table-row table:style-name="ro1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9"/>
          <table:table-cell table:style-name="ce30"/>
          <table:table-cell table:style-name="ce53"/>
          <table:table-cell table:style-name="ce108" office:value-type="string" calcext:value-type="string">
            <text:p>EC Patrimoine augmenté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18]*[.$J118]" office:value-type="float" office:value="15" calcext:value-type="float">
            <text:p>15,0</text:p>
          </table:table-cell>
          <table:table-cell table:formula="of:=[.N118]*[.$J118]" office:value-type="float" office:value="15" calcext:value-type="float">
            <text:p>15,0</text:p>
          </table:table-cell>
          <table:table-cell table:formula="of:=[.O118]*[.$J118]" office:value-type="float" office:value="0" calcext:value-type="float">
            <text:p>0,0</text:p>
          </table:table-cell>
          <table:table-cell table:formula="of:=([.U118]+[.V118]+[.W118])*[.T118]" office:value-type="float" office:value="30" calcext:value-type="float">
            <text:p>30</text:p>
          </table:table-cell>
          <table:table-cell table:formula="of:=(([.U118]*1.5)+[.V118]+[.W118])*[.T118]" office:value-type="float" office:value="37.5" calcext:value-type="float">
            <text:p>38</text:p>
          </table:table-cell>
          <table:table-cell table:formula="of:=IF(SUM([.M118:.O118])=1;SUM([.M118:.O118]);FALSE())" office:value-type="percentage" office:value="1" calcext:value-type="percentage">
            <text:p>100,00 %</text:p>
          </table:table-cell>
        </table:table-row>
        <table:table-row table:style-name="ro1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9"/>
          <table:table-cell table:style-name="ce30"/>
          <table:table-cell table:style-name="ce53"/>
          <table:table-cell table:style-name="ce109" office:value-type="string" calcext:value-type="string">
            <text:p>EC Etat de la recherche et veille documentaire</text:p>
          </table:table-cell>
          <table:table-cell table:style-name="ce126" table:content-validation-name="val3" office:value-type="string" calcext:value-type="string">
            <text:p>Obligatoire (O)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table:style-name="ce270" office:value-type="float" office:value="1" calcext:value-type="float">
            <text:p>1</text:p>
          </table:table-cell>
          <table:table-cell table:style-name="ce270" table:formula="of:=[.M119]*[.$J119]" office:value-type="float" office:value="15" calcext:value-type="float">
            <text:p>15</text:p>
          </table:table-cell>
          <table:table-cell table:style-name="ce270" table:formula="of:=[.N119]*[.$J119]" office:value-type="float" office:value="15" calcext:value-type="float">
            <text:p>15</text:p>
          </table:table-cell>
          <table:table-cell table:style-name="ce270" table:formula="of:=[.O119]*[.$J119]" office:value-type="float" office:value="0" calcext:value-type="float">
            <text:p>0</text:p>
          </table:table-cell>
          <table:table-cell table:formula="of:=([.U119]+[.V119]+[.W119])*[.T119]" office:value-type="float" office:value="30" calcext:value-type="float">
            <text:p>30</text:p>
          </table:table-cell>
          <table:table-cell table:formula="of:=(([.U119]*1.5)+[.V119]+[.W119])*[.T119]" office:value-type="float" office:value="37.5" calcext:value-type="float">
            <text:p>38</text:p>
          </table:table-cell>
          <table:table-cell table:formula="of:=IF(SUM([.M119:.O119])=1;SUM([.M119:.O119]);FALSE())" office:value-type="percentage" office:value="1" calcext:value-type="percentage">
            <text:p>100,00 %</text:p>
          </table:table-cell>
        </table:table-row>
        <table:table-row table:style-name="ro1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9" office:value-type="string" calcext:value-type="string">
            <text:p>UE2 Etudes du numériques </text:p>
          </table:table-cell>
          <table:table-cell table:style-name="ce30"/>
          <table:table-cell table:style-name="ce62" office:value-type="float" office:value="9" calcext:value-type="float">
            <text:p>9</text:p>
          </table:table-cell>
          <table:table-cell table:style-name="ce108" office:value-type="string" calcext:value-type="string">
            <text:p>EC Ethnographie du numérique/Digital Methods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20]*[.$J120]" office:value-type="float" office:value="15" calcext:value-type="float">
            <text:p>15,0</text:p>
          </table:table-cell>
          <table:table-cell table:formula="of:=[.N120]*[.$J120]" office:value-type="float" office:value="15" calcext:value-type="float">
            <text:p>15,0</text:p>
          </table:table-cell>
          <table:table-cell table:formula="of:=[.O120]*[.$J120]" office:value-type="float" office:value="0" calcext:value-type="float">
            <text:p>0,0</text:p>
          </table:table-cell>
          <table:table-cell table:formula="of:=([.U120]+[.V120]+[.W120])*[.T120]" office:value-type="float" office:value="30" calcext:value-type="float">
            <text:p>30</text:p>
          </table:table-cell>
          <table:table-cell table:formula="of:=(([.U120]*1.5)+[.V120]+[.W120])*[.T120]" office:value-type="float" office:value="37.5" calcext:value-type="float">
            <text:p>38</text:p>
          </table:table-cell>
          <table:table-cell table:formula="of:=IF(SUM([.M120:.O120])=1;SUM([.M120:.O120]);FALSE())" office:value-type="percentage" office:value="1" calcext:value-type="percentage">
            <text:p>100,00 %</text:p>
          </table:table-cell>
        </table:table-row>
        <table:table-row table:style-name="ro1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10"/>
          <table:table-cell table:style-name="ce30"/>
          <table:table-cell table:style-name="ce53"/>
          <table:table-cell table:style-name="ce108" office:value-type="string" calcext:value-type="string">
            <text:p>EC Prospectives numériques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21]*[.$J121]" office:value-type="float" office:value="15" calcext:value-type="float">
            <text:p>15,0</text:p>
          </table:table-cell>
          <table:table-cell table:formula="of:=[.N121]*[.$J121]" office:value-type="float" office:value="15" calcext:value-type="float">
            <text:p>15,0</text:p>
          </table:table-cell>
          <table:table-cell table:formula="of:=[.O121]*[.$J121]" office:value-type="float" office:value="0" calcext:value-type="float">
            <text:p>0,0</text:p>
          </table:table-cell>
          <table:table-cell table:formula="of:=([.U121]+[.V121]+[.W121])*[.T121]" office:value-type="float" office:value="30" calcext:value-type="float">
            <text:p>30</text:p>
          </table:table-cell>
          <table:table-cell table:formula="of:=(([.U121]*1.5)+[.V121]+[.W121])*[.T121]" office:value-type="float" office:value="37.5" calcext:value-type="float">
            <text:p>38</text:p>
          </table:table-cell>
          <table:table-cell table:formula="of:=IF(SUM([.M121:.O121])=1;SUM([.M121:.O121]);FALSE())" office:value-type="percentage" office:value="1" calcext:value-type="percentage">
            <text:p>100,00 %</text:p>
          </table:table-cell>
        </table:table-row>
        <table:table-row table:style-name="ro1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9"/>
          <table:table-cell table:style-name="ce30"/>
          <table:table-cell table:style-name="ce53"/>
          <table:table-cell table:style-name="ce108" office:value-type="string" calcext:value-type="string">
            <text:p>EC Conception collaborative et ergonomie (intensif)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89" office:value-type="percentage" office:value="0" calcext:value-type="percentage">
            <text:p>0 %</text:p>
          </table:table-cell>
          <table:table-cell table:style-name="ce46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22]*[.$J122]" office:value-type="float" office:value="15" calcext:value-type="float">
            <text:p>15,0</text:p>
          </table:table-cell>
          <table:table-cell table:formula="of:=[.N122]*[.$J122]" office:value-type="float" office:value="15" calcext:value-type="float">
            <text:p>15,0</text:p>
          </table:table-cell>
          <table:table-cell table:formula="of:=[.O122]*[.$J122]" office:value-type="float" office:value="0" calcext:value-type="float">
            <text:p>0,0</text:p>
          </table:table-cell>
          <table:table-cell table:formula="of:=([.U122]+[.V122]+[.W122])*[.T122]" office:value-type="float" office:value="30" calcext:value-type="float">
            <text:p>30</text:p>
          </table:table-cell>
          <table:table-cell table:formula="of:=(([.U122]*1.5)+[.V122]+[.W122])*[.T122]" office:value-type="float" office:value="37.5" calcext:value-type="float">
            <text:p>38</text:p>
          </table:table-cell>
          <table:table-cell table:formula="of:=IF(SUM([.M122:.O122])=1;SUM([.M122:.O122]);FALSE())" office:value-type="percentage" office:value="1" calcext:value-type="percentage">
            <text:p>100,00 %</text:p>
          </table:table-cell>
        </table:table-row>
        <table:table-row table:style-name="ro15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office:value-type="string" calcext:value-type="string">
            <text:p>UE3 Enjeux technologiques en emergence</text:p>
          </table:table-cell>
          <table:table-cell table:style-name="ce32"/>
          <table:table-cell table:style-name="ce62" office:value-type="float" office:value="6" calcext:value-type="float">
            <text:p>6</text:p>
          </table:table-cell>
          <table:table-cell table:style-name="ce110" office:value-type="string" calcext:value-type="string">
            <text:p>EC2 Analyse, gestion, et visualisation des données massives/Big Data</text:p>
          </table:table-cell>
          <table:table-cell table:style-name="ce140" table:content-validation-name="val3" office:value-type="string" calcext:value-type="string">
            <text:p>Obligatoire (O)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2" table:style-name="ce154" office:value-type="float" office:value="30" calcext:value-type="float">
            <text:p>30</text:p>
          </table:table-cell>
          <table:table-cell table:style-name="ce154" table:content-validation-name="val4" office:value-type="string" calcext:value-type="string">
            <text:p>3h 00</text:p>
          </table:table-cell>
          <table:table-cell table:number-columns-repeated="2" table:style-name="ce190" office:value-type="percentage" office:value="0.5" calcext:value-type="percentage">
            <text:p>50 %</text:p>
          </table:table-cell>
          <table:table-cell table:style-name="ce190" office:value-type="percentage" office:value="0" calcext:value-type="percentage">
            <text:p>0 %</text:p>
          </table:table-cell>
          <table:table-cell table:style-name="ce213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23]*[.$J123]" office:value-type="float" office:value="15" calcext:value-type="float">
            <text:p>15,0</text:p>
          </table:table-cell>
          <table:table-cell table:formula="of:=[.N123]*[.$J123]" office:value-type="float" office:value="15" calcext:value-type="float">
            <text:p>15,0</text:p>
          </table:table-cell>
          <table:table-cell table:formula="of:=[.O123]*[.$J123]" office:value-type="float" office:value="0" calcext:value-type="float">
            <text:p>0,0</text:p>
          </table:table-cell>
          <table:table-cell table:formula="of:=([.U123]+[.V123]+[.W123])*[.T123]" office:value-type="float" office:value="30" calcext:value-type="float">
            <text:p>30</text:p>
          </table:table-cell>
          <table:table-cell table:formula="of:=(([.U123]*1.5)+[.V123]+[.W123])*[.T123]" office:value-type="float" office:value="37.5" calcext:value-type="float">
            <text:p>38</text:p>
          </table:table-cell>
          <table:table-cell table:formula="of:=IF(SUM([.M123:.O123])=1;SUM([.M123:.O123]);FALSE())" office:value-type="percentage" office:value="1" calcext:value-type="percentage">
            <text:p>100,00 %</text:p>
          </table:table-cell>
        </table:table-row>
        <table:table-row table:style-name="ro1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18"/>
          <table:table-cell table:style-name="ce32"/>
          <table:table-cell table:style-name="ce53"/>
          <table:table-cell table:style-name="ce110" office:value-type="string" calcext:value-type="string">
            <text:p>EC1 Enjeux des technologies émergnentes et innovantes</text:p>
          </table:table-cell>
          <table:table-cell table:style-name="ce140" table:content-validation-name="val3" office:value-type="string" calcext:value-type="string">
            <text:p>Obligatoire (O)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2" table:style-name="ce154" office:value-type="float" office:value="30" calcext:value-type="float">
            <text:p>30</text:p>
          </table:table-cell>
          <table:table-cell table:style-name="ce154" table:content-validation-name="val4" office:value-type="string" calcext:value-type="string">
            <text:p>3h 00</text:p>
          </table:table-cell>
          <table:table-cell table:number-columns-repeated="2" table:style-name="ce190" office:value-type="percentage" office:value="0.5" calcext:value-type="percentage">
            <text:p>50 %</text:p>
          </table:table-cell>
          <table:table-cell table:style-name="ce190" office:value-type="percentage" office:value="0" calcext:value-type="percentage">
            <text:p>0 %</text:p>
          </table:table-cell>
          <table:table-cell table:style-name="ce213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24]*[.$J124]" office:value-type="float" office:value="15" calcext:value-type="float">
            <text:p>15,0</text:p>
          </table:table-cell>
          <table:table-cell table:formula="of:=[.N124]*[.$J124]" office:value-type="float" office:value="15" calcext:value-type="float">
            <text:p>15,0</text:p>
          </table:table-cell>
          <table:table-cell table:formula="of:=[.O124]*[.$J124]" office:value-type="float" office:value="0" calcext:value-type="float">
            <text:p>0,0</text:p>
          </table:table-cell>
          <table:table-cell table:formula="of:=([.U124]+[.V124]+[.W124])*[.T124]" office:value-type="float" office:value="30" calcext:value-type="float">
            <text:p>30</text:p>
          </table:table-cell>
          <table:table-cell table:formula="of:=(([.U124]*1.5)+[.V124]+[.W124])*[.T124]" office:value-type="float" office:value="37.5" calcext:value-type="float">
            <text:p>38</text:p>
          </table:table-cell>
          <table:table-cell table:formula="of:=IF(SUM([.M124:.O124])=1;SUM([.M124:.O124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table-cell table:style-name="ce19" office:value-type="string" calcext:value-type="string" table:number-columns-spanned="1" table:number-rows-spanned="3">
            <text:p>UE4 Ouverture</text:p>
          </table:table-cell>
          <table:table-cell table:number-columns-spanned="1" table:number-rows-spanned="3"/>
          <table:table-cell table:style-name="ce26" office:value-type="float" office:value="6" calcext:value-type="float" table:number-columns-spanned="1" table:number-rows-spanned="3">
            <text:p>6</text:p>
          </table:table-cell>
          <table:table-cell table:style-name="ce111" office:value-type="string" calcext:value-type="string">
            <text:p>EC1 Participation critique II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42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table:content-validation-name="val4" office:value-type="string" calcext:value-type="string">
            <text:p>3h 00</text:p>
          </table:table-cell>
          <table:table-cell table:number-columns-repeated="2" table:style-name="ce191" office:value-type="percentage" office:value="0.5" calcext:value-type="percentage">
            <text:p>50 %</text:p>
          </table:table-cell>
          <table:table-cell table:style-name="ce191" office:value-type="percentage" office:value="0" calcext:value-type="percentage">
            <text:p>0 %</text:p>
          </table:table-cell>
          <table:table-cell table:style-name="ce214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 office:value-type="string" calcext:value-type="string">
            <text:p>Entre parcours de la mention</text:p>
          </table:table-cell>
          <table:table-cell table:style-name="ce261"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formula="of:=[.M125]*[.$J125]" office:value-type="float" office:value="15" calcext:value-type="float">
            <text:p>15,0</text:p>
          </table:table-cell>
          <table:table-cell table:formula="of:=[.N125]*[.$J125]" office:value-type="float" office:value="15" calcext:value-type="float">
            <text:p>15,0</text:p>
          </table:table-cell>
          <table:table-cell table:formula="of:=[.O125]*[.$J125]" office:value-type="float" office:value="0" calcext:value-type="float">
            <text:p>0,0</text:p>
          </table:table-cell>
          <table:table-cell table:formula="of:=([.U125]+[.V125]+[.W125])*[.T125]" office:value-type="float" office:value="30" calcext:value-type="float">
            <text:p>30</text:p>
          </table:table-cell>
          <table:table-cell table:formula="of:=(([.U125]*1.5)+[.V125]+[.W125])*[.T125]" office:value-type="float" office:value="37.5" calcext:value-type="float">
            <text:p>38</text:p>
          </table:table-cell>
          <table:table-cell table:formula="of:=IF(SUM([.M125:.O125])=1;SUM([.M125:.O125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covered-table-cell table:style-name="ce20"/>
          <table:covered-table-cell table:style-name="ce38"/>
          <table:covered-table-cell table:style-name="ce63"/>
          <table:table-cell table:style-name="ce112" office:value-type="string" calcext:value-type="string">
            <text:p>EC2 Libre 4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42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42" table:content-validation-name="val4" office:value-type="string" calcext:value-type="string">
            <text:p>3h 00</text:p>
          </table:table-cell>
          <table:table-cell table:number-columns-repeated="2" table:style-name="ce191" office:value-type="percentage" office:value="0.5" calcext:value-type="percentage">
            <text:p>50 %</text:p>
          </table:table-cell>
          <table:table-cell table:style-name="ce191" office:value-type="percentage" office:value="0" calcext:value-type="percentage">
            <text:p>0 %</text:p>
          </table:table-cell>
          <table:table-cell table:style-name="ce51" office:value-type="float" office:value="30" calcext:value-type="float">
            <text:p>30</text:p>
          </table:table-cell>
          <table:table-cell table:style-name="ce225" table:content-validation-name="val8" office:value-type="string" calcext:value-type="string">
            <text:p>Oui</text:p>
          </table:table-cell>
          <table:table-cell table:style-name="ce242" table:content-validation-name="val10"/>
          <table:table-cell table:style-name="ce257"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26]*[.$J126]" office:value-type="float" office:value="0" calcext:value-type="float">
            <text:p>0,0</text:p>
          </table:table-cell>
          <table:table-cell table:formula="of:=([.U126]+[.V126]+[.W126])*[.T126]" office:value-type="float" office:value="0" calcext:value-type="float">
            <text:p>0</text:p>
          </table:table-cell>
          <table:table-cell table:formula="of:=(([.U126]*1.5)+[.V126]+[.W126])*[.T126]" office:value-type="float" office:value="0" calcext:value-type="float">
            <text:p>0</text:p>
          </table:table-cell>
          <table:table-cell table:formula="of:=IF(SUM([.M126:.O126])=1;SUM([.M126:.O126]);FALSE())" office:value-type="percentage" office:value="1" calcext:value-type="percentage">
            <text:p>100,00 %</text:p>
          </table:table-cell>
        </table:table-row>
        <table:table-row table:style-name="ro1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mérique : Enjeux, Technologies</text:p>
          </table:table-cell>
          <table:covered-table-cell table:style-name="ce21"/>
          <table:covered-table-cell table:style-name="ce39"/>
          <table:covered-table-cell table:style-name="ce64"/>
          <table:table-cell table:style-name="ce113" office:value-type="string" calcext:value-type="string">
            <text:p>EC3 Anglais 2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42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54" office:value-type="float" office:value="30" calcext:value-type="float">
            <text:p>30</text:p>
          </table:table-cell>
          <table:table-cell table:style-name="ce42" office:value-type="float" office:value="30" calcext:value-type="float">
            <text:p>30</text:p>
          </table:table-cell>
          <table:table-cell table:style-name="ce42" table:content-validation-name="val4" office:value-type="string" calcext:value-type="string">
            <text:p>3h 00</text:p>
          </table:table-cell>
          <table:table-cell table:style-name="ce191" office:value-type="percentage" office:value="0" calcext:value-type="percentage">
            <text:p>0 %</text:p>
          </table:table-cell>
          <table:table-cell table:style-name="ce191" office:value-type="percentage" office:value="1" calcext:value-type="percentage">
            <text:p>100 %</text:p>
          </table:table-cell>
          <table:table-cell table:style-name="ce191" office:value-type="percentage" office:value="0" calcext:value-type="percentage">
            <text:p>0 %</text:p>
          </table:table-cell>
          <table:table-cell table:style-name="ce51" office:value-type="float" office:value="55" calcext:value-type="float">
            <text:p>55</text:p>
          </table:table-cell>
          <table:table-cell table:style-name="ce225" table:content-validation-name="val8" office:value-type="string" calcext:value-type="string">
            <text:p>Non</text:p>
          </table:table-cell>
          <table:table-cell table:style-name="ce242" table:content-validation-name="val10"/>
          <table:table-cell table:style-name="ce257" office:value-type="string" calcext:value-type="string">
            <text:p>Avec M1 NET</text:p>
          </table:table-cell>
          <table:table-cell office:value-type="float" office:value="1" calcext:value-type="float">
            <text:p>1</text:p>
          </table:table-cell>
          <table:table-cell table:formula="of:=[.M127]*[.$J127]" office:value-type="float" office:value="0" calcext:value-type="float">
            <text:p>0,0</text:p>
          </table:table-cell>
          <table:table-cell table:formula="of:=[.N127]*[.$J127]" office:value-type="float" office:value="30" calcext:value-type="float">
            <text:p>30,0</text:p>
          </table:table-cell>
          <table:table-cell table:formula="of:=[.O127]*[.$J127]" office:value-type="float" office:value="0" calcext:value-type="float">
            <text:p>0,0</text:p>
          </table:table-cell>
          <table:table-cell table:formula="of:=([.U127]+[.V127]+[.W127])*[.T127]" office:value-type="float" office:value="30" calcext:value-type="float">
            <text:p>30</text:p>
          </table:table-cell>
          <table:table-cell table:formula="of:=(([.U127]*1.5)+[.V127]+[.W127])*[.T127]" office:value-type="float" office:value="30" calcext:value-type="float">
            <text:p>30</text:p>
          </table:table-cell>
          <table:table-cell table:formula="of:=IF(SUM([.M127:.O127])=1;SUM([.M127:.O127]);FALSE())" office:value-type="percentage" office:value="1" calcext:value-type="percentage">
            <text:p>100,00 %</text:p>
          </table:table-cell>
        </table:table-row>
        <table:table-row table:style-name="ro1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1 Sociotechniques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9" office:value-type="string" calcext:value-type="string">
            <text:p>Analyse visuelle et graphisme web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table:formula="of:=IF([.P128]=0;0;ROUNDUP([#REF!]/[.P128];0))" office:value-type="string" office:string-value="" calcext:value-type="error">
            <text:p>#RÉF !</text:p>
          </table:table-cell>
          <table:table-cell table:formula="of:=[.M128]*[.$J128]" office:value-type="float" office:value="15" calcext:value-type="float">
            <text:p>15,0</text:p>
          </table:table-cell>
          <table:table-cell table:formula="of:=[.N128]*[.$J128]" office:value-type="float" office:value="15" calcext:value-type="float">
            <text:p>15,0</text:p>
          </table:table-cell>
          <table:table-cell table:formula="of:=[.O128]*[.$J128]" office:value-type="float" office:value="0" calcext:value-type="float">
            <text:p>0,0</text:p>
          </table:table-cell>
          <table:table-cell table:formula="of:=([.U128]+[.V128]+[.W128])*[.T128]" office:value-type="string" office:string-value="" calcext:value-type="error">
            <text:p>#RÉF !</text:p>
          </table:table-cell>
          <table:table-cell table:formula="of:=(([.U128]*1.5)+[.V128]+[.W128])*[.T128]" office:value-type="string" office:string-value="" calcext:value-type="error">
            <text:p>#RÉF !</text:p>
          </table:table-cell>
          <table:table-cell table:formula="of:=IF(SUM([.M128:.O128])=1;SUM([.M128:.O128]);FALSE())" office:value-type="percentage" office:value="1" calcext:value-type="percentage">
            <text:p>100,00 %</text:p>
          </table:table-cell>
        </table:table-row>
        <table:table-row table:style-name="ro1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2 Méthodologies de recherche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EC1 Méthodes et outils d’analyses statistiques et de fouille de donnée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21" calcext:value-type="float">
            <text:p>21</text:p>
          </table:table-cell>
          <table:table-cell table:style-name="ce159" office:value-type="float" office:value="21" calcext:value-type="float">
            <text:p>21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table:formula="of:=IF([.P129]=0;0;ROUNDUP([#REF!]/[.P129];0))" office:value-type="string" office:string-value="" calcext:value-type="error">
            <text:p>#RÉF !</text:p>
          </table:table-cell>
          <table:table-cell table:formula="of:=[.M129]*[.$J129]" office:value-type="float" office:value="10.5" calcext:value-type="float">
            <text:p>10,5</text:p>
          </table:table-cell>
          <table:table-cell table:formula="of:=[.N129]*[.$J129]" office:value-type="float" office:value="10.5" calcext:value-type="float">
            <text:p>10,5</text:p>
          </table:table-cell>
          <table:table-cell table:formula="of:=[.O129]*[.$J129]" office:value-type="float" office:value="0" calcext:value-type="float">
            <text:p>0,0</text:p>
          </table:table-cell>
          <table:table-cell table:formula="of:=([.U129]+[.V129]+[.W129])*[.T129]" office:value-type="string" office:string-value="" calcext:value-type="error">
            <text:p>#RÉF !</text:p>
          </table:table-cell>
          <table:table-cell table:formula="of:=(([.U129]*1.5)+[.V129]+[.W129])*[.T129]" office:value-type="string" office:string-value="" calcext:value-type="error">
            <text:p>#RÉF !</text:p>
          </table:table-cell>
          <table:table-cell table:formula="of:=IF(SUM([.M129:.O129])=1;SUM([.M129:.O129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/>
          <table:table-cell table:style-name="ce114" office:value-type="string" calcext:value-type="string">
            <text:p>EC2 EC Libr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0" calcext:value-type="float">
            <text:p>30</text:p>
          </table:table-cell>
          <table:table-cell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 office:value-type="string" calcext:value-type="string">
            <text:p>Entre parcours de la men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30]*[.$J130]" office:value-type="float" office:value="0" calcext:value-type="float">
            <text:p>0,0</text:p>
          </table:table-cell>
          <table:table-cell table:formula="of:=([.U130]+[.V130]+[.W130])*[.T130]" office:value-type="float" office:value="0" calcext:value-type="float">
            <text:p>0</text:p>
          </table:table-cell>
          <table:table-cell table:formula="of:=(([.U130]*1.5)+[.V130]+[.W130])*[.T130]" office:value-type="float" office:value="0" calcext:value-type="float">
            <text:p>0</text:p>
          </table:table-cell>
          <table:table-cell table:formula="of:=IF(SUM([.M130:.O130])=1;SUM([.M130:.O130]);FALSE())" office:value-type="percentage" office:value="1" calcext:value-type="percentage">
            <text:p>100,00 %</text:p>
          </table:table-cell>
        </table:table-row>
        <table:table-row table:style-name="ro1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3 Modélisation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5" office:value-type="string" calcext:value-type="string">
            <text:p>Design des protocoles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0" calcext:value-type="float">
            <text:p>30</text:p>
          </table:table-cell>
          <table:table-cell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table:formula="of:=IF([.P131]=0;0;ROUNDUP([#REF!]/[.P131];0))" office:value-type="string" office:string-value="" calcext:value-type="error">
            <text:p>#RÉF !</text:p>
          </table:table-cell>
          <table:table-cell table:formula="of:=[.M131]*[.$J131]" office:value-type="float" office:value="15" calcext:value-type="float">
            <text:p>15,0</text:p>
          </table:table-cell>
          <table:table-cell table:formula="of:=[.N131]*[.$J131]" office:value-type="float" office:value="15" calcext:value-type="float">
            <text:p>15,0</text:p>
          </table:table-cell>
          <table:table-cell table:formula="of:=[.O131]*[.$J131]" office:value-type="float" office:value="0" calcext:value-type="float">
            <text:p>0,0</text:p>
          </table:table-cell>
          <table:table-cell table:formula="of:=([.U131]+[.V131]+[.W131])*[.T131]" office:value-type="string" office:string-value="" calcext:value-type="error">
            <text:p>#RÉF !</text:p>
          </table:table-cell>
          <table:table-cell table:formula="of:=(([.U131]*1.5)+[.V131]+[.W131])*[.T131]" office:value-type="string" office:string-value="" calcext:value-type="error">
            <text:p>#RÉF !</text:p>
          </table:table-cell>
          <table:table-cell table:formula="of:=IF(SUM([.M131:.O131])=1;SUM([.M131:.O131]);FALSE())" office:value-type="percentage" office:value="1" calcext:value-type="percentage">
            <text:p>100,00 %</text:p>
          </table:table-cell>
        </table:table-row>
        <table:table-row table:style-name="ro1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/>
          <table:table-cell table:style-name="ce109" office:value-type="string" calcext:value-type="string">
            <text:p>Conception universell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0" calcext:value-type="float">
            <text:p>30</text:p>
          </table:table-cell>
          <table:table-cell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table:formula="of:=IF([.P132]=0;0;ROUNDUP([#REF!]/[.P132];0))" office:value-type="string" office:string-value="" calcext:value-type="error">
            <text:p>#RÉF !</text:p>
          </table:table-cell>
          <table:table-cell table:formula="of:=[.M132]*[.$J132]" office:value-type="float" office:value="15" calcext:value-type="float">
            <text:p>15,0</text:p>
          </table:table-cell>
          <table:table-cell table:formula="of:=[.N132]*[.$J132]" office:value-type="float" office:value="15" calcext:value-type="float">
            <text:p>15,0</text:p>
          </table:table-cell>
          <table:table-cell table:formula="of:=[.O132]*[.$J132]" office:value-type="float" office:value="0" calcext:value-type="float">
            <text:p>0,0</text:p>
          </table:table-cell>
          <table:table-cell table:formula="of:=([.U132]+[.V132]+[.W132])*[.T132]" office:value-type="string" office:string-value="" calcext:value-type="error">
            <text:p>#RÉF !</text:p>
          </table:table-cell>
          <table:table-cell table:formula="of:=(([.U132]*1.5)+[.V132]+[.W132])*[.T132]" office:value-type="string" office:string-value="" calcext:value-type="error">
            <text:p>#RÉF !</text:p>
          </table:table-cell>
          <table:table-cell table:formula="of:=IF(SUM([.M132:.O132])=1;SUM([.M132:.O132]);FALSE())" office:value-type="percentage" office:value="1" calcext:value-type="percentage">
            <text:p>100,00 %</text:p>
          </table:table-cell>
        </table:table-row>
        <table:table-row table:style-name="ro5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5 Socle commun</text:p>
          </table:table-cell>
          <table:table-cell office:value-type="float" office:value="9" calcext:value-type="float">
            <text:p>9</text:p>
          </table:table-cell>
          <table:table-cell table:style-name="ce53" office:value-type="float" office:value="18" calcext:value-type="float">
            <text:p>18</text:p>
          </table:table-cell>
          <table:table-cell office:value-type="string" calcext:value-type="string">
            <text:p>EC1 Veille et prospective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content-validation-name="val6" office:value-type="string" calcext:value-type="string">
            <text:p>3h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57" calcext:value-type="float">
            <text:p>57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33]*[.$J133]" office:value-type="float" office:value="15" calcext:value-type="float">
            <text:p>15,0</text:p>
          </table:table-cell>
          <table:table-cell table:formula="of:=[.N133]*[.$J133]" office:value-type="float" office:value="15" calcext:value-type="float">
            <text:p>15,0</text:p>
          </table:table-cell>
          <table:table-cell table:formula="of:=[.O133]*[.$J133]" office:value-type="float" office:value="0" calcext:value-type="float">
            <text:p>0,0</text:p>
          </table:table-cell>
          <table:table-cell table:formula="of:=([.U133]+[.V133]+[.W133])*[.T133]" office:value-type="float" office:value="30" calcext:value-type="float">
            <text:p>30</text:p>
          </table:table-cell>
          <table:table-cell table:formula="of:=(([.U133]*1.5)+[.V133]+[.W133])*[.T133]" office:value-type="float" office:value="37.5" calcext:value-type="float">
            <text:p>38</text:p>
          </table:table-cell>
          <table:table-cell table:formula="of:=IF(SUM([.M133:.O133])=1;SUM([.M133:.O133]);FALSE())" office:value-type="percentage" office:value="1" calcext:value-type="percentage">
            <text:p>100,00 %</text:p>
          </table:table-cell>
        </table:table-row>
        <table:table-row table:style-name="ro10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style-name="ce22"/>
          <table:table-cell table:style-name="ce40"/>
          <table:table-cell table:style-name="ce65"/>
          <table:table-cell office:value-type="string" calcext:value-type="string">
            <text:p>EC2 Séminaire intensif sur la conception et l’accompagnement des transitions numériques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content-validation-name="val6" office:value-type="string" calcext:value-type="string">
            <text:p>3h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57" calcext:value-type="float">
            <text:p>57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34]*[.$J134]" office:value-type="float" office:value="15" calcext:value-type="float">
            <text:p>15,0</text:p>
          </table:table-cell>
          <table:table-cell table:formula="of:=[.N134]*[.$J134]" office:value-type="float" office:value="15" calcext:value-type="float">
            <text:p>15,0</text:p>
          </table:table-cell>
          <table:table-cell table:formula="of:=[.O134]*[.$J134]" office:value-type="float" office:value="0" calcext:value-type="float">
            <text:p>0,0</text:p>
          </table:table-cell>
          <table:table-cell table:formula="of:=([.U134]+[.V134]+[.W134])*[.T134]" office:value-type="float" office:value="30" calcext:value-type="float">
            <text:p>30</text:p>
          </table:table-cell>
          <table:table-cell table:formula="of:=(([.U134]*1.5)+[.V134]+[.W134])*[.T134]" office:value-type="float" office:value="37.5" calcext:value-type="float">
            <text:p>38</text:p>
          </table:table-cell>
          <table:table-cell table:formula="of:=IF(SUM([.M134:.O134])=1;SUM([.M134:.O134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18" office:value-type="string" calcext:value-type="string">
            <text:p>EC3 Ethnographie du numérique et Digital Methods </text:p>
          </table:table-cell>
          <table:table-cell table:content-validation-name="val3" office:value-type="string" calcext:value-type="string">
            <text:p>Obligatoire à choix (X)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48" office:value-type="string" calcext:value-type="string">
            <text:p>M 2 NET</text:p>
          </table:table-cell>
          <table:table-cell table:formula="of:=IF([.P135]=0;0;ROUNDUP([.C$151]/[.P135];0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35]*[.$J135]" office:value-type="float" office:value="0" calcext:value-type="float">
            <text:p>0,0</text:p>
          </table:table-cell>
          <table:table-cell table:formula="of:=([.U135]+[.V135]+[.W135])*[.T135]" office:value-type="float" office:value="0" calcext:value-type="float">
            <text:p>0</text:p>
          </table:table-cell>
          <table:table-cell table:formula="of:=(([.U135]*1.5)+[.V135]+[.W135])*[.T135]" office:value-type="float" office:value="0" calcext:value-type="float">
            <text:p>0</text:p>
          </table:table-cell>
          <table:table-cell table:formula="of:=IF(SUM([.M135:.O135])=1;SUM([.M135:.O135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 : Spécialisation projet et usages numériques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12" calcext:value-type="float">
            <text:p>12</text:p>
          </table:table-cell>
          <table:table-cell table:style-name="ce85" office:value-type="string" calcext:value-type="string">
            <text:p>4 EC au choix</text:p>
          </table:table-cell>
          <table:table-cell table:style-name="ce132" table:content-validation-name="val3" office:value-type="string" calcext:value-type="string">
            <text:p>Obligatoire (O)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8"/>
          <table:table-cell table:style-name="ce148" table:content-validation-name="val4"/>
          <table:table-cell table:style-name="ce174" table:number-columns-repeated="3"/>
          <table:table-cell table:style-name="ce197"/>
          <table:table-cell table:style-name="ce207"/>
          <table:table-cell table:style-name="ce223" table:content-validation-name="val8"/>
          <table:table-cell table:style-name="ce240" table:content-validation-name="val10"/>
          <table:table-cell table:style-name="ce255"/>
          <table:table-cell office:value-type="float" office:value="0" calcext:value-type="float">
            <text:p>0</text:p>
          </table:table-cell>
          <table:table-cell table:formula="of:=[.M136]*[.$J136]" office:value-type="float" office:value="0" calcext:value-type="float">
            <text:p>0,0</text:p>
          </table:table-cell>
          <table:table-cell table:formula="of:=[.N136]*[.$J136]" office:value-type="float" office:value="0" calcext:value-type="float">
            <text:p>0,0</text:p>
          </table:table-cell>
          <table:table-cell table:formula="of:=[.O136]*[.$J136]" office:value-type="float" office:value="0" calcext:value-type="float">
            <text:p>0,0</text:p>
          </table:table-cell>
          <table:table-cell table:formula="of:=([.U136]+[.V136]+[.W136])*[.T136]" office:value-type="float" office:value="0" calcext:value-type="float">
            <text:p>0</text:p>
          </table:table-cell>
          <table:table-cell table:formula="of:=(([.U136]*1.5)+[.V136]+[.W136])*[.T136]" office:value-type="float" office:value="0" calcext:value-type="float">
            <text:p>0</text:p>
          </table:table-cell>
          <table:table-cell table:formula="of:=IF(SUM([.M136:.O136])=1;SUM([.M136:.O136]);FALSE())" office:value-type="percentage" office:value="0" calcext:value-type="percentage">
            <text:p>0,00 %</text:p>
          </table:table-cell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<text:s/></text:p>
          </table:table-cell>
          <table:table-cell/>
          <table:table-cell table:style-name="ce56"/>
          <table:table-cell table:style-name="ce79" office:value-type="string" calcext:value-type="string">
            <text:p>EC1 Nouvelles formes d'organisation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Inter-composante</text:p>
          </table:table-cell>
          <table:table-cell table:style-name="ce246" office:value-type="string" calcext:value-type="string">
            <text:p>UFR de psycho Master 2 Ergonom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37]*[.$J137]" office:value-type="float" office:value="0" calcext:value-type="float">
            <text:p>0,0</text:p>
          </table:table-cell>
          <table:table-cell table:formula="of:=([.U137]+[.V137]+[.W137])*[.T137]" office:value-type="float" office:value="0" calcext:value-type="float">
            <text:p>0</text:p>
          </table:table-cell>
          <table:table-cell table:formula="of:=(([.U137]*1.5)+[.V137]+[.W137])*[.T137]" office:value-type="float" office:value="0" calcext:value-type="float">
            <text:p>0</text:p>
          </table:table-cell>
          <table:table-cell table:formula="of:=IF(SUM([.N137:.O137])=1;SUM([.N137:.O137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79" office:value-type="string" calcext:value-type="string">
            <text:p><text:s/>EC 2 <text:s/>Pratiques info communicationnelles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Dans la composante</text:p>
          </table:table-cell>
          <table:table-cell table:style-name="ce248" office:value-type="string" calcext:value-type="string">
            <text:p>M2 GS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38]*[.$J138]" office:value-type="float" office:value="0" calcext:value-type="float">
            <text:p>0,0</text:p>
          </table:table-cell>
          <table:table-cell table:formula="of:=([.U138]+[.V138]+[.W138])*[.T138]" office:value-type="float" office:value="0" calcext:value-type="float">
            <text:p>0</text:p>
          </table:table-cell>
          <table:table-cell table:formula="of:=(([.U138]*1.5)+[.V138]+[.W138])*[.T138]" office:value-type="float" office:value="0" calcext:value-type="float">
            <text:p>0</text:p>
          </table:table-cell>
          <table:table-cell table:formula="of:=IF(SUM([.N138:.O138])=1;SUM([.N138:.O138]);FALSE())" office:value-type="percentage" office:value="0" calcext:value-type="percentage">
            <text:p>0,00 %</text:p>
          </table:table-cell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79" office:value-type="string" calcext:value-type="string">
            <text:p>EC 3 Impact psychologique du numérique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style-name="ce171" office:value-type="float" office:value="36" calcext:value-type="float">
            <text:p>36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 table:style-name="ce215" office:value-type="float" office:value="40" calcext:value-type="float">
            <text:p>40</text:p>
          </table:table-cell>
          <table:table-cell table:content-validation-name="val8" office:value-type="string" calcext:value-type="string">
            <text:p>Non</text:p>
          </table:table-cell>
          <table:table-cell table:style-name="ce239" table:content-validation-name="val10" office:value-type="string" calcext:value-type="string">
            <text:p>Inter-composante</text:p>
          </table:table-cell>
          <table:table-cell table:style-name="ce254"/>
          <table:table-cell office:value-type="float" office:value="1" calcext:value-type="float">
            <text:p>1</text:p>
          </table:table-cell>
          <table:table-cell table:formula="of:=[.N139]*[.$J139]" office:value-type="float" office:value="18" calcext:value-type="float">
            <text:p>18,0</text:p>
          </table:table-cell>
          <table:table-cell table:formula="of:=[.N139]*[.$J139]" office:value-type="float" office:value="18" calcext:value-type="float">
            <text:p>18,0</text:p>
          </table:table-cell>
          <table:table-cell table:formula="of:=[.O139]*[.$J139]" office:value-type="float" office:value="0" calcext:value-type="float">
            <text:p>0,0</text:p>
          </table:table-cell>
          <table:table-cell table:formula="of:=([.U139]+[.V139]+[.W139])*[.T139]" office:value-type="float" office:value="36" calcext:value-type="float">
            <text:p>36</text:p>
          </table:table-cell>
          <table:table-cell table:formula="of:=(([.U139]*1.5)+[.V139]+[.W139])*[.T139]" office:value-type="float" office:value="45" calcext:value-type="float">
            <text:p>45</text:p>
          </table:table-cell>
          <table:table-cell table:formula="of:=IF(SUM([.N139:.O139])=1;SUM([.N139:.O139]);FALSE())" office:value-type="percentage" office:value="0" calcext:value-type="percentage">
            <text:p>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79" office:value-type="string" calcext:value-type="string">
            <text:p>EC 4 Développement de prototypes cross-médias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48" office:value-type="string" calcext:value-type="string">
            <text:p>M2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0]*[.$J140]" office:value-type="float" office:value="0" calcext:value-type="float">
            <text:p>0,0</text:p>
          </table:table-cell>
          <table:table-cell table:formula="of:=([.U140]+[.V140]+[.W140])*[.T140]" office:value-type="float" office:value="0" calcext:value-type="float">
            <text:p>0</text:p>
          </table:table-cell>
          <table:table-cell table:formula="of:=(([.U140]*1.5)+[.V140]+[.W140])*[.T140]" office:value-type="float" office:value="0" calcext:value-type="float">
            <text:p>0</text:p>
          </table:table-cell>
          <table:table-cell table:formula="of:=IF(SUM([.N140:.O140])=1;SUM([.N140:.O140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116" office:value-type="string" calcext:value-type="string">
            <text:p>EC5 Ethnométhodologie et cours d'action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table:style-name="ce61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Inter-composante</text:p>
          </table:table-cell>
          <table:table-cell table:style-name="ce246" office:value-type="string" calcext:value-type="string">
            <text:p>UFR Psycho Master 2 Ergonom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1]*[.$J141]" office:value-type="float" office:value="0" calcext:value-type="float">
            <text:p>0,0</text:p>
          </table:table-cell>
          <table:table-cell table:formula="of:=([.U141]+[.V141]+[.W141])*[.T141]" office:value-type="float" office:value="0" calcext:value-type="float">
            <text:p>0</text:p>
          </table:table-cell>
          <table:table-cell table:formula="of:=(([.U141]*1.5)+[.V141]+[.W141])*[.T141]" office:value-type="float" office:value="0" calcext:value-type="float">
            <text:p>0</text:p>
          </table:table-cell>
          <table:table-cell table:formula="of:=IF(SUM([.N141:.O141])=1;SUM([.N141:.O141]);FALSE())" office:value-type="percentage" office:value="0" calcext:value-type="percentage">
            <text:p>0,00 %</text:p>
          </table:table-cell>
        </table:table-row>
        <table:table-row table:style-name="ro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 : Spécialisation informatique et traitement de l’information 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12" calcext:value-type="float">
            <text:p>12</text:p>
          </table:table-cell>
          <table:table-cell table:style-name="ce117" office:value-type="string" calcext:value-type="string">
            <text:p>4 EC obligatoire</text:p>
          </table:table-cell>
          <table:table-cell table:style-name="ce132" table:content-validation-name="val3" office:value-type="string" calcext:value-type="string">
            <text:p>Obligatoire (O)</text:p>
          </table:table-cell>
          <table:table-cell table:style-name="ce149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9"/>
          <table:table-cell table:style-name="ce148" table:content-validation-name="val4"/>
          <table:table-cell table:style-name="ce174" table:number-columns-repeated="3"/>
          <table:table-cell table:style-name="ce197"/>
          <table:table-cell table:style-name="ce207"/>
          <table:table-cell table:style-name="ce229" table:content-validation-name="val8"/>
          <table:table-cell table:style-name="ce240" table:content-validation-name="val10"/>
          <table:table-cell table:style-name="ce255"/>
          <table:table-cell office:value-type="float" office:value="0" calcext:value-type="float">
            <text:p>0</text:p>
          </table:table-cell>
          <table:table-cell table:formula="of:=[.M142]*[.$J142]" office:value-type="float" office:value="0" calcext:value-type="float">
            <text:p>0,0</text:p>
          </table:table-cell>
          <table:table-cell table:formula="of:=[.N142]*[.$J142]" office:value-type="float" office:value="0" calcext:value-type="float">
            <text:p>0,0</text:p>
          </table:table-cell>
          <table:table-cell table:formula="of:=[.O142]*[.$J142]" office:value-type="float" office:value="0" calcext:value-type="float">
            <text:p>0,0</text:p>
          </table:table-cell>
          <table:table-cell table:formula="of:=([.U142]+[.V142]+[.W142])*[.T142]" office:value-type="float" office:value="0" calcext:value-type="float">
            <text:p>0</text:p>
          </table:table-cell>
          <table:table-cell table:formula="of:=(([.U142]*1.5)+[.V142]+[.W142])*[.T142]" office:value-type="float" office:value="0" calcext:value-type="float">
            <text:p>0</text:p>
          </table:table-cell>
          <table:table-cell table:formula="of:=IF(SUM([.M142:.O142])=1;SUM([.M142:.O142]);FALSE())" office:value-type="percentage" office:value="0" calcext:value-type="percentage">
            <text:p>0,00 %</text:p>
          </table:table-cell>
        </table:table-row>
        <table:table-row table:style-name="ro5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89" office:value-type="string" calcext:value-type="string">
            <text:p>EC 1 Technologies émergentes &amp; Innovation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92" office:value-type="percentage" office:value="0.5" calcext:value-type="percentage">
            <text:p>50 %</text:p>
          </table:table-cell>
          <table:table-cell table:style-name="ce61"/>
          <table:table-cell/>
          <table:table-cell table:style-name="ce230"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62" office:value-type="string" calcext:value-type="string">
            <text:p>M2 THY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3]*[.$J143]" office:value-type="float" office:value="0" calcext:value-type="float">
            <text:p>0,0</text:p>
          </table:table-cell>
          <table:table-cell table:formula="of:=([.U143]+[.V143]+[.W143])*[.T143]" office:value-type="float" office:value="0" calcext:value-type="float">
            <text:p>0</text:p>
          </table:table-cell>
          <table:table-cell table:formula="of:=(([.U143]*1.5)+[.V143]+[.W143])*[.T143]" office:value-type="float" office:value="0" calcext:value-type="float">
            <text:p>0</text:p>
          </table:table-cell>
          <table:table-cell table:formula="of:=IF(SUM([.N143:.O143])=1;SUM([.N143:.O143]);FALSE())" office:value-type="percentage" office:value="0" calcext:value-type="percentage">
            <text:p>0,00 %</text:p>
          </table:table-cell>
        </table:table-row>
        <table:table-row table:style-name="ro5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118" office:value-type="string" calcext:value-type="string">
            <text:p>EC 2 Analyse, gestion et visualisation des données massives/Big Data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92" office:value-type="percentage" office:value="0.5" calcext:value-type="percentage">
            <text:p>50 %</text:p>
          </table:table-cell>
          <table:table-cell table:style-name="ce199"/>
          <table:table-cell/>
          <table:table-cell table:style-name="ce230"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office:value-type="string" calcext:value-type="string">
            <text:p>M2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4]*[.$J144]" office:value-type="float" office:value="0" calcext:value-type="float">
            <text:p>0,0</text:p>
          </table:table-cell>
          <table:table-cell table:formula="of:=([.U144]+[.V144]+[.W144])*[.T144]" office:value-type="float" office:value="0" calcext:value-type="float">
            <text:p>0</text:p>
          </table:table-cell>
          <table:table-cell table:formula="of:=(([.U144]*1.5)+[.V144]+[.W144])*[.T144]" office:value-type="float" office:value="0" calcext:value-type="float">
            <text:p>0</text:p>
          </table:table-cell>
          <table:table-cell table:formula="of:=IF(SUM([.N144:.O144])=1;SUM([.N144:.O144]);FALSE())" office:value-type="percentage" office:value="0" calcext:value-type="percentage">
            <text:p>0,00 %</text:p>
          </table:table-cell>
        </table:table-row>
        <table:table-row table:style-name="ro5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number-columns-repeated="2"/>
          <table:table-cell table:style-name="ce53"/>
          <table:table-cell table:style-name="ce118" office:value-type="string" calcext:value-type="string">
            <text:p>EC 3 Enjeux des technologies émmergentes et innovantes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92" office:value-type="percentage" office:value="0.5" calcext:value-type="percentage">
            <text:p>50 %</text:p>
          </table:table-cell>
          <table:table-cell table:style-name="ce199"/>
          <table:table-cell/>
          <table:table-cell table:style-name="ce230"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62" office:value-type="string" calcext:value-type="string">
            <text:p>M2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5]*[.$J145]" office:value-type="float" office:value="0" calcext:value-type="float">
            <text:p>0,0</text:p>
          </table:table-cell>
          <table:table-cell table:formula="of:=([.U145]+[.V145]+[.W145])*[.T145]" office:value-type="float" office:value="0" calcext:value-type="float">
            <text:p>0</text:p>
          </table:table-cell>
          <table:table-cell table:formula="of:=(([.U145]*1.5)+[.V145]+[.W145])*[.T145]" office:value-type="float" office:value="0" calcext:value-type="float">
            <text:p>0</text:p>
          </table:table-cell>
          <table:table-cell table:formula="of:=IF(SUM([.N145:.O145])=1;SUM([.N145:.O145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table:style-name="ce23"/>
          <table:table-cell table:style-name="ce41"/>
          <table:table-cell table:style-name="ce66"/>
          <table:table-cell table:style-name="ce119" office:value-type="string" calcext:value-type="string">
            <text:p>EC 4 Théories et conception des hypermédias</text:p>
          </table:table-cell>
          <table:table-cell table:style-name="ce142" table:content-validation-name="val3" office:value-type="string" calcext:value-type="string">
            <text:p>Obligatoire à choix (X)</text:p>
          </table:table-cell>
          <table:table-cell table:style-name="ce156" office:value-type="float" office:value="1" calcext:value-type="float">
            <text:p>1</text:p>
          </table:table-cell>
          <table:table-cell table:style-name="ce15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2" office:value-type="float" office:value="0" calcext:value-type="float">
            <text:p>0</text:p>
          </table:table-cell>
          <table:table-cell table:style-name="ce151" table:content-validation-name="val4" office:value-type="string" calcext:value-type="string">
            <text:p>3h 00</text:p>
          </table:table-cell>
          <table:table-cell table:number-columns-repeated="2" table:style-name="ce193" office:value-type="percentage" office:value="0.5" calcext:value-type="percentage">
            <text:p>50 %</text:p>
          </table:table-cell>
          <table:table-cell table:style-name="ce203"/>
          <table:table-cell table:style-name="ce211"/>
          <table:table-cell table:style-name="ce231" table:content-validation-name="val8" office:value-type="string" calcext:value-type="string">
            <text:p>Non</text:p>
          </table:table-cell>
          <table:table-cell table:style-name="ce241" table:content-validation-name="val10" office:value-type="string" calcext:value-type="string">
            <text:p>Entre parcours de la mention</text:p>
          </table:table-cell>
          <table:table-cell table:style-name="ce263" office:value-type="string" calcext:value-type="string">
            <text:p>M2 THY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6]*[.$J146]" office:value-type="float" office:value="0" calcext:value-type="float">
            <text:p>0,0</text:p>
          </table:table-cell>
          <table:table-cell table:formula="of:=([.U146]+[.V146]+[.W146])*[.T146]" office:value-type="float" office:value="0" calcext:value-type="float">
            <text:p>0</text:p>
          </table:table-cell>
          <table:table-cell table:formula="of:=(([.U146]*1.5)+[.V146]+[.W146])*[.T146]" office:value-type="float" office:value="0" calcext:value-type="float">
            <text:p>0</text:p>
          </table:table-cell>
          <table:table-cell table:formula="of:=IF(SUM([.N146:.O146])=1;SUM([.N146:.O146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: Spécialisation communication numérique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4 EC au choix</text:p>
          </table:table-cell>
          <table:table-cell table:style-name="ce132" table:content-validation-name="val3" office:value-type="string" calcext:value-type="string">
            <text:p>Obligatoire (O)</text:p>
          </table:table-cell>
          <table:table-cell table:style-name="ce149" office:value-type="float" office:value="4" calcext:value-type="float">
            <text:p>4</text:p>
          </table:table-cell>
          <table:table-cell table:style-name="ce148" office:value-type="float" office:value="12" calcext:value-type="float">
            <text:p>12</text:p>
          </table:table-cell>
          <table:table-cell table:style-name="ce149"/>
          <table:table-cell table:style-name="ce27" table:content-validation-name="val4"/>
          <table:table-cell table:style-name="ce175" table:number-columns-repeated="3"/>
          <table:table-cell table:style-name="ce201"/>
          <table:table-cell table:style-name="ce207"/>
          <table:table-cell table:style-name="ce225" table:content-validation-name="val8"/>
          <table:table-cell table:style-name="ce242" table:content-validation-name="val10"/>
          <table:table-cell table:style-name="ce257"/>
          <table:table-cell office:value-type="float" office:value="0" calcext:value-type="float">
            <text:p>0</text:p>
          </table:table-cell>
          <table:table-cell table:formula="of:=[.M147]*[.$J147]" office:value-type="float" office:value="0" calcext:value-type="float">
            <text:p>0,0</text:p>
          </table:table-cell>
          <table:table-cell table:formula="of:=[.N147]*[.$J147]" office:value-type="float" office:value="0" calcext:value-type="float">
            <text:p>0,0</text:p>
          </table:table-cell>
          <table:table-cell table:formula="of:=[.O147]*[.$J147]" office:value-type="float" office:value="0" calcext:value-type="float">
            <text:p>0,0</text:p>
          </table:table-cell>
          <table:table-cell table:formula="of:=([.U147]+[.V147]+[.W147])*[.T147]" office:value-type="float" office:value="0" calcext:value-type="float">
            <text:p>0</text:p>
          </table:table-cell>
          <table:table-cell table:formula="of:=(([.U147]*1.5)+[.V147]+[.W147])*[.T147]" office:value-type="float" office:value="0" calcext:value-type="float">
            <text:p>0</text:p>
          </table:table-cell>
          <table:table-cell table:formula="of:=IF(SUM([.M147:.O147])=1;SUM([.M147:.O147]);FALSE())" office:value-type="percentage" office:value="0" calcext:value-type="percentage">
            <text:p>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1 Traitement éditorial et création numérique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office:value-type="string" calcext:value-type="string">
            <text:p>M2 C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8]*[.$J148]" office:value-type="float" office:value="0" calcext:value-type="float">
            <text:p>0,0</text:p>
          </table:table-cell>
          <table:table-cell table:formula="of:=([.U148]+[.V148]+[.W148])*[.T148]" office:value-type="float" office:value="0" calcext:value-type="float">
            <text:p>0</text:p>
          </table:table-cell>
          <table:table-cell table:formula="of:=(([.U148]*1.5)+[.V148]+[.W148])*[.T148]" office:value-type="float" office:value="0" calcext:value-type="float">
            <text:p>0</text:p>
          </table:table-cell>
          <table:table-cell table:formula="of:=IF(SUM([.N148:.O148])=1;SUM([.N148:.O148]);FALSE())" office:value-type="percentage" office:value="0" calcext:value-type="percentage">
            <text:p>0,00 %</text:p>
          </table:table-cell>
        </table:table-row>
        <table:table-row table:style-name="ro6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2 Analyse, gestion et visualisation des données massives/Big Data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office:value-type="string" calcext:value-type="string">
            <text:p>M2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49]*[.$J149]" office:value-type="float" office:value="0" calcext:value-type="float">
            <text:p>0,0</text:p>
          </table:table-cell>
          <table:table-cell table:formula="of:=([.U149]+[.V149]+[.W149])*[.T149]" office:value-type="float" office:value="0" calcext:value-type="float">
            <text:p>0</text:p>
          </table:table-cell>
          <table:table-cell table:formula="of:=(([.U149]*1.5)+[.V149]+[.W149])*[.T149]" office:value-type="float" office:value="0" calcext:value-type="float">
            <text:p>0</text:p>
          </table:table-cell>
          <table:table-cell table:formula="of:=IF(SUM([.N149:.O149])=1;SUM([.N149:.O149]);FALSE())" office:value-type="percentage" office:value="0" calcext:value-type="percentage">
            <text:p>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3 Enjeux des technologies émmergentes et innovantes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99"/>
          <table:table-cell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office:value-type="string" calcext:value-type="string">
            <text:p>M2 N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50]*[.$J150]" office:value-type="float" office:value="0" calcext:value-type="float">
            <text:p>0,0</text:p>
          </table:table-cell>
          <table:table-cell table:formula="of:=([.U150]+[.V150]+[.W150])*[.T150]" office:value-type="float" office:value="0" calcext:value-type="float">
            <text:p>0</text:p>
          </table:table-cell>
          <table:table-cell table:formula="of:=(([.U150]*1.5)+[.V150]+[.W150])*[.T150]" office:value-type="float" office:value="0" calcext:value-type="float">
            <text:p>0</text:p>
          </table:table-cell>
          <table:table-cell table:formula="of:=IF(SUM([.N150:.O150])=1;SUM([.N150:.O150]);FALSE())" office:value-type="percentage" office:value="0" calcext:value-type="percentage">
            <text:p>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4 Communication multimodale et marketing numérique </text:p>
          </table:table-cell>
          <table:table-cell table:style-name="ce19" table:content-validation-name="val3" office:value-type="string" calcext:value-type="string">
            <text:p>Obligatoire à choix (X)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1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89" office:value-type="percentage" office:value="0.5" calcext:value-type="percentage">
            <text:p>50 %</text:p>
          </table:table-cell>
          <table:table-cell table:style-name="ce199"/>
          <table:table-cell office:value-type="float" office:value="40" calcext:value-type="float">
            <text:p>4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N151]*[.$J151]" office:value-type="float" office:value="15" calcext:value-type="float">
            <text:p>15,0</text:p>
          </table:table-cell>
          <table:table-cell table:formula="of:=[.N151]*[.$J151]" office:value-type="float" office:value="15" calcext:value-type="float">
            <text:p>15,0</text:p>
          </table:table-cell>
          <table:table-cell table:formula="of:=[.O151]*[.$J151]" office:value-type="float" office:value="0" calcext:value-type="float">
            <text:p>0,0</text:p>
          </table:table-cell>
          <table:table-cell table:formula="of:=([.U151]+[.V151]+[.W151])*[.T151]" office:value-type="float" office:value="30" calcext:value-type="float">
            <text:p>30</text:p>
          </table:table-cell>
          <table:table-cell table:formula="of:=(([.U151]*1.5)+[.V151]+[.W151])*[.T151]" office:value-type="float" office:value="37.5" calcext:value-type="float">
            <text:p>38</text:p>
          </table:table-cell>
          <table:table-cell table:formula="of:=IF(SUM([.N151:.O151])=1;SUM([.N151:.O151]);FALSE())" office:value-type="percentage" office:value="0" calcext:value-type="percentage">
            <text:p>0,00 %</text:p>
          </table:table-cell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5 Atelier de recherche ethnographique</text:p>
          </table:table-cell>
          <table:table-cell table:style-name="ce143" table:content-validation-name="val3" office:value-type="string" calcext:value-type="string">
            <text:p>Obligatoire à choix (X)</text:p>
          </table:table-cell>
          <table:table-cell table:style-name="ce150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73" office:value-type="float" office:value="0" calcext:value-type="float">
            <text:p>0</text:p>
          </table:table-cell>
          <table:table-cell table:style-name="ce36" table:content-validation-name="val4" office:value-type="string" calcext:value-type="string">
            <text:p>3h 00</text:p>
          </table:table-cell>
          <table:table-cell table:number-columns-repeated="2" table:style-name="ce194" office:value-type="percentage" office:value="0.5" calcext:value-type="percentage">
            <text:p>50 %</text:p>
          </table:table-cell>
          <table:table-cell table:style-name="ce200"/>
          <table:table-cell table:style-name="ce52"/>
          <table:table-cell table:style-name="ce227" table:content-validation-name="val8" office:value-type="string" calcext:value-type="string">
            <text:p>Oui</text:p>
          </table:table-cell>
          <table:table-cell table:style-name="ce237" table:content-validation-name="val10"/>
          <table:table-cell table:style-name="ce264" office:value-type="string" calcext:value-type="string">
            <text:p>Atelier laboratoire MIP = financement ét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52]*[.$J152]" office:value-type="float" office:value="0" calcext:value-type="float">
            <text:p>0,0</text:p>
          </table:table-cell>
          <table:table-cell table:formula="of:=([.U152]+[.V152]+[.W152])*[.T152]" office:value-type="float" office:value="0" calcext:value-type="float">
            <text:p>0</text:p>
          </table:table-cell>
          <table:table-cell table:formula="of:=(([.U152]*1.5)+[.V152]+[.W152])*[.T152]" office:value-type="float" office:value="0" calcext:value-type="float">
            <text:p>0</text:p>
          </table:table-cell>
          <table:table-cell table:formula="of:=IF(SUM([.N152:.O152])=1;SUM([.N152:.O152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1: Spécialisation droit numérique</text:p>
          </table:table-cell>
          <table:table-cell table:style-name="ce32"/>
          <table:table-cell office:value-type="float" office:value="12" calcext:value-type="float">
            <text:p>12</text:p>
          </table:table-cell>
          <table:table-cell table:style-name="ce79" office:value-type="string" calcext:value-type="string">
            <text:p><text:s/>EC 1 Droit de l’informatique </text:p>
          </table:table-cell>
          <table:table-cell table:style-name="ce132" table:content-validation-name="val3" office:value-type="string" calcext:value-type="string">
            <text:p>Obligatoire (O)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9" office:value-type="float" office:value="24" calcext:value-type="float">
            <text:p>24</text:p>
          </table:table-cell>
          <table:table-cell table:style-name="ce149" office:value-type="float" office:value="0" calcext:value-type="float">
            <text:p>0</text:p>
          </table:table-cell>
          <table:table-cell table:style-name="ce148" table:content-validation-name="val4" office:value-type="string" calcext:value-type="string">
            <text:p>3h 00</text:p>
          </table:table-cell>
          <table:table-cell table:number-columns-repeated="2" table:style-name="ce175" office:value-type="percentage" office:value="0.5" calcext:value-type="percentage">
            <text:p>50 %</text:p>
          </table:table-cell>
          <table:table-cell table:style-name="ce202"/>
          <table:table-cell table:style-name="ce207" office:value-type="float" office:value="35" calcext:value-type="float">
            <text:p>35</text:p>
          </table:table-cell>
          <table:table-cell table:content-validation-name="val8" office:value-type="string" calcext:value-type="string">
            <text:p>Oui</text:p>
          </table:table-cell>
          <table:table-cell table:style-name="ce239" table:content-validation-name="val10" office:value-type="string" calcext:value-type="string">
            <text:p>Inter-composante</text:p>
          </table:table-cell>
          <table:table-cell table:style-name="ce257" office:value-type="string" calcext:value-type="string">
            <text:p>mutualisé CPI</text:p>
          </table:table-cell>
          <table:table-cell office:value-type="float" office:value="1" calcext:value-type="float">
            <text:p>1</text:p>
          </table:table-cell>
          <table:table-cell table:formula="of:=[.M153]*[.$J153]" office:value-type="float" office:value="12" calcext:value-type="float">
            <text:p>12,0</text:p>
          </table:table-cell>
          <table:table-cell table:formula="of:=[.N153]*[.$J153]" office:value-type="float" office:value="12" calcext:value-type="float">
            <text:p>12,0</text:p>
          </table:table-cell>
          <table:table-cell table:formula="of:=[.O153]*[.$J153]" office:value-type="float" office:value="0" calcext:value-type="float">
            <text:p>0,0</text:p>
          </table:table-cell>
          <table:table-cell table:formula="of:=([.U153]+[.V153]+[.W153])*[.T153]" office:value-type="float" office:value="24" calcext:value-type="float">
            <text:p>24</text:p>
          </table:table-cell>
          <table:table-cell table:formula="of:=(([.U153]*1.5)+[.V153]+[.W153])*[.T153]" office:value-type="float" office:value="30" calcext:value-type="float">
            <text:p>30</text:p>
          </table:table-cell>
          <table:table-cell table:formula="of:=IF(SUM([.M153:.O153])=1;SUM([.M153:.O153]);FALSE())" office:value-type="percentage" office:value="1" calcext:value-type="percentage">
            <text:p>100,00 %</text:p>
          </table:table-cell>
        </table:table-row>
        <table:table-row table:style-name="ro8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2 Enjeux contemporains de l’éthique, du droit et de la normalisation technique à l’ère numérique </text:p>
          </table:table-cell>
          <table:table-cell table:content-validation-name="val3" office:value-type="string" calcext:value-type="string">
            <text:p>Obligatoire (O)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95" office:value-type="percentage" office:value="0.5" calcext:value-type="percentage">
            <text:p>50 %</text:p>
          </table:table-cell>
          <table:table-cell table:style-name="ce166"/>
          <table:table-cell office:value-type="float" office:value="35" calcext:value-type="float">
            <text:p>35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N154]*[.$J154]" office:value-type="float" office:value="15" calcext:value-type="float">
            <text:p>15,0</text:p>
          </table:table-cell>
          <table:table-cell table:formula="of:=[.N154]*[.$J154]" office:value-type="float" office:value="15" calcext:value-type="float">
            <text:p>15,0</text:p>
          </table:table-cell>
          <table:table-cell table:formula="of:=[.O154]*[.$J154]" office:value-type="float" office:value="0" calcext:value-type="float">
            <text:p>0,0</text:p>
          </table:table-cell>
          <table:table-cell table:formula="of:=([.U154]+[.V154]+[.W154])*[.T154]" office:value-type="float" office:value="30" calcext:value-type="float">
            <text:p>30</text:p>
          </table:table-cell>
          <table:table-cell table:formula="of:=(([.U154]*1.5)+[.V154]+[.W154])*[.T154]" office:value-type="float" office:value="37.5" calcext:value-type="float">
            <text:p>38</text:p>
          </table:table-cell>
          <table:table-cell table:formula="of:=IF(SUM([.N154:.O154])=1;SUM([.N154:.O154]);FALSE())" office:value-type="percentage" office:value="0" calcext:value-type="percentage">
            <text:p>0,00 %</text:p>
          </table:table-cell>
        </table:table-row>
        <table:table-row table:style-name="ro10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EC 3 Conduite de projet Legal Tech et participation aux conférences sectorielles </text:p>
          </table:table-cell>
          <table:table-cell table:content-validation-name="val3" office:value-type="string" calcext:value-type="string">
            <text:p>Obligatoire (O)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table:style-name="ce195" office:value-type="percentage" office:value="0.5" calcext:value-type="percentage">
            <text:p>50 %</text:p>
          </table:table-cell>
          <table:table-cell table:style-name="ce166"/>
          <table:table-cell office:value-type="float" office:value="35" calcext:value-type="float">
            <text:p>35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N155]*[.$J155]" office:value-type="float" office:value="15" calcext:value-type="float">
            <text:p>15,0</text:p>
          </table:table-cell>
          <table:table-cell table:formula="of:=[.N155]*[.$J155]" office:value-type="float" office:value="15" calcext:value-type="float">
            <text:p>15,0</text:p>
          </table:table-cell>
          <table:table-cell table:formula="of:=[.O155]*[.$J155]" office:value-type="float" office:value="0" calcext:value-type="float">
            <text:p>0,0</text:p>
          </table:table-cell>
          <table:table-cell table:formula="of:=([.U155]+[.V155]+[.W155])*[.T155]" office:value-type="float" office:value="30" calcext:value-type="float">
            <text:p>30</text:p>
          </table:table-cell>
          <table:table-cell table:formula="of:=(([.U155]*1.5)+[.V155]+[.W155])*[.T155]" office:value-type="float" office:value="37.5" calcext:value-type="float">
            <text:p>38</text:p>
          </table:table-cell>
          <table:table-cell table:formula="of:=IF(SUM([.N155:.O155])=1;SUM([.N155:.O155]);FALSE())" office:value-type="percentage" office:value="0" calcext:value-type="percentage">
            <text:p>0,00 %</text:p>
          </table:table-cell>
        </table:table-row>
        <table:table-row table:style-name="ro4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ransitions Numériques</text:p>
          </table:table-cell>
          <table:table-cell/>
          <table:table-cell table:style-name="ce32"/>
          <table:table-cell/>
          <table:table-cell table:style-name="ce79" office:value-type="string" calcext:value-type="string">
            <text:p><text:s/>EC 4 Droit et éthique des données </text:p>
          </table:table-cell>
          <table:table-cell table:style-name="ce134" table:content-validation-name="val3" office:value-type="string" calcext:value-type="string">
            <text:p>Obligatoire (O)</text:p>
          </table:table-cell>
          <table:table-cell table:style-name="ce150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30" calcext:value-type="float">
            <text:p>30</text:p>
          </table:table-cell>
          <table:table-cell table:style-name="ce36" table:content-validation-name="val4" office:value-type="string" calcext:value-type="string">
            <text:p>3h 00</text:p>
          </table:table-cell>
          <table:table-cell table:number-columns-repeated="2" table:style-name="ce196" office:value-type="percentage" office:value="0.5" calcext:value-type="percentage">
            <text:p>50 %</text:p>
          </table:table-cell>
          <table:table-cell table:style-name="ce167"/>
          <table:table-cell table:style-name="ce209"/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Inter-composante</text:p>
          </table:table-cell>
          <table:table-cell office:value-type="string" calcext:value-type="string">
            <text:p>M2 droit public et M2 Géopolitiq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56]*[.$J156]" office:value-type="float" office:value="0" calcext:value-type="float">
            <text:p>0,0</text:p>
          </table:table-cell>
          <table:table-cell table:formula="of:=([.U156]+[.V156]+[.W156])*[.T156]" office:value-type="float" office:value="0" calcext:value-type="float">
            <text:p>0</text:p>
          </table:table-cell>
          <table:table-cell table:formula="of:=(([.U156]*1.5)+[.V156]+[.W156])*[.T156]" office:value-type="float" office:value="0" calcext:value-type="float">
            <text:p>0</text:p>
          </table:table-cell>
          <table:table-cell table:formula="of:=IF(SUM([.N156:.O156])=1;SUM([.N156:.O156]);FALSE())" office:value-type="percentage" office:value="0" calcext:value-type="percentage">
            <text:p>0,00 %</text:p>
          </table:table-cell>
        </table:table-row>
        <table:table-row table:style-name="ro6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 office:value-type="string" calcext:value-type="string">
            <text:p>UE3 <text:s/>Participation critique à la vie scientifique et culturelle <text:s/>II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9" calcext:value-type="float">
            <text:p>9</text:p>
          </table:table-cell>
          <table:table-cell table:style-name="ce120" office:value-type="string" calcext:value-type="string">
            <text:p>EC2 Sémiotique des interfaces et des dispositifs numériques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,0</text:p>
          </table:table-cell>
          <table:table-cell table:formula="of:=[.O157]*[#REF!]" office:value-type="string" office:string-value="" calcext:value-type="error">
            <text:p>#RÉF !</text:p>
          </table:table-cell>
          <table:table-cell table:formula="of:=([.U157]+[.V157]+[.W157])*[.T157]" office:value-type="string" office:string-value="" calcext:value-type="error">
            <text:p>#RÉF !</text:p>
          </table:table-cell>
          <table:table-cell table:formula="of:=(([.U157]*1.5)+[.V157]+[.W157])*[.T157]" office:value-type="string" office:string-value="" calcext:value-type="error">
            <text:p>#RÉF !</text:p>
          </table:table-cell>
          <table:table-cell table:formula="of:=IF(SUM([.O157:.O157])=1;SUM([.O157:.O157]);FALSE())" office:value-type="percentage" office:value="0" calcext:value-type="percentage">
            <text:p>0,00 %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67"/>
          <table:table-cell table:style-name="ce111" office:value-type="string" calcext:value-type="string">
            <text:p>EC1 Participation critique II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table:style-name="ce216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58"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formula="of:=[.M157]*[.$J157]" office:value-type="float" office:value="15" calcext:value-type="float">
            <text:p>15,0</text:p>
          </table:table-cell>
          <table:table-cell table:formula="of:=[.N157]*[.$J157]" office:value-type="float" office:value="15" calcext:value-type="float">
            <text:p>15,0</text:p>
          </table:table-cell>
          <table:table-cell table:formula="of:=[.O158]*[.$J157]" office:value-type="float" office:value="0" calcext:value-type="float">
            <text:p>0,0</text:p>
          </table:table-cell>
          <table:table-cell table:formula="of:=([.U158]+[.V158]+[.W158])*[.T158]" office:value-type="float" office:value="30" calcext:value-type="float">
            <text:p>30</text:p>
          </table:table-cell>
          <table:table-cell table:formula="of:=(([.U158]*1.5)+[.V158]+[.W158])*[.T158]" office:value-type="float" office:value="37.5" calcext:value-type="float">
            <text:p>38</text:p>
          </table:table-cell>
          <table:table-cell table:formula="of:=IF(SUM([.M158:.O158])=1;SUM([.M158:.O158]);FALSE())" office:value-type="percentage" office:value="1" calcext:value-type="percentage">
            <text:p>100,00 %</text:p>
          </table:table-cell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 office:value-type="string" calcext:value-type="string">
            <text:p>UE4 Langue étrangère <text:span text:style-name="T1">(1 parmi 2)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EC1 Expression professionnelle en langue anglaise</text:p>
          </table:table-cell>
          <table:table-cell table:content-validation-name="val3"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Oui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59]*[.$J159]" office:value-type="float" office:value="15" calcext:value-type="float">
            <text:p>15,0</text:p>
          </table:table-cell>
          <table:table-cell table:formula="of:=[.N159]*[.$J159]" office:value-type="float" office:value="15" calcext:value-type="float">
            <text:p>15,0</text:p>
          </table:table-cell>
          <table:table-cell table:formula="of:=[.O159]*[.$J159]" office:value-type="float" office:value="0" calcext:value-type="float">
            <text:p>0,0</text:p>
          </table:table-cell>
          <table:table-cell table:formula="of:=([.U159]+[.V159]+[.W159])*[.T159]" office:value-type="float" office:value="30" calcext:value-type="float">
            <text:p>30</text:p>
          </table:table-cell>
          <table:table-cell table:formula="of:=(([.U159]*1.5)+[.V159]+[.W159])*[.T159]" office:value-type="float" office:value="37.5" calcext:value-type="float">
            <text:p>38</text:p>
          </table:table-cell>
          <table:table-cell table:formula="of:=IF(SUM([.M159:.O159])=1;SUM([.M159:.O159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 table:number-columns-repeated="3"/>
          <table:table-cell table:style-name="ce121" office:value-type="string" calcext:value-type="string">
            <text:p>EC2 FLE (emprunté au Département FLE)</text:p>
          </table:table-cell>
          <table:table-cell table:content-validation-name="val3" office:value-type="string" calcext:value-type="string">
            <text:p>Obligatoire à choix (X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Inter-composante</text:p>
          </table:table-cell>
          <table:table-cell office:value-type="string" calcext:value-type="string">
            <text:p>Centre de langu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</text:p>
          </table:table-cell>
          <table:table-cell table:formula="of:=[.O160]*[.$J160]" office:value-type="float" office:value="0" calcext:value-type="float">
            <text:p>0,0</text:p>
          </table:table-cell>
          <table:table-cell table:formula="of:=([.U160]+[.V160]+[.W160])*[.T160]" office:value-type="float" office:value="0" calcext:value-type="float">
            <text:p>0</text:p>
          </table:table-cell>
          <table:table-cell table:formula="of:=(([.U160]*1.5)+[.V160]+[.W160])*[.T160]" office:value-type="float" office:value="0" calcext:value-type="float">
            <text:p>0</text:p>
          </table:table-cell>
          <table:table-cell table:formula="of:=IF(SUM([.M160:.O160])=1;SUM([.M160:.O160]);FALSE())" office:value-type="percentage" office:value="1" calcext:value-type="percentage">
            <text:p>100,00 %</text:p>
          </table:table-cell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 office:value-type="string" calcext:value-type="string">
            <text:p>UE5 Professionnalisatio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21" office:value-type="string" calcext:value-type="string">
            <text:p>EC1 Analyse des cas professionnels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61]*[.$J161]" office:value-type="float" office:value="0" calcext:value-type="float">
            <text:p>0,0</text:p>
          </table:table-cell>
          <table:table-cell table:formula="of:=[.N161]*[.$J161]" office:value-type="float" office:value="30" calcext:value-type="float">
            <text:p>30,0</text:p>
          </table:table-cell>
          <table:table-cell table:formula="of:=[.O161]*[.$J161]" office:value-type="float" office:value="0" calcext:value-type="float">
            <text:p>0,0</text:p>
          </table:table-cell>
          <table:table-cell table:formula="of:=([.U161]+[.V161]+[.W161])*[.T161]" office:value-type="float" office:value="30" calcext:value-type="float">
            <text:p>30</text:p>
          </table:table-cell>
          <table:table-cell table:formula="of:=(([.U161]*1.5)+[.V161]+[.W161])*[.T161]" office:value-type="float" office:value="30" calcext:value-type="float">
            <text:p>30</text:p>
          </table:table-cell>
          <table:table-cell table:formula="of:=IF(SUM([.M161:.O161])=1;SUM([.M161:.O161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réation Edition Numérique</text:p>
          </table:table-cell>
          <table:table-cell table:number-columns-repeated="3"/>
          <table:table-cell table:style-name="ce121" office:value-type="string" calcext:value-type="string">
            <text:p>EC2 Méthdologie de la recherche</text:p>
          </table:table-cell>
          <table:table-cell table:content-validation-name="val3" office:value-type="string" calcext:value-type="string">
            <text:p>Obligatoire (O)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content-validation-name="val4" office:value-type="string" calcext:value-type="string">
            <text:p>3h 00</text:p>
          </table:table-cell>
          <table:table-cell office:value-type="percentage" office:value="0" calcext:value-type="percentage">
            <text:p>0 %</text:p>
          </table:table-cell>
          <table:table-cell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62]*[.$J162]" office:value-type="float" office:value="0" calcext:value-type="float">
            <text:p>0,0</text:p>
          </table:table-cell>
          <table:table-cell table:formula="of:=[.N162]*[.$J162]" office:value-type="float" office:value="15" calcext:value-type="float">
            <text:p>15,0</text:p>
          </table:table-cell>
          <table:table-cell table:formula="of:=[.O162]*[.$J162]" office:value-type="float" office:value="0" calcext:value-type="float">
            <text:p>0,0</text:p>
          </table:table-cell>
          <table:table-cell table:formula="of:=([.U162]+[.V162]+[.W162])*[.T162]" office:value-type="float" office:value="15" calcext:value-type="float">
            <text:p>15</text:p>
          </table:table-cell>
          <table:table-cell table:formula="of:=(([.U162]*1.5)+[.V162]+[.W162])*[.T162]" office:value-type="float" office:value="15" calcext:value-type="float">
            <text:p>15</text:p>
          </table:table-cell>
          <table:table-cell table:formula="of:=IF(SUM([.M162:.O162])=1;SUM([.M162:.O162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5 Architecture de l'information</text:p>
          </table:table-cell>
          <table:table-cell table:style-name="ce28"/>
          <table:table-cell table:style-name="ce68" table:formula="of:=+[.I163]+[.I164]" office:value-type="float" office:value="8" calcext:value-type="float">
            <text:p>8</text:p>
          </table:table-cell>
          <table:table-cell table:style-name="ce97" office:value-type="string" calcext:value-type="string">
            <text:p>EC1 Etude des controverses-datavisualisation et analyse des données</text:p>
          </table:table-cell>
          <table:table-cell table:content-validation-name="val3"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63]*[.$J163]" office:value-type="float" office:value="15" calcext:value-type="float">
            <text:p>15,0</text:p>
          </table:table-cell>
          <table:table-cell table:formula="of:=[.N163]*[.$J163]" office:value-type="float" office:value="15" calcext:value-type="float">
            <text:p>15,0</text:p>
          </table:table-cell>
          <table:table-cell table:formula="of:=[.O163]*[.$J163]" office:value-type="float" office:value="0" calcext:value-type="float">
            <text:p>0,0</text:p>
          </table:table-cell>
          <table:table-cell table:formula="of:=([.U163]+[.V163]+[.W163])*[.T163]" office:value-type="float" office:value="30" calcext:value-type="float">
            <text:p>30</text:p>
          </table:table-cell>
          <table:table-cell table:formula="of:=(([.U163]*1.5)+[.V163]+[.W163])*[.T163]" office:value-type="float" office:value="37.5" calcext:value-type="float">
            <text:p>38</text:p>
          </table:table-cell>
          <table:table-cell table:formula="of:=IF(SUM([.M163:.O163])=1;SUM([.M163:.O163]);FALSE())" office:value-type="percentage" office:value="1" calcext:value-type="percentage">
            <text:p>100,00 %</text:p>
          </table:table-cell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stion Stratégique de l’Information</text:p>
          </table:table-cell>
          <table:table-cell table:style-name="ce9"/>
          <table:table-cell table:style-name="ce32"/>
          <table:table-cell/>
          <table:table-cell table:style-name="ce97" office:value-type="string" calcext:value-type="string">
            <text:p>EC2 Système d'information et programmation internet </text:p>
          </table:table-cell>
          <table:table-cell table:content-validation-name="val3" office:value-type="string" calcext:value-type="string">
            <text:p>Obligatoire (O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 table:style-name="ce248"/>
          <table:table-cell office:value-type="float" office:value="1" calcext:value-type="float">
            <text:p>1</text:p>
          </table:table-cell>
          <table:table-cell table:formula="of:=[.M164]*[.$J164]" office:value-type="float" office:value="15" calcext:value-type="float">
            <text:p>15,0</text:p>
          </table:table-cell>
          <table:table-cell table:formula="of:=[.N164]*[.$J164]" office:value-type="float" office:value="15" calcext:value-type="float">
            <text:p>15,0</text:p>
          </table:table-cell>
          <table:table-cell table:formula="of:=[.O164]*[.$J164]" office:value-type="float" office:value="0" calcext:value-type="float">
            <text:p>0,0</text:p>
          </table:table-cell>
          <table:table-cell table:formula="of:=([.U164]+[.V164]+[.W164])*[.T164]" office:value-type="float" office:value="30" calcext:value-type="float">
            <text:p>30</text:p>
          </table:table-cell>
          <table:table-cell table:formula="of:=(([.U164]*1.5)+[.V164]+[.W164])*[.T164]" office:value-type="float" office:value="37.5" calcext:value-type="float">
            <text:p>38</text:p>
          </table:table-cell>
          <table:table-cell table:formula="of:=IF(SUM([.M164:.O164])=1;SUM([.M164:.O164]);FALSE())" office:value-type="percentage" office:value="1" calcext:value-type="percentage">
            <text:p>100,00 %</text:p>
          </table:table-cell>
        </table:table-row>
        <table:table-row table:style-name="ro6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stion Stratégique de l’Information</text:p>
          </table:table-cell>
          <table:table-cell table:style-name="ce9" office:value-type="string" calcext:value-type="string">
            <text:p>UE6 Stage et mémoire</text:p>
          </table:table-cell>
          <table:table-cell table:style-name="ce32"/>
          <table:table-cell table:style-name="ce51" office:value-type="float" office:value="22" calcext:value-type="float">
            <text:p>22</text:p>
          </table:table-cell>
          <table:table-cell table:style-name="ce122" office:value-type="string" calcext:value-type="string">
            <text:p>EC 1 Méthodologie scientifique en information-communication</text:p>
          </table:table-cell>
          <table:table-cell table:style-name="ce144" table:content-validation-name="val3" office:value-type="string" calcext:value-type="string">
            <text:p>Obligatoire (O)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15" calcext:value-type="float">
            <text:p>15</text:p>
          </table:table-cell>
          <table:table-cell table:style-name="ce27" office:value-type="float" office:value="15" calcext:value-type="float">
            <text:p>15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179" office:value-type="percentage" office:value="1" calcext:value-type="percentage">
            <text:p>100 %</text:p>
          </table:table-cell>
          <table:table-cell office:value-type="percentage" office:value="0" calcext:value-type="percentage">
            <text:p>0 %</text:p>
          </table:table-cell>
          <table:table-cell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65]*[.$J165]" office:value-type="float" office:value="0" calcext:value-type="float">
            <text:p>0,0</text:p>
          </table:table-cell>
          <table:table-cell table:formula="of:=[.N165]*[.$J165]" office:value-type="float" office:value="15" calcext:value-type="float">
            <text:p>15,0</text:p>
          </table:table-cell>
          <table:table-cell table:formula="of:=[.O165]*[.$J165]" office:value-type="float" office:value="0" calcext:value-type="float">
            <text:p>0,0</text:p>
          </table:table-cell>
          <table:table-cell table:formula="of:=([.U165]+[.V165]+[.W165])*[.T165]" office:value-type="float" office:value="15" calcext:value-type="float">
            <text:p>15</text:p>
          </table:table-cell>
          <table:table-cell table:formula="of:=(([.U165]*1.5)+[.V165]+[.W165])*[.T165]" office:value-type="float" office:value="15" calcext:value-type="float">
            <text:p>15</text:p>
          </table:table-cell>
          <table:table-cell table:formula="of:=IF(SUM([.M165:.O165])=1;SUM([.M165:.O165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estion Stratégique de l’Information</text:p>
          </table:table-cell>
          <table:table-cell table:style-name="ce12"/>
          <table:table-cell table:style-name="ce43"/>
          <table:table-cell table:style-name="ce69"/>
          <table:table-cell table:style-name="ce123" office:value-type="string" calcext:value-type="string">
            <text:p>EC 2 Stage et conduite de projets professionnels</text:p>
          </table:table-cell>
          <table:table-cell table:style-name="ce145" table:content-validation-name="val3" office:value-type="string" calcext:value-type="string">
            <text:p>Obligatoire (O)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12" calcext:value-type="float">
            <text:p>12</text:p>
          </table:table-cell>
          <table:table-cell table:style-name="ce158" office:value-type="float" office:value="15" calcext:value-type="float">
            <text:p>15</text:p>
          </table:table-cell>
          <table:table-cell table:style-name="ce41" office:value-type="float" office:value="15" calcext:value-type="float">
            <text:p>15</text:p>
          </table:table-cell>
          <table:table-cell table:style-name="ce34" table:content-validation-name="val4" office:value-type="string" calcext:value-type="string">
            <text:p>3h 00</text:p>
          </table:table-cell>
          <table:table-cell table:style-name="ce187"/>
          <table:table-cell table:style-name="ce187" office:value-type="percentage" office:value="1" calcext:value-type="percentage">
            <text:p>100 %</text:p>
          </table:table-cell>
          <table:table-cell table:style-name="ce180"/>
          <table:table-cell table:style-name="ce52" office:value-type="float" office:value="30" calcext:value-type="float">
            <text:p>30</text:p>
          </table:table-cell>
          <table:table-cell table:style-name="ce227" table:content-validation-name="val8"/>
          <table:table-cell table:style-name="ce237" table:content-validation-name="val10"/>
          <table:table-cell table:style-name="ce252"/>
          <table:table-cell table:style-name="ce269" office:value-type="float" office:value="1" calcext:value-type="float">
            <text:p>1</text:p>
          </table:table-cell>
          <table:table-cell table:formula="of:=[.M166]*[.$J166]" office:value-type="float" office:value="0" calcext:value-type="float">
            <text:p>0,0</text:p>
          </table:table-cell>
          <table:table-cell table:formula="of:=[.N166]*[.$J166]" office:value-type="float" office:value="15" calcext:value-type="float">
            <text:p>15,0</text:p>
          </table:table-cell>
          <table:table-cell table:formula="of:=[.O166]*[.$J166]" office:value-type="float" office:value="0" calcext:value-type="float">
            <text:p>0,0</text:p>
          </table:table-cell>
          <table:table-cell table:formula="of:=([.U166]+[.V166]+[.W166])*[.T166]" office:value-type="float" office:value="15" calcext:value-type="float">
            <text:p>15</text:p>
          </table:table-cell>
          <table:table-cell table:formula="of:=(([.U166]*1.5)+[.V166]+[.W166])*[.T166]" office:value-type="float" office:value="15" calcext:value-type="float">
            <text:p>15</text:p>
          </table:table-cell>
          <table:table-cell table:style-name="ce282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 office:value-type="string" calcext:value-type="string">
            <text:p>UE5 Mémoire de recherche (au choix avec l'UE 6)</text:p>
          </table:table-cell>
          <table:table-cell table:style-name="ce32"/>
          <table:table-cell table:style-name="ce70" office:value-type="float" office:value="30" calcext:value-type="float">
            <text:p>30</text:p>
          </table:table-cell>
          <table:table-cell table:style-name="ce110" office:value-type="string" calcext:value-type="string">
            <text:p>Mémoire </text:p>
          </table:table-cell>
          <table:table-cell table:style-name="ce129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0" calcext:value-type="float">
            <text:p>0</text:p>
          </table:table-cell>
          <table:table-cell table:formula="of:=[.M167]*[.$J167]" office:value-type="float" office:value="0" calcext:value-type="float">
            <text:p>0,0</text:p>
          </table:table-cell>
          <table:table-cell table:formula="of:=[.N167]*[.$J167]" office:value-type="float" office:value="0" calcext:value-type="float">
            <text:p>0,0</text:p>
          </table:table-cell>
          <table:table-cell table:formula="of:=[.O167]*[.$J167]" office:value-type="float" office:value="0" calcext:value-type="float">
            <text:p>0,0</text:p>
          </table:table-cell>
          <table:table-cell table:formula="of:=([.U167]+[.V167]+[.W167])*[.T167]" office:value-type="float" office:value="0" calcext:value-type="float">
            <text:p>0</text:p>
          </table:table-cell>
          <table:table-cell table:formula="of:=(([.U167]*1.5)+[.V167]+[.W167])*[.T167]" office:value-type="float" office:value="0" calcext:value-type="float">
            <text:p>0</text:p>
          </table:table-cell>
          <table:table-cell table:formula="of:=IF(SUM([.M167:.O167])=1;SUM([.M167:.O167]);FALSE())" office:value-type="percentage" office:value="0" calcext:value-type="percentage">
            <text:p>0,00 %</text:p>
          </table:table-cell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/>
          <table:table-cell table:style-name="ce32"/>
          <table:table-cell table:style-name="ce53"/>
          <table:table-cell table:style-name="ce110" office:value-type="string" calcext:value-type="string">
            <text:p>Oral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0" calcext:value-type="float">
            <text:p>0</text:p>
          </table:table-cell>
          <table:table-cell table:formula="of:=[.M168]*[.$J168]" office:value-type="float" office:value="0" calcext:value-type="float">
            <text:p>0,0</text:p>
          </table:table-cell>
          <table:table-cell table:formula="of:=[.N168]*[.$J168]" office:value-type="float" office:value="0" calcext:value-type="float">
            <text:p>0,0</text:p>
          </table:table-cell>
          <table:table-cell table:formula="of:=[.O168]*[.$J168]" office:value-type="float" office:value="0" calcext:value-type="float">
            <text:p>0,0</text:p>
          </table:table-cell>
          <table:table-cell table:formula="of:=([.U168]+[.V168]+[.W168])*[.T168]" office:value-type="float" office:value="0" calcext:value-type="float">
            <text:p>0</text:p>
          </table:table-cell>
          <table:table-cell table:formula="of:=(([.U168]*1.5)+[.V168]+[.W168])*[.T168]" office:value-type="float" office:value="0" calcext:value-type="float">
            <text:p>0</text:p>
          </table:table-cell>
          <table:table-cell table:formula="of:=IF(SUM([.M168:.O168])=1;SUM([.M168:.O168]);FALSE())" office:value-type="percentage" office:value="0" calcext:value-type="percentage">
            <text:p>0,00 %</text:p>
          </table:table-cell>
        </table:table-row>
        <table:table-row table:style-name="ro16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/>
          <table:table-cell table:style-name="ce32"/>
          <table:table-cell table:style-name="ce53"/>
          <table:table-cell table:style-name="ce110" office:value-type="string" calcext:value-type="string">
            <text:p>Stage (4-6 mois)</text:p>
          </table:table-cell>
          <table:table-cell table:style-name="ce141" table:content-validation-name="val3" office:value-type="string" calcext:value-type="string">
            <text:p>Facultatif (F)</text:p>
          </table:table-cell>
          <table:table-cell table:style-name="ce29" table:number-columns-repeated="4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/>
          <table:table-cell table:content-validation-name="val10"/>
          <table:table-cell table:number-columns-repeated="8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 office:value-type="string" calcext:value-type="string">
            <text:p>UE6 Stage professionnel (au choix avec l'UE 5)</text:p>
          </table:table-cell>
          <table:table-cell table:style-name="ce32"/>
          <table:table-cell table:style-name="ce53" office:value-type="float" office:value="30" calcext:value-type="float">
            <text:p>30</text:p>
          </table:table-cell>
          <table:table-cell table:style-name="ce124" office:value-type="string" calcext:value-type="string">
            <text:p>Stage <text:s/>(5-6 mois)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29" table:number-columns-repeated="2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0" calcext:value-type="float">
            <text:p>0</text:p>
          </table:table-cell>
          <table:table-cell table:formula="of:=[.M170]*[.$J170]" office:value-type="float" office:value="0" calcext:value-type="float">
            <text:p>0,0</text:p>
          </table:table-cell>
          <table:table-cell table:formula="of:=[.N170]*[.$J170]" office:value-type="float" office:value="0" calcext:value-type="float">
            <text:p>0,0</text:p>
          </table:table-cell>
          <table:table-cell table:formula="of:=[.O170]*[.$J170]" office:value-type="float" office:value="0" calcext:value-type="float">
            <text:p>0,0</text:p>
          </table:table-cell>
          <table:table-cell table:formula="of:=([.U170]+[.V170]+[.W170])*[.T170]" office:value-type="float" office:value="0" calcext:value-type="float">
            <text:p>0</text:p>
          </table:table-cell>
          <table:table-cell table:formula="of:=(([.U170]*1.5)+[.V170]+[.W170])*[.T170]" office:value-type="float" office:value="0" calcext:value-type="float">
            <text:p>0</text:p>
          </table:table-cell>
          <table:table-cell table:formula="of:=IF(SUM([.M170:.O170])=1;SUM([.M170:.O170]);FALSE())" office:value-type="percentage" office:value="0" calcext:value-type="percentage">
            <text:p>0,00 %</text:p>
          </table:table-cell>
        </table:table-row>
        <table:table-row table:style-name="ro18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/>
          <table:table-cell table:style-name="ce32"/>
          <table:table-cell table:style-name="ce53"/>
          <table:table-cell table:style-name="ce124" office:value-type="string" calcext:value-type="string">
            <text:p>Oral </text:p>
          </table:table-cell>
          <table:table-cell table:style-name="ce141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number-columns-repeated="2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/>
          <table:table-cell table:content-validation-name="val10"/>
          <table:table-cell table:number-columns-repeated="8"/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Numérique : Enjeux, Technologies</text:p>
          </table:table-cell>
          <table:table-cell/>
          <table:table-cell table:style-name="ce32"/>
          <table:table-cell/>
          <table:table-cell table:style-name="ce110" office:value-type="string" calcext:value-type="string">
            <text:p>Rapport</text:p>
          </table:table-cell>
          <table:table-cell table:style-name="ce129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content-validation-name="val4"/>
          <table:table-cell table:style-name="ce179" table:number-columns-repeated="3"/>
          <table:table-cell table:style-name="ce68"/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0" calcext:value-type="float">
            <text:p>0</text:p>
          </table:table-cell>
          <table:table-cell table:formula="of:=[.M172]*[.$J172]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[.O172]*[.$J172]" office:value-type="float" office:value="0" calcext:value-type="float">
            <text:p>0,0</text:p>
          </table:table-cell>
          <table:table-cell table:formula="of:=([.U172]+[.V172]+[.W172])*[.T172]" office:value-type="float" office:value="0" calcext:value-type="float">
            <text:p>0</text:p>
          </table:table-cell>
          <table:table-cell table:formula="of:=(([.U172]*1.5)+[.V172]+[.W172])*[.T172]" office:value-type="float" office:value="0" calcext:value-type="float">
            <text:p>0</text:p>
          </table:table-cell>
          <table:table-cell table:formula="of:=IF(SUM([.M172:.O172])=1;SUM([.M172:.O172]);FALSE())" office:value-type="percentage" office:value="0" calcext:value-type="percentage">
            <text:p>0,00 %</text:p>
          </table:table-cell>
        </table:table-row>
        <table:table-row table:style-name="ro1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4 Formation et recherche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14" office:value-type="string" calcext:value-type="string">
            <text:p>EC1 Anglais scientifique et techniqu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2"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73]*[.$J173]" office:value-type="float" office:value="15" calcext:value-type="float">
            <text:p>15,0</text:p>
          </table:table-cell>
          <table:table-cell table:formula="of:=[.N173]*[.$J173]" office:value-type="float" office:value="15" calcext:value-type="float">
            <text:p>15,0</text:p>
          </table:table-cell>
          <table:table-cell table:formula="of:=[.O173]*[.$J173]" office:value-type="float" office:value="0" calcext:value-type="float">
            <text:p>0,0</text:p>
          </table:table-cell>
          <table:table-cell table:formula="of:=([.U173]+[.V173]+[.W173])*[.T173]" office:value-type="float" office:value="30" calcext:value-type="float">
            <text:p>30</text:p>
          </table:table-cell>
          <table:table-cell table:formula="of:=(([.U173]*1.5)+[.V173]+[.W173])*[.T173]" office:value-type="float" office:value="37.5" calcext:value-type="float">
            <text:p>38</text:p>
          </table:table-cell>
          <table:table-cell table:formula="of:=IF(SUM([.M173:.O173])=1;SUM([.M173:.O173]);FALSE())" office:value-type="percentage" office:value="1" calcext:value-type="percentage">
            <text:p>100,00 %</text:p>
          </table:table-cell>
        </table:table-row>
        <table:table-row table:style-name="ro1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 table:style-name="ce48"/>
          <table:table-cell table:style-name="ce114" office:value-type="string" calcext:value-type="string">
            <text:p>EC2 Projet collaboratif tutoré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2"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74]*[.$J174]" office:value-type="float" office:value="15" calcext:value-type="float">
            <text:p>15,0</text:p>
          </table:table-cell>
          <table:table-cell table:formula="of:=[.N174]*[.$J174]" office:value-type="float" office:value="15" calcext:value-type="float">
            <text:p>15,0</text:p>
          </table:table-cell>
          <table:table-cell table:formula="of:=[.O174]*[.$J174]" office:value-type="float" office:value="0" calcext:value-type="float">
            <text:p>0,0</text:p>
          </table:table-cell>
          <table:table-cell table:formula="of:=([.U174]+[.V174]+[.W174])*[.T174]" office:value-type="float" office:value="30" calcext:value-type="float">
            <text:p>30</text:p>
          </table:table-cell>
          <table:table-cell table:formula="of:=(([.U174]*1.5)+[.V174]+[.W174])*[.T174]" office:value-type="float" office:value="37.5" calcext:value-type="float">
            <text:p>38</text:p>
          </table:table-cell>
          <table:table-cell table:formula="of:=IF(SUM([.M174:.O174])=1;SUM([.M174:.O174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 table:style-name="ce48"/>
          <table:table-cell table:style-name="ce125" office:value-type="string" calcext:value-type="string">
            <text:p>EC3 Participation critique II</text:p>
          </table:table-cell>
          <table:table-cell table:style-name="ce129" table:content-validation-name="val3" office:value-type="string" calcext:value-type="string">
            <text:p>Obligatoire (O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 office:value-type="string" calcext:value-type="string">
            <text:p>Entre parcours de la mention</text:p>
          </table:table-cell>
          <table:table-cell table:style-name="ce258" office:value-type="string" calcext:value-type="string">
            <text:p>EC proposé dans le Master CEN2, NET2 et AVU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,0</text:p>
          </table:table-cell>
          <table:table-cell office:value-type="float" office:value="30" calcext:value-type="float">
            <text:p>30,0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5 Référentiels de connaissances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11" calcext:value-type="float">
            <text:p>11</text:p>
          </table:table-cell>
          <table:table-cell table:style-name="ce109" office:value-type="string" calcext:value-type="string">
            <text:p>Communs et intelligence collective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6" calcext:value-type="float">
            <text:p>6</text:p>
          </table:table-cell>
          <table:table-cell table:number-columns-repeated="2"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76]*[.$J176]" office:value-type="float" office:value="15" calcext:value-type="float">
            <text:p>15,0</text:p>
          </table:table-cell>
          <table:table-cell table:formula="of:=[.N176]*[.$J176]" office:value-type="float" office:value="15" calcext:value-type="float">
            <text:p>15,0</text:p>
          </table:table-cell>
          <table:table-cell table:formula="of:=[.O176]*[.$J176]" office:value-type="float" office:value="0" calcext:value-type="float">
            <text:p>0,0</text:p>
          </table:table-cell>
          <table:table-cell table:formula="of:=([.U176]+[.V176]+[.W176])*[.T176]" office:value-type="float" office:value="30" calcext:value-type="float">
            <text:p>30</text:p>
          </table:table-cell>
          <table:table-cell table:formula="of:=(([.U176]*1.5)+[.V176]+[.W176])*[.T176]" office:value-type="float" office:value="37.5" calcext:value-type="float">
            <text:p>38</text:p>
          </table:table-cell>
          <table:table-cell table:formula="of:=IF(SUM([.M176:.O176])=1;SUM([.M176:.O176]);FALSE())" office:value-type="percentage" office:value="1" calcext:value-type="percentage">
            <text:p>100,00 %</text:p>
          </table:table-cell>
        </table:table-row>
        <table:table-row table:style-name="ro13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 table:style-name="ce48"/>
          <table:table-cell table:style-name="ce114" office:value-type="string" calcext:value-type="string">
            <text:p>EC2 Ethique du web et écosystèmes d'information</text:p>
          </table:table-cell>
          <table:table-cell table:style-name="ce127" table:content-validation-name="val3" office:value-type="string" calcext:value-type="string">
            <text:p>Obligatoire (O)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number-columns-repeated="2"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number-columns-repeated="2" table:style-name="ce179" office:value-type="percentage" office:value="0.5" calcext:value-type="percentage">
            <text:p>5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77]*[.$J177]" office:value-type="float" office:value="15" calcext:value-type="float">
            <text:p>15,0</text:p>
          </table:table-cell>
          <table:table-cell table:formula="of:=[.N177]*[.$J177]" office:value-type="float" office:value="15" calcext:value-type="float">
            <text:p>15,0</text:p>
          </table:table-cell>
          <table:table-cell table:formula="of:=[.O177]*[.$J177]" office:value-type="float" office:value="0" calcext:value-type="float">
            <text:p>0,0</text:p>
          </table:table-cell>
          <table:table-cell table:formula="of:=([.U177]+[.V177]+[.W177])*[.T177]" office:value-type="float" office:value="30" calcext:value-type="float">
            <text:p>30</text:p>
          </table:table-cell>
          <table:table-cell table:formula="of:=(([.U177]*1.5)+[.V177]+[.W177])*[.T177]" office:value-type="float" office:value="37.5" calcext:value-type="float">
            <text:p>38</text:p>
          </table:table-cell>
          <table:table-cell table:formula="of:=IF(SUM([.M177:.O177])=1;SUM([.M177:.O177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 office:value-type="string" calcext:value-type="string">
            <text:p>UE6 Professionnalisation et recherche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110" office:value-type="string" calcext:value-type="string">
            <text:p>Veille informationnelle</text:p>
          </table:table-cell>
          <table:table-cell table:content-validation-name="val3" office:value-type="string" calcext:value-type="string">
            <text:p>Obligatoire (O)</text:p>
          </table:table-cell>
          <table:table-cell table:style-name="ce155" office:value-type="float" office:value="7" calcext:value-type="float">
            <text:p>7</text:p>
          </table:table-cell>
          <table:table-cell table:style-name="ce159" office:value-type="float" office:value="5" calcext:value-type="float">
            <text:p>5</text:p>
          </table:table-cell>
          <table:table-cell table:number-columns-repeated="2" table:style-name="ce159" office:value-type="float" office:value="20" calcext:value-type="float">
            <text:p>2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179" office:value-type="percentage" office:value="1" calcext:value-type="percentage">
            <text:p>10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0" calcext:value-type="float">
            <text:p>0</text:p>
          </table:table-cell>
          <table:table-cell table:formula="of:=[.M178]*[.$J178]" office:value-type="float" office:value="0" calcext:value-type="float">
            <text:p>0,0</text:p>
          </table:table-cell>
          <table:table-cell table:formula="of:=[.N178]*[.$J178]" office:value-type="float" office:value="20" calcext:value-type="float">
            <text:p>20,0</text:p>
          </table:table-cell>
          <table:table-cell table:formula="of:=[.O178]*[.$J178]" office:value-type="float" office:value="0" calcext:value-type="float">
            <text:p>0,0</text:p>
          </table:table-cell>
          <table:table-cell table:formula="of:=([.U178]+[.V178]+[.W178])*[.T178]" office:value-type="float" office:value="0" calcext:value-type="float">
            <text:p>0</text:p>
          </table:table-cell>
          <table:table-cell table:formula="of:=(([.U178]*1.5)+[.V178]+[.W178])*[.T178]" office:value-type="float" office:value="0" calcext:value-type="float">
            <text:p>0</text:p>
          </table:table-cell>
          <table:table-cell table:formula="of:=IF(SUM([.M178:.O178])=1;SUM([.M178:.O178]);FALSE())" office:value-type="percentage" office:value="1" calcext:value-type="percentage">
            <text:p>100,00 %</text:p>
          </table:table-cell>
        </table:table-row>
        <table:table-row table:style-name="ro14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alyse et Conception des Environements Humains Numériques</text:p>
          </table:table-cell>
          <table:table-cell table:style-name="ce9"/>
          <table:table-cell table:style-name="ce30"/>
          <table:table-cell table:style-name="ce48"/>
          <table:table-cell table:style-name="ce108" office:value-type="string" calcext:value-type="string">
            <text:p>EC2 Méthodologie pour la conduite d'études</text:p>
          </table:table-cell>
          <table:table-cell table:content-validation-name="val3" office:value-type="string" calcext:value-type="string">
            <text:p>Obligatoire (O)</text:p>
          </table:table-cell>
          <table:table-cell table:style-name="ce42" office:value-type="float" office:value="3" calcext:value-type="float">
            <text:p>3</text:p>
          </table:table-cell>
          <table:table-cell table:style-name="ce159" office:value-type="float" office:value="5" calcext:value-type="float">
            <text:p>5</text:p>
          </table:table-cell>
          <table:table-cell table:number-columns-repeated="2" table:style-name="ce159" office:value-type="float" office:value="30" calcext:value-type="float">
            <text:p>30</text:p>
          </table:table-cell>
          <table:table-cell table:style-name="ce29" table:content-validation-name="val4" office:value-type="string" calcext:value-type="string">
            <text:p>3h 00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179" office:value-type="percentage" office:value="1" calcext:value-type="percentage">
            <text:p>100 %</text:p>
          </table:table-cell>
          <table:table-cell table:style-name="ce179" office:value-type="percentage" office:value="0" calcext:value-type="percentage">
            <text:p>0 %</text:p>
          </table:table-cell>
          <table:table-cell table:style-name="ce68" office:value-type="float" office:value="30" calcext:value-type="float">
            <text:p>30</text:p>
          </table:table-cell>
          <table:table-cell table:content-validation-name="val8" office:value-type="string" calcext:value-type="string">
            <text:p>Non</text:p>
          </table:table-cell>
          <table:table-cell table:content-validation-name="val10"/>
          <table:table-cell/>
          <table:table-cell office:value-type="float" office:value="1" calcext:value-type="float">
            <text:p>1</text:p>
          </table:table-cell>
          <table:table-cell table:formula="of:=[.M179]*[.$J179]" office:value-type="float" office:value="0" calcext:value-type="float">
            <text:p>0,0</text:p>
          </table:table-cell>
          <table:table-cell table:formula="of:=[.N179]*[.$J179]" office:value-type="float" office:value="30" calcext:value-type="float">
            <text:p>30,0</text:p>
          </table:table-cell>
          <table:table-cell table:formula="of:=[.O179]*[.$J179]" office:value-type="float" office:value="0" calcext:value-type="float">
            <text:p>0,0</text:p>
          </table:table-cell>
          <table:table-cell table:formula="of:=([.U179]+[.V179]+[.W179])*[.T179]" office:value-type="float" office:value="30" calcext:value-type="float">
            <text:p>30</text:p>
          </table:table-cell>
          <table:table-cell table:formula="of:=(([.U179]*1.5)+[.V179]+[.W179])*[.T179]" office:value-type="float" office:value="30" calcext:value-type="float">
            <text:p>30</text:p>
          </table:table-cell>
          <table:table-cell table:formula="of:=IF(SUM([.M179:.O179])=1;SUM([.M179:.O179]);FALSE())" office:value-type="percentage" office:value="1" calcext:value-type="percentage">
            <text:p>100,00 %</text:p>
          </table:table-cell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Transitions Numériques</text:p>
          </table:table-cell>
          <table:table-cell table:style-name="ce24" office:value-type="string" calcext:value-type="string" table:number-columns-spanned="1" table:number-rows-spanned="2">
            <text:p>UE 1 <text:s/>Entreprendre en transition numérique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79" office:value-type="string" calcext:value-type="string">
            <text:p>EC1 Entreprendre en transition numérique </text:p>
          </table:table-cell>
          <table:table-cell table:content-validation-name="val3" office:value-type="string" calcext:value-type="string">
            <text:p>Obligatoire (O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27" table:content-validation-name="val4" office:value-type="string" calcext:value-type="string">
            <text:p>3h 00</text:p>
          </table:table-cell>
          <table:table-cell table:number-columns-repeated="2" office:value-type="percentage" office:value="0.5" calcext:value-type="percentage">
            <text:p>50 %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25" table:content-validation-name="val8" office:value-type="string" calcext:value-type="string">
            <text:p>Oui</text:p>
          </table:table-cell>
          <table:table-cell table:style-name="ce242" table:content-validation-name="val10"/>
          <table:table-cell table:style-name="ce257"/>
          <table:table-cell office:value-type="float" office:value="1" calcext:value-type="float">
            <text:p>1</text:p>
          </table:table-cell>
          <table:table-cell table:formula="of:=[.M180]*[.$J180]" office:value-type="float" office:value="15" calcext:value-type="float">
            <text:p>15,0</text:p>
          </table:table-cell>
          <table:table-cell table:formula="of:=[.N180]*[.$J180]" office:value-type="float" office:value="15" calcext:value-type="float">
            <text:p>15,0</text:p>
          </table:table-cell>
          <table:table-cell table:formula="of:=[.O180]*[.$J180]" office:value-type="float" office:value="0" calcext:value-type="float">
            <text:p>0,0</text:p>
          </table:table-cell>
          <table:table-cell table:formula="of:=([.U180]+[.V180]+[.W180])*[.T180]" office:value-type="float" office:value="30" calcext:value-type="float">
            <text:p>30</text:p>
          </table:table-cell>
          <table:table-cell table:formula="of:=(([.U180]*1.5)+[.V180]+[.W180])*[.T180]" office:value-type="float" office:value="37.5" calcext:value-type="float">
            <text:p>38</text:p>
          </table:table-cell>
          <table:table-cell table:formula="of:=IF(SUM([.M180:.O180])=1;SUM([.M180:.O180]);FALSE())" office:value-type="percentage" office:value="1" calcext:value-type="percentage">
            <text:p>100,00 %</text:p>
          </table:table-cell>
        </table:table-row>
        <table:table-row table:style-name="ro10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Transitions Numériques</text:p>
          </table:table-cell>
          <table:covered-table-cell table:style-name="ce25"/>
          <table:table-cell table:number-columns-repeated="2"/>
          <table:table-cell table:style-name="ce100" office:value-type="string" calcext:value-type="string">
            <text:p>Production collective interspécialisation sur les transitions numériques partie 2</text:p>
          </table:table-cell>
          <table:table-cell table:content-validation-name="val3" office:value-type="string" calcext:value-type="string">
            <text:p>Obligatoire (O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content-validation-name="val4" office:value-type="string" calcext:value-type="string">
            <text:p>3h 00</text:p>
          </table:table-cell>
          <table:table-cell/>
          <table:table-cell office:value-type="percentage" office:value="1" calcext:value-type="percentage">
            <text:p>100 %</text:p>
          </table:table-cell>
          <table:table-cell table:number-columns-repeated="2"/>
          <table:table-cell table:content-validation-name="val8"/>
          <table:table-cell table:content-validation-name="val10"/>
          <table:table-cell table:style-name="ce248" office:value-type="string" calcext:value-type="string">
            <text:p>Partagé M1 et M2</text:p>
          </table:table-cell>
          <table:table-cell table:formula="of:=IF([.P181]=0;0;ROUNDUP([.C$173]/[.P181];0))" office:value-type="float" office:value="0" calcext:value-type="float">
            <text:p>0</text:p>
          </table:table-cell>
          <table:table-cell table:formula="of:=[.M181]*[.$J181]" office:value-type="float" office:value="0" calcext:value-type="float">
            <text:p>0,0</text:p>
          </table:table-cell>
          <table:table-cell office:value-type="float" office:value="0" calcext:value-type="float">
            <text:p>0,0</text:p>
          </table:table-cell>
          <table:table-cell table:formula="of:=[.O181]*[.$J181]" office:value-type="float" office:value="0" calcext:value-type="float">
            <text:p>0,0</text:p>
          </table:table-cell>
          <table:table-cell table:formula="of:=([.U181]+[.V181]+[.W181])*[.T181]" office:value-type="float" office:value="0" calcext:value-type="float">
            <text:p>0</text:p>
          </table:table-cell>
          <table:table-cell table:formula="of:=(([.U181]*1.5)+[.V181]+[.W181])*[.T181]" office:value-type="float" office:value="0" calcext:value-type="float">
            <text:p>0</text:p>
          </table:table-cell>
          <table:table-cell table:formula="of:=IF(SUM([.M181:.O181])=1;SUM([.M181:.O181]);FALSE())" office:value-type="percentage" office:value="1" calcext:value-type="percentage">
            <text:p>100,00 %</text:p>
          </table:table-cell>
        </table:table-row>
        <table:table-row table:style-name="ro7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Transitions Numériques</text:p>
          </table:table-cell>
          <table:table-cell table:number-columns-repeated="3"/>
          <table:table-cell table:style-name="ce86"/>
          <table:table-cell table:content-validation-name="val3"/>
          <table:table-cell table:number-columns-repeated="3"/>
          <table:table-cell table:style-name="ce27"/>
          <table:table-cell table:style-name="ce27" table:content-validation-name="val4"/>
          <table:table-cell table:number-columns-repeated="4"/>
          <table:table-cell table:style-name="ce222"/>
          <table:table-cell table:style-name="ce238"/>
          <table:table-cell table:style-name="ce253"/>
          <table:table-cell table:formula="of:=IF([.P182]=0;0;ROUNDUP([.C$173]/[.P182];0))" office:value-type="float" office:value="0" calcext:value-type="float">
            <text:p>0</text:p>
          </table:table-cell>
          <table:table-cell table:formula="of:=[.M182]*[.$J182]" office:value-type="float" office:value="0" calcext:value-type="float">
            <text:p>0,0</text:p>
          </table:table-cell>
          <table:table-cell table:formula="of:=[.N182]*[.$J182]" office:value-type="float" office:value="0" calcext:value-type="float">
            <text:p>0,0</text:p>
          </table:table-cell>
          <table:table-cell table:formula="of:=[.O182]*[.$J182]" office:value-type="float" office:value="0" calcext:value-type="float">
            <text:p>0,0</text:p>
          </table:table-cell>
          <table:table-cell table:formula="of:=([.U182]+[.V182]+[.W182])*[.T182]" office:value-type="float" office:value="0" calcext:value-type="float">
            <text:p>0</text:p>
          </table:table-cell>
          <table:table-cell table:formula="of:=(([.U182]*1.5)+[.V182]+[.W182])*[.T182]" office:value-type="float" office:value="0" calcext:value-type="float">
            <text:p>0</text:p>
          </table:table-cell>
          <table:table-cell table:formula="of:=IF(SUM([.M182:.O182])=1;SUM([.M182:.O182]);FALSE())" office:value-type="percentage" office:value="0" calcext:value-type="percentage">
            <text:p>0,00 %</text:p>
          </table:table-cell>
        </table:table-row>
        <table:table-row table:style-name="ro5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Transitions Numériques</text:p>
          </table:table-cell>
          <table:table-cell office:value-type="string" calcext:value-type="string">
            <text:p>UE 3 : Stage 3-6 mois</text:p>
          </table:table-cell>
          <table:table-cell/>
          <table:table-cell table:formula="of:=[.I183]" office:value-type="float" office:value="16" calcext:value-type="float">
            <text:p>16</text:p>
          </table:table-cell>
          <table:table-cell table:style-name="ce90"/>
          <table:table-cell table:style-name="ce134" table:content-validation-name="val3" office:value-type="string" calcext:value-type="string">
            <text:p>Obligatoire (O)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163"/>
          <table:table-cell table:style-name="ce36"/>
          <table:table-cell table:style-name="ce36" table:content-validation-name="val4" office:value-type="string" calcext:value-type="string">
            <text:p>3h 00</text:p>
          </table:table-cell>
          <table:table-cell table:style-name="ce183" table:number-columns-repeated="3"/>
          <table:table-cell table:style-name="ce209"/>
          <table:table-cell table:style-name="ce222"/>
          <table:table-cell table:style-name="ce238"/>
          <table:table-cell table:style-name="ce253"/>
          <table:table-cell table:formula="of:=IF([.P183]=0;0;ROUNDUP([.C$173]/[.P183];0))" office:value-type="float" office:value="0" calcext:value-type="float">
            <text:p>0</text:p>
          </table:table-cell>
          <table:table-cell table:formula="of:=[.M183]*[.$J183]" office:value-type="float" office:value="0" calcext:value-type="float">
            <text:p>0,0</text:p>
          </table:table-cell>
          <table:table-cell table:formula="of:=[.N183]*[.$J183]" office:value-type="float" office:value="0" calcext:value-type="float">
            <text:p>0,0</text:p>
          </table:table-cell>
          <table:table-cell table:formula="of:=[.O183]*[.$J183]" office:value-type="float" office:value="0" calcext:value-type="float">
            <text:p>0,0</text:p>
          </table:table-cell>
          <table:table-cell table:formula="of:=([.U183]+[.V183]+[.W183])*[.T183]" office:value-type="float" office:value="0" calcext:value-type="float">
            <text:p>0</text:p>
          </table:table-cell>
          <table:table-cell table:formula="of:=(([.U183]*1.5)+[.V183]+[.W183])*[.T183]" office:value-type="float" office:value="0" calcext:value-type="float">
            <text:p>0</text:p>
          </table:table-cell>
          <table:table-cell table:formula="of:=IF(SUM([.M183:.O183])=1;SUM([.M183:.O183]);FALSE())" office:value-type="percentage" office:value="0" calcext:value-type="percentage">
            <text:p>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Percent" style:display-name="Excel Built-in Percent" style:family="table-cell" style:parent-style-name="Default" style:data-style-name="N10"/>
    <style:style style:name="Excel_20_Built-in_20_Accent1" style:display-name="Excel Built-in Accent1" style:family="table-cell" style:parent-style-name="Default">
      <style:table-cell-properties fo:background-color="#5b9bd5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Szoniecky</meta:initial-creator>
    <meta:creation-date>2025-01-17T09:10:50.645523728</meta:creation-date>
    <dc:date>2025-01-17T17:52:36.763186319</dc:date>
    <dc:creator>Samuel Szoniecky</dc:creator>
    <meta:editing-duration>PT8H29M45S</meta:editing-duration>
    <meta:editing-cycles>6</meta:editing-cycles>
    <meta:generator>LibreOffice/24.8.2.1$MacOSX_AARCH64 LibreOffice_project/0f794b6e29741098670a3b95d60478a65d05ef13</meta:generator>
    <meta:document-statistic meta:table-count="1" meta:cell-count="3802" meta:object-count="0"/>
  </office:meta>
</office:document-meta>
</file>